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E" svg:font-family="'Arial CE'" style:font-pitch="variable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6.301cm"/>
    </style:style>
    <style:style style:name="co3" style:family="table-column">
      <style:table-column-properties fo:break-before="auto" style:column-width="5.2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KUPAJ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none" fo:background-color="#c0c0c0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9" style:family="table-cell" style:parent-style-name="Excel_20_Built-in_20_Normal">
      <style:table-cell-properties fo:border-bottom="0.035cm solid #000000" fo:background-color="#ccffcc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Excel_20_Built-in_20_Normal">
      <style:table-cell-properties fo:border-bottom="0.035cm solid #000000" fo:background-color="#ccffcc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T1" style:family="text">
      <style:text-properties style:use-window-font-color="true" style:text-outline="false" style:text-line-through-style="none" style:text-position="0% 100%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KUPAJ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4" table:default-cell-style-name="Excel_20_Built-in_20_Normal"/>
        <table:table-column table:style-name="co3" table:default-cell-style-name="Excel_20_Built-in_20_Normal"/>
        <table:table-column table:style-name="co1" table:number-columns-repeated="1017" table:default-cell-style-name="Excel_20_Built-in_20_Normal"/>
        <table:table-header-rows>
          <table:table-row table:style-name="ro1">
            <table:table-cell table:style-name="ce1" office:value-type="string">
              <text:p>Poštna </text:p>
            </table:table-cell>
            <table:table-cell table:style-name="ce7"/>
            <table:table-cell table:number-columns-repeated="1022"/>
          </table:table-row>
          <table:table-row table:style-name="ro1">
            <table:table-cell table:style-name="ce2" office:value-type="string">
              <text:p>številka</text:p>
            </table:table-cell>
            <table:table-cell table:style-name="ce2" office:value-type="string">
              <text:p>Naziv pošte </text:p>
            </table:table-cell>
            <table:table-cell table:number-columns-repeated="1022"/>
          </table:table-row>
        </table:table-header-rows>
        <table:table-row table:style-name="ro1">
          <table:table-cell table:style-name="ce3" office:value-type="float" office:value="8341">
            <text:p>8341</text:p>
          </table:table-cell>
          <table:table-cell table:style-name="ce8" office:value-type="string">
            <text:p>Adlešič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];&quot;'&quot;;[.B3];&quot;',&quot;;[.A3];&quot;);&quot;)" office:value-type="string" office:string-value="INSERT INTO residences (name, post_number) VALUES ('Adlešiči',8341);">
            <text:p>INSERT INTO residences (name, post_number) VALUES ('Adlešiči',8341);</text:p>
          </table:table-cell>
          <table:table-cell table:number-columns-repeated="1016"/>
        </table:table-row>
        <table:table-row table:style-name="ro1">
          <table:table-cell table:style-name="ce3" office:value-type="float" office:value="5270">
            <text:p>5270</text:p>
          </table:table-cell>
          <table:table-cell table:style-name="ce8" office:value-type="string">
            <text:p>Ajdovšči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];&quot;'&quot;;[.B4];&quot;',&quot;;[.A4];&quot;);&quot;)" office:value-type="string" office:string-value="INSERT INTO residences (name, post_number) VALUES ('Ajdovščina',5270);">
            <text:p>INSERT INTO residences (name, post_number) VALUES ('Ajdovščina',5270);</text:p>
          </table:table-cell>
          <table:table-cell table:number-columns-repeated="1016"/>
        </table:table-row>
        <table:table-row table:style-name="ro1">
          <table:table-cell table:style-name="ce3" office:value-type="float" office:value="6280">
            <text:p>6280</text:p>
          </table:table-cell>
          <table:table-cell table:style-name="ce8" office:value-type="string">
            <text:p>Ankaran - Ancaran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];&quot;'&quot;;[.B5];&quot;',&quot;;[.A5];&quot;);&quot;)" office:value-type="string" office:string-value="INSERT INTO residences (name, post_number) VALUES ('Ankaran - Ancarano',6280);">
            <text:p>INSERT INTO residences (name, post_number) VALUES ('Ankaran - Ancarano',6280);</text:p>
          </table:table-cell>
          <table:table-cell table:number-columns-repeated="1016"/>
        </table:table-row>
        <table:table-row table:style-name="ro1">
          <table:table-cell table:style-name="ce3" office:value-type="float" office:value="9253">
            <text:p>9253</text:p>
          </table:table-cell>
          <table:table-cell table:style-name="ce8" office:value-type="string">
            <text:p>Apa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6];&quot;'&quot;;[.B6];&quot;',&quot;;[.A6];&quot;);&quot;)" office:value-type="string" office:string-value="INSERT INTO residences (name, post_number) VALUES ('Apače',9253);">
            <text:p>INSERT INTO residences (name, post_number) VALUES ('Apače',9253);</text:p>
          </table:table-cell>
          <table:table-cell table:number-columns-repeated="1016"/>
        </table:table-row>
        <table:table-row table:style-name="ro1">
          <table:table-cell table:style-name="ce3" office:value-type="float" office:value="8253">
            <text:p>8253</text:p>
          </table:table-cell>
          <table:table-cell table:style-name="ce8" office:value-type="string">
            <text:p>Arti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7];&quot;'&quot;;[.B7];&quot;',&quot;;[.A7];&quot;);&quot;)" office:value-type="string" office:string-value="INSERT INTO residences (name, post_number) VALUES ('Artiče',8253);">
            <text:p>INSERT INTO residences (name, post_number) VALUES ('Artiče',8253);</text:p>
          </table:table-cell>
          <table:table-cell table:number-columns-repeated="1016"/>
        </table:table-row>
        <table:table-row table:style-name="ro1">
          <table:table-cell table:style-name="ce3" office:value-type="float" office:value="4275">
            <text:p>4275</text:p>
          </table:table-cell>
          <table:table-cell table:style-name="ce8" office:value-type="string">
            <text:p>Begunje na Gorenjskem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8];&quot;'&quot;;[.B8];&quot;',&quot;;[.A8];&quot;);&quot;)" office:value-type="string" office:string-value="INSERT INTO residences (name, post_number) VALUES ('Begunje na Gorenjskem',4275);">
            <text:p>INSERT INTO residences (name, post_number) VALUES ('Begunje na Gorenjskem',4275);</text:p>
          </table:table-cell>
          <table:table-cell table:number-columns-repeated="1016"/>
        </table:table-row>
        <table:table-row table:style-name="ro1">
          <table:table-cell table:style-name="ce3" office:value-type="float" office:value="1382">
            <text:p>1382</text:p>
          </table:table-cell>
          <table:table-cell table:style-name="ce8" office:value-type="string">
            <text:p>Begunje pri Cerkni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9];&quot;'&quot;;[.B9];&quot;',&quot;;[.A9];&quot;);&quot;)" office:value-type="string" office:string-value="INSERT INTO residences (name, post_number) VALUES ('Begunje pri Cerknici',1382);">
            <text:p>INSERT INTO residences (name, post_number) VALUES ('Begunje pri Cerknici',1382);</text:p>
          </table:table-cell>
          <table:table-cell table:number-columns-repeated="1016"/>
        </table:table-row>
        <table:table-row table:style-name="ro1">
          <table:table-cell table:style-name="ce3" office:value-type="float" office:value="9231">
            <text:p>9231</text:p>
          </table:table-cell>
          <table:table-cell table:style-name="ce8" office:value-type="string">
            <text:p>Beltin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0];&quot;'&quot;;[.B10];&quot;',&quot;;[.A10];&quot;);&quot;)" office:value-type="string" office:string-value="INSERT INTO residences (name, post_number) VALUES ('Beltinci',9231);">
            <text:p>INSERT INTO residences (name, post_number) VALUES ('Beltinci',9231);</text:p>
          </table:table-cell>
          <table:table-cell table:number-columns-repeated="1016"/>
        </table:table-row>
        <table:table-row table:style-name="ro1">
          <table:table-cell table:style-name="ce3" office:value-type="float" office:value="2234">
            <text:p>2234</text:p>
          </table:table-cell>
          <table:table-cell table:style-name="ce8" office:value-type="string">
            <text:p>Benedikt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1];&quot;'&quot;;[.B11];&quot;',&quot;;[.A11];&quot;);&quot;)" office:value-type="string" office:string-value="INSERT INTO residences (name, post_number) VALUES ('Benedikt',2234);">
            <text:p>INSERT INTO residences (name, post_number) VALUES ('Benedikt',2234);</text:p>
          </table:table-cell>
          <table:table-cell table:number-columns-repeated="1016"/>
        </table:table-row>
        <table:table-row table:style-name="ro1">
          <table:table-cell table:style-name="ce3" office:value-type="float" office:value="2345">
            <text:p>2345</text:p>
          </table:table-cell>
          <table:table-cell table:style-name="ce8" office:value-type="string">
            <text:p>Bistrica ob Drav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2];&quot;'&quot;;[.B12];&quot;',&quot;;[.A12];&quot;);&quot;)" office:value-type="string" office:string-value="INSERT INTO residences (name, post_number) VALUES ('Bistrica ob Dravi',2345);">
            <text:p>INSERT INTO residences (name, post_number) VALUES ('Bistrica ob Dravi',2345);</text:p>
          </table:table-cell>
          <table:table-cell table:number-columns-repeated="1016"/>
        </table:table-row>
        <table:table-row table:style-name="ro1">
          <table:table-cell table:style-name="ce3" office:value-type="float" office:value="3256">
            <text:p>3256</text:p>
          </table:table-cell>
          <table:table-cell table:style-name="ce8" office:value-type="string">
            <text:p>Bistrica ob Sotl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3];&quot;'&quot;;[.B13];&quot;',&quot;;[.A13];&quot;);&quot;)" office:value-type="string" office:string-value="INSERT INTO residences (name, post_number) VALUES ('Bistrica ob Sotli',3256);">
            <text:p>INSERT INTO residences (name, post_number) VALUES ('Bistrica ob Sotli',3256);</text:p>
          </table:table-cell>
          <table:table-cell table:number-columns-repeated="1016"/>
        </table:table-row>
        <table:table-row table:style-name="ro1">
          <table:table-cell table:style-name="ce3" office:value-type="float" office:value="8259">
            <text:p>8259</text:p>
          </table:table-cell>
          <table:table-cell table:style-name="ce8" office:value-type="string">
            <text:p>Bizeljsk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4];&quot;'&quot;;[.B14];&quot;',&quot;;[.A14];&quot;);&quot;)" office:value-type="string" office:string-value="INSERT INTO residences (name, post_number) VALUES ('Bizeljsko',8259);">
            <text:p>INSERT INTO residences (name, post_number) VALUES ('Bizeljsko',8259);</text:p>
          </table:table-cell>
          <table:table-cell table:number-columns-repeated="1016"/>
        </table:table-row>
        <table:table-row table:style-name="ro1">
          <table:table-cell table:style-name="ce3" office:value-type="float" office:value="1223">
            <text:p>1223</text:p>
          </table:table-cell>
          <table:table-cell table:style-name="ce8" office:value-type="string">
            <text:p>Blagov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5];&quot;'&quot;;[.B15];&quot;',&quot;;[.A15];&quot;);&quot;)" office:value-type="string" office:string-value="INSERT INTO residences (name, post_number) VALUES ('Blagovica',1223);">
            <text:p>INSERT INTO residences (name, post_number) VALUES ('Blagovica',1223);</text:p>
          </table:table-cell>
          <table:table-cell table:number-columns-repeated="1016"/>
        </table:table-row>
        <table:table-row table:style-name="ro1">
          <table:table-cell table:style-name="ce3" office:value-type="float" office:value="8283">
            <text:p>8283</text:p>
          </table:table-cell>
          <table:table-cell table:style-name="ce8" office:value-type="string">
            <text:p>Blan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6];&quot;'&quot;;[.B16];&quot;',&quot;;[.A16];&quot;);&quot;)" office:value-type="string" office:string-value="INSERT INTO residences (name, post_number) VALUES ('Blanca',8283);">
            <text:p>INSERT INTO residences (name, post_number) VALUES ('Blanca',8283);</text:p>
          </table:table-cell>
          <table:table-cell table:number-columns-repeated="1016"/>
        </table:table-row>
        <table:table-row table:style-name="ro1">
          <table:table-cell table:style-name="ce3" office:value-type="float" office:value="4260">
            <text:p>4260</text:p>
          </table:table-cell>
          <table:table-cell table:style-name="ce8" office:value-type="string">
            <text:p>Bled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7];&quot;'&quot;;[.B17];&quot;',&quot;;[.A17];&quot;);&quot;)" office:value-type="string" office:string-value="INSERT INTO residences (name, post_number) VALUES ('Bled',4260);">
            <text:p>INSERT INTO residences (name, post_number) VALUES ('Bled',4260);</text:p>
          </table:table-cell>
          <table:table-cell table:number-columns-repeated="1016"/>
        </table:table-row>
        <table:table-row table:style-name="ro1">
          <table:table-cell table:style-name="ce3" office:value-type="float" office:value="4273">
            <text:p>4273</text:p>
          </table:table-cell>
          <table:table-cell table:style-name="ce8" office:value-type="string">
            <text:p>Blejska Dobra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8];&quot;'&quot;;[.B18];&quot;',&quot;;[.A18];&quot;);&quot;)" office:value-type="string" office:string-value="INSERT INTO residences (name, post_number) VALUES ('Blejska Dobrava',4273);">
            <text:p>INSERT INTO residences (name, post_number) VALUES ('Blejska Dobrava',4273);</text:p>
          </table:table-cell>
          <table:table-cell table:number-columns-repeated="1016"/>
        </table:table-row>
        <table:table-row table:style-name="ro1">
          <table:table-cell table:style-name="ce3" office:value-type="float" office:value="9265">
            <text:p>9265</text:p>
          </table:table-cell>
          <table:table-cell table:style-name="ce8" office:value-type="string">
            <text:p>Bodon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9];&quot;'&quot;;[.B19];&quot;',&quot;;[.A19];&quot;);&quot;)" office:value-type="string" office:string-value="INSERT INTO residences (name, post_number) VALUES ('Bodonci',9265);">
            <text:p>INSERT INTO residences (name, post_number) VALUES ('Bodonci',9265);</text:p>
          </table:table-cell>
          <table:table-cell table:number-columns-repeated="1016"/>
        </table:table-row>
        <table:table-row table:style-name="ro1">
          <table:table-cell table:style-name="ce3" office:value-type="float" office:value="9222">
            <text:p>9222</text:p>
          </table:table-cell>
          <table:table-cell table:style-name="ce8" office:value-type="string">
            <text:p>Bogoji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0];&quot;'&quot;;[.B20];&quot;',&quot;;[.A20];&quot;);&quot;)" office:value-type="string" office:string-value="INSERT INTO residences (name, post_number) VALUES ('Bogojina',9222);">
            <text:p>INSERT INTO residences (name, post_number) VALUES ('Bogojina',9222);</text:p>
          </table:table-cell>
          <table:table-cell table:number-columns-repeated="1016"/>
        </table:table-row>
        <table:table-row table:style-name="ro1">
          <table:table-cell table:style-name="ce3" office:value-type="float" office:value="4263">
            <text:p>4263</text:p>
          </table:table-cell>
          <table:table-cell table:style-name="ce8" office:value-type="string">
            <text:p>Bohinjska Bel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1];&quot;'&quot;;[.B21];&quot;',&quot;;[.A21];&quot;);&quot;)" office:value-type="string" office:string-value="INSERT INTO residences (name, post_number) VALUES ('Bohinjska Bela',4263);">
            <text:p>INSERT INTO residences (name, post_number) VALUES ('Bohinjska Bela',4263);</text:p>
          </table:table-cell>
          <table:table-cell table:number-columns-repeated="1016"/>
        </table:table-row>
        <table:table-row table:style-name="ro1">
          <table:table-cell table:style-name="ce3" office:value-type="float" office:value="4264">
            <text:p>4264</text:p>
          </table:table-cell>
          <table:table-cell table:style-name="ce8" office:value-type="string">
            <text:p>Bohinjska Bistr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2];&quot;'&quot;;[.B22];&quot;',&quot;;[.A22];&quot;);&quot;)" office:value-type="string" office:string-value="INSERT INTO residences (name, post_number) VALUES ('Bohinjska Bistrica',4264);">
            <text:p>INSERT INTO residences (name, post_number) VALUES ('Bohinjska Bistrica',4264);</text:p>
          </table:table-cell>
          <table:table-cell table:number-columns-repeated="1016"/>
        </table:table-row>
        <table:table-row table:style-name="ro1">
          <table:table-cell table:style-name="ce3" office:value-type="float" office:value="4265">
            <text:p>4265</text:p>
          </table:table-cell>
          <table:table-cell table:style-name="ce8" office:value-type="string">
            <text:p>Bohinjsko jezer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3];&quot;'&quot;;[.B23];&quot;',&quot;;[.A23];&quot;);&quot;)" office:value-type="string" office:string-value="INSERT INTO residences (name, post_number) VALUES ('Bohinjsko jezero',4265);">
            <text:p>INSERT INTO residences (name, post_number) VALUES ('Bohinjsko jezero',4265);</text:p>
          </table:table-cell>
          <table:table-cell table:number-columns-repeated="1016"/>
        </table:table-row>
        <table:table-row table:style-name="ro1">
          <table:table-cell table:style-name="ce3" office:value-type="float" office:value="1353">
            <text:p>1353</text:p>
          </table:table-cell>
          <table:table-cell table:style-name="ce8" office:value-type="string">
            <text:p>Borov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4];&quot;'&quot;;[.B24];&quot;',&quot;;[.A24];&quot;);&quot;)" office:value-type="string" office:string-value="INSERT INTO residences (name, post_number) VALUES ('Borovnica',1353);">
            <text:p>INSERT INTO residences (name, post_number) VALUES ('Borovnica',1353);</text:p>
          </table:table-cell>
          <table:table-cell table:number-columns-repeated="1016"/>
        </table:table-row>
        <table:table-row table:style-name="ro1">
          <table:table-cell table:style-name="ce3" office:value-type="float" office:value="8294">
            <text:p>8294</text:p>
          </table:table-cell>
          <table:table-cell table:style-name="ce8" office:value-type="string">
            <text:p>Boštanj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5];&quot;'&quot;;[.B25];&quot;',&quot;;[.A25];&quot;);&quot;)" office:value-type="string" office:string-value="INSERT INTO residences (name, post_number) VALUES ('Boštanj',8294);">
            <text:p>INSERT INTO residences (name, post_number) VALUES ('Boštanj',8294);</text:p>
          </table:table-cell>
          <table:table-cell table:number-columns-repeated="1016"/>
        </table:table-row>
        <table:table-row table:style-name="ro1">
          <table:table-cell table:style-name="ce3" office:value-type="float" office:value="5230">
            <text:p>5230</text:p>
          </table:table-cell>
          <table:table-cell table:style-name="ce8" office:value-type="string">
            <text:p>Bovec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6];&quot;'&quot;;[.B26];&quot;',&quot;;[.A26];&quot;);&quot;)" office:value-type="string" office:string-value="INSERT INTO residences (name, post_number) VALUES ('Bovec',5230);">
            <text:p>INSERT INTO residences (name, post_number) VALUES ('Bovec',5230);</text:p>
          </table:table-cell>
          <table:table-cell table:number-columns-repeated="1016"/>
        </table:table-row>
        <table:table-row table:style-name="ro1">
          <table:table-cell table:style-name="ce3" office:value-type="float" office:value="5295">
            <text:p>5295</text:p>
          </table:table-cell>
          <table:table-cell table:style-name="ce8" office:value-type="string">
            <text:p>Brani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7];&quot;'&quot;;[.B27];&quot;',&quot;;[.A27];&quot;);&quot;)" office:value-type="string" office:string-value="INSERT INTO residences (name, post_number) VALUES ('Branik',5295);">
            <text:p>INSERT INTO residences (name, post_number) VALUES ('Branik',5295);</text:p>
          </table:table-cell>
          <table:table-cell table:number-columns-repeated="1016"/>
        </table:table-row>
        <table:table-row table:style-name="ro1">
          <table:table-cell table:style-name="ce3" office:value-type="float" office:value="3314">
            <text:p>3314</text:p>
          </table:table-cell>
          <table:table-cell table:style-name="ce8" office:value-type="string">
            <text:p>Braslov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8];&quot;'&quot;;[.B28];&quot;',&quot;;[.A28];&quot;);&quot;)" office:value-type="string" office:string-value="INSERT INTO residences (name, post_number) VALUES ('Braslovče',3314);">
            <text:p>INSERT INTO residences (name, post_number) VALUES ('Braslovče',3314);</text:p>
          </table:table-cell>
          <table:table-cell table:number-columns-repeated="1016"/>
        </table:table-row>
        <table:table-row table:style-name="ro1">
          <table:table-cell table:style-name="ce3" office:value-type="float" office:value="5223">
            <text:p>5223</text:p>
          </table:table-cell>
          <table:table-cell table:style-name="ce8" office:value-type="string">
            <text:p>Breginj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9];&quot;'&quot;;[.B29];&quot;',&quot;;[.A29];&quot;);&quot;)" office:value-type="string" office:string-value="INSERT INTO residences (name, post_number) VALUES ('Breginj',5223);">
            <text:p>INSERT INTO residences (name, post_number) VALUES ('Breginj',5223);</text:p>
          </table:table-cell>
          <table:table-cell table:number-columns-repeated="1016"/>
        </table:table-row>
        <table:table-row table:style-name="ro1">
          <table:table-cell table:style-name="ce3" office:value-type="float" office:value="8280">
            <text:p>8280</text:p>
          </table:table-cell>
          <table:table-cell table:style-name="ce8" office:value-type="string">
            <text:p>Bresta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0];&quot;'&quot;;[.B30];&quot;',&quot;;[.A30];&quot;);&quot;)" office:value-type="string" office:string-value="INSERT INTO residences (name, post_number) VALUES ('Brestanica',8280);">
            <text:p>INSERT INTO residences (name, post_number) VALUES ('Brestanica',8280);</text:p>
          </table:table-cell>
          <table:table-cell table:number-columns-repeated="1016"/>
        </table:table-row>
        <table:table-row table:style-name="ro1">
          <table:table-cell table:style-name="ce3" office:value-type="float" office:value="2354">
            <text:p>2354</text:p>
          </table:table-cell>
          <table:table-cell table:style-name="ce8" office:value-type="string">
            <text:p>Brester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1];&quot;'&quot;;[.B31];&quot;',&quot;;[.A31];&quot;);&quot;)" office:value-type="string" office:string-value="INSERT INTO residences (name, post_number) VALUES ('Bresternica',2354);">
            <text:p>INSERT INTO residences (name, post_number) VALUES ('Bresternica',2354);</text:p>
          </table:table-cell>
          <table:table-cell table:number-columns-repeated="1016"/>
        </table:table-row>
        <table:table-row table:style-name="ro1">
          <table:table-cell table:style-name="ce3" office:value-type="float" office:value="4243">
            <text:p>4243</text:p>
          </table:table-cell>
          <table:table-cell table:style-name="ce8" office:value-type="string">
            <text:p>Brez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2];&quot;'&quot;;[.B32];&quot;',&quot;;[.A32];&quot;);&quot;)" office:value-type="string" office:string-value="INSERT INTO residences (name, post_number) VALUES ('Brezje',4243);">
            <text:p>INSERT INTO residences (name, post_number) VALUES ('Brezje',4243);</text:p>
          </table:table-cell>
          <table:table-cell table:number-columns-repeated="1016"/>
        </table:table-row>
        <table:table-row table:style-name="ro1">
          <table:table-cell table:style-name="ce3" office:value-type="float" office:value="1351">
            <text:p>1351</text:p>
          </table:table-cell>
          <table:table-cell table:style-name="ce8" office:value-type="string">
            <text:p>Brezovica pri Ljubljan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3];&quot;'&quot;;[.B33];&quot;',&quot;;[.A33];&quot;);&quot;)" office:value-type="string" office:string-value="INSERT INTO residences (name, post_number) VALUES ('Brezovica pri Ljubljani',1351);">
            <text:p>INSERT INTO residences (name, post_number) VALUES ('Brezovica pri Ljubljani',1351);</text:p>
          </table:table-cell>
          <table:table-cell table:number-columns-repeated="1016"/>
        </table:table-row>
        <table:table-row table:style-name="ro1">
          <table:table-cell table:style-name="ce3" office:value-type="float" office:value="8250">
            <text:p>8250</text:p>
          </table:table-cell>
          <table:table-cell table:style-name="ce8" office:value-type="string">
            <text:p>Brežic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4];&quot;'&quot;;[.B34];&quot;',&quot;;[.A34];&quot;);&quot;)" office:value-type="string" office:string-value="INSERT INTO residences (name, post_number) VALUES ('Brežice',8250);">
            <text:p>INSERT INTO residences (name, post_number) VALUES ('Brežice',8250);</text:p>
          </table:table-cell>
          <table:table-cell table:number-columns-repeated="1016"/>
        </table:table-row>
        <table:table-row table:style-name="ro1">
          <table:table-cell table:style-name="ce3" office:value-type="float" office:value="4210">
            <text:p>4210</text:p>
          </table:table-cell>
          <table:table-cell table:style-name="ce8" office:value-type="string">
            <text:p>Brnik - aerodrom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5];&quot;'&quot;;[.B35];&quot;',&quot;;[.A35];&quot;);&quot;)" office:value-type="string" office:string-value="INSERT INTO residences (name, post_number) VALUES ('Brnik - aerodrom',4210);">
            <text:p>INSERT INTO residences (name, post_number) VALUES ('Brnik - aerodrom',4210);</text:p>
          </table:table-cell>
          <table:table-cell table:number-columns-repeated="1016"/>
        </table:table-row>
        <table:table-row table:style-name="ro1">
          <table:table-cell table:style-name="ce3" office:value-type="float" office:value="8321">
            <text:p>8321</text:p>
          </table:table-cell>
          <table:table-cell table:style-name="ce8" office:value-type="string">
            <text:p>Brusnic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6];&quot;'&quot;;[.B36];&quot;',&quot;;[.A36];&quot;);&quot;)" office:value-type="string" office:string-value="INSERT INTO residences (name, post_number) VALUES ('Brusnice',8321);">
            <text:p>INSERT INTO residences (name, post_number) VALUES ('Brusnice',8321);</text:p>
          </table:table-cell>
          <table:table-cell table:number-columns-repeated="1016"/>
        </table:table-row>
        <table:table-row table:style-name="ro1">
          <table:table-cell table:style-name="ce3" office:value-type="float" office:value="3255">
            <text:p>3255</text:p>
          </table:table-cell>
          <table:table-cell table:style-name="ce8" office:value-type="string">
            <text:p>Bu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7];&quot;'&quot;;[.B37];&quot;',&quot;;[.A37];&quot;);&quot;)" office:value-type="string" office:string-value="INSERT INTO residences (name, post_number) VALUES ('Buče',3255);">
            <text:p>INSERT INTO residences (name, post_number) VALUES ('Buče',3255);</text:p>
          </table:table-cell>
          <table:table-cell table:number-columns-repeated="1016"/>
        </table:table-row>
        <table:table-row table:style-name="ro1">
          <table:table-cell table:style-name="ce3" office:value-type="float" office:value="8276">
            <text:p>8276</text:p>
          </table:table-cell>
          <table:table-cell table:style-name="ce8" office:value-type="string">
            <text:p>Bučka 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8];&quot;'&quot;;[.B38];&quot;',&quot;;[.A38];&quot;);&quot;)" office:value-type="string" office:string-value="INSERT INTO residences (name, post_number) VALUES ('Bučka ',8276);">
            <text:p>INSERT INTO residences (name, post_number) VALUES ('Bučka ',8276);</text:p>
          </table:table-cell>
          <table:table-cell table:number-columns-repeated="1016"/>
        </table:table-row>
        <table:table-row table:style-name="ro1">
          <table:table-cell table:style-name="ce3" office:value-type="float" office:value="9261">
            <text:p>9261</text:p>
          </table:table-cell>
          <table:table-cell table:style-name="ce8" office:value-type="string">
            <text:p>Canko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9];&quot;'&quot;;[.B39];&quot;',&quot;;[.A39];&quot;);&quot;)" office:value-type="string" office:string-value="INSERT INTO residences (name, post_number) VALUES ('Cankova',9261);">
            <text:p>INSERT INTO residences (name, post_number) VALUES ('Cankova',9261);</text:p>
          </table:table-cell>
          <table:table-cell table:number-columns-repeated="1016"/>
        </table:table-row>
        <table:table-row table:style-name="ro1">
          <table:table-cell table:style-name="ce3" office:value-type="float" office:value="3000">
            <text:p>3000</text:p>
          </table:table-cell>
          <table:table-cell table:style-name="ce8" office:value-type="string">
            <text:p>Celje - dosta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0];&quot;'&quot;;[.B40];&quot;',&quot;;[.A40];&quot;);&quot;)" office:value-type="string" office:string-value="INSERT INTO residences (name, post_number) VALUES ('Celje - dostava',3000);">
            <text:p>INSERT INTO residences (name, post_number) VALUES ('Celje - dostava',3000);</text:p>
          </table:table-cell>
          <table:table-cell table:number-columns-repeated="1016"/>
        </table:table-row>
        <table:table-row table:style-name="ro1">
          <table:table-cell table:style-name="ce3" office:value-type="float" office:value="3001">
            <text:p>3001</text:p>
          </table:table-cell>
          <table:table-cell table:style-name="ce8" office:value-type="string">
            <text:p>Celje - poštni predal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1];&quot;'&quot;;[.B41];&quot;',&quot;;[.A41];&quot;);&quot;)" office:value-type="string" office:string-value="INSERT INTO residences (name, post_number) VALUES ('Celje - poštni predali',3001);">
            <text:p>INSERT INTO residences (name, post_number) VALUES ('Celje - poštni predali',3001);</text:p>
          </table:table-cell>
          <table:table-cell table:number-columns-repeated="1016"/>
        </table:table-row>
        <table:table-row table:style-name="ro1">
          <table:table-cell table:style-name="ce4" office:value-type="float" office:value="3502">
            <text:p>3502</text:p>
          </table:table-cell>
          <table:table-cell table:style-name="ce9" office:value-type="string">
            <text:p>Cel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2];&quot;'&quot;;[.B42];&quot;',&quot;;[.A42];&quot;);&quot;)" office:value-type="string" office:string-value="INSERT INTO residences (name, post_number) VALUES ('Celje',3502);">
            <text:p>INSERT INTO residences (name, post_number) VALUES ('Celje',3502);</text:p>
          </table:table-cell>
          <table:table-cell table:number-columns-repeated="1016"/>
        </table:table-row>
        <table:table-row table:style-name="ro1">
          <table:table-cell table:style-name="ce4" office:value-type="float" office:value="3505">
            <text:p>3505</text:p>
          </table:table-cell>
          <table:table-cell table:style-name="ce9" office:value-type="string">
            <text:p>Cel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3];&quot;'&quot;;[.B43];&quot;',&quot;;[.A43];&quot;);&quot;)" office:value-type="string" office:string-value="INSERT INTO residences (name, post_number) VALUES ('Celje',3505);">
            <text:p>INSERT INTO residences (name, post_number) VALUES ('Celje',3505);</text:p>
          </table:table-cell>
          <table:table-cell table:number-columns-repeated="1016"/>
        </table:table-row>
        <table:table-row table:style-name="ro1">
          <table:table-cell table:style-name="ce4" office:value-type="float" office:value="3600">
            <text:p>3600</text:p>
          </table:table-cell>
          <table:table-cell table:style-name="ce9" office:value-type="string">
            <text:p>Cel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4];&quot;'&quot;;[.B44];&quot;',&quot;;[.A44];&quot;);&quot;)" office:value-type="string" office:string-value="INSERT INTO residences (name, post_number) VALUES ('Celje',3600);">
            <text:p>INSERT INTO residences (name, post_number) VALUES ('Celje',3600);</text:p>
          </table:table-cell>
          <table:table-cell table:number-columns-repeated="1016"/>
        </table:table-row>
        <table:table-row table:style-name="ro1">
          <table:table-cell table:style-name="ce3" office:value-type="float" office:value="4207">
            <text:p>4207</text:p>
          </table:table-cell>
          <table:table-cell table:style-name="ce8" office:value-type="string">
            <text:p>Cerklje na Gorenjskem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5];&quot;'&quot;;[.B45];&quot;',&quot;;[.A45];&quot;);&quot;)" office:value-type="string" office:string-value="INSERT INTO residences (name, post_number) VALUES ('Cerklje na Gorenjskem',4207);">
            <text:p>INSERT INTO residences (name, post_number) VALUES ('Cerklje na Gorenjskem',4207);</text:p>
          </table:table-cell>
          <table:table-cell table:number-columns-repeated="1016"/>
        </table:table-row>
        <table:table-row table:style-name="ro1">
          <table:table-cell table:style-name="ce3" office:value-type="float" office:value="8263">
            <text:p>8263</text:p>
          </table:table-cell>
          <table:table-cell table:style-name="ce8" office:value-type="string">
            <text:p>Cerklje ob Krk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6];&quot;'&quot;;[.B46];&quot;',&quot;;[.A46];&quot;);&quot;)" office:value-type="string" office:string-value="INSERT INTO residences (name, post_number) VALUES ('Cerklje ob Krki',8263);">
            <text:p>INSERT INTO residences (name, post_number) VALUES ('Cerklje ob Krki',8263);</text:p>
          </table:table-cell>
          <table:table-cell table:number-columns-repeated="1016"/>
        </table:table-row>
        <table:table-row table:style-name="ro1">
          <table:table-cell table:style-name="ce3" office:value-type="float" office:value="1380">
            <text:p>1380</text:p>
          </table:table-cell>
          <table:table-cell table:style-name="ce8" office:value-type="string">
            <text:p>Cerk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7];&quot;'&quot;;[.B47];&quot;',&quot;;[.A47];&quot;);&quot;)" office:value-type="string" office:string-value="INSERT INTO residences (name, post_number) VALUES ('Cerknica',1380);">
            <text:p>INSERT INTO residences (name, post_number) VALUES ('Cerknica',1380);</text:p>
          </table:table-cell>
          <table:table-cell table:number-columns-repeated="1016"/>
        </table:table-row>
        <table:table-row table:style-name="ro1">
          <table:table-cell table:style-name="ce3" office:value-type="float" office:value="5282">
            <text:p>5282</text:p>
          </table:table-cell>
          <table:table-cell table:style-name="ce8" office:value-type="string">
            <text:p>Cerkn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8];&quot;'&quot;;[.B48];&quot;',&quot;;[.A48];&quot;);&quot;)" office:value-type="string" office:string-value="INSERT INTO residences (name, post_number) VALUES ('Cerkno',5282);">
            <text:p>INSERT INTO residences (name, post_number) VALUES ('Cerkno',5282);</text:p>
          </table:table-cell>
          <table:table-cell table:number-columns-repeated="1016"/>
        </table:table-row>
        <table:table-row table:style-name="ro1">
          <table:table-cell table:style-name="ce3" office:value-type="float" office:value="2236">
            <text:p>2236</text:p>
          </table:table-cell>
          <table:table-cell table:style-name="ce8" office:value-type="string">
            <text:p>Cerkvenja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9];&quot;'&quot;;[.B49];&quot;',&quot;;[.A49];&quot;);&quot;)" office:value-type="string" office:string-value="INSERT INTO residences (name, post_number) VALUES ('Cerkvenjak',2236);">
            <text:p>INSERT INTO residences (name, post_number) VALUES ('Cerkvenjak',2236);</text:p>
          </table:table-cell>
          <table:table-cell table:number-columns-repeated="1016"/>
        </table:table-row>
        <table:table-row table:style-name="ro1">
          <table:table-cell table:style-name="ce3" office:value-type="float" office:value="2215">
            <text:p>2215</text:p>
          </table:table-cell>
          <table:table-cell table:style-name="ce8" office:value-type="string">
            <text:p>Cerša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0];&quot;'&quot;;[.B50];&quot;',&quot;;[.A50];&quot;);&quot;)" office:value-type="string" office:string-value="INSERT INTO residences (name, post_number) VALUES ('Ceršak',2215);">
            <text:p>INSERT INTO residences (name, post_number) VALUES ('Ceršak',2215);</text:p>
          </table:table-cell>
          <table:table-cell table:number-columns-repeated="1016"/>
        </table:table-row>
        <table:table-row table:style-name="ro1">
          <table:table-cell table:style-name="ce3" office:value-type="float" office:value="2326">
            <text:p>2326</text:p>
          </table:table-cell>
          <table:table-cell table:style-name="ce8" office:value-type="string">
            <text:p>Cirkovc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1];&quot;'&quot;;[.B51];&quot;',&quot;;[.A51];&quot;);&quot;)" office:value-type="string" office:string-value="INSERT INTO residences (name, post_number) VALUES ('Cirkovce',2326);">
            <text:p>INSERT INTO residences (name, post_number) VALUES ('Cirkovce',2326);</text:p>
          </table:table-cell>
          <table:table-cell table:number-columns-repeated="1016"/>
        </table:table-row>
        <table:table-row table:style-name="ro1">
          <table:table-cell table:style-name="ce3" office:value-type="float" office:value="2282">
            <text:p>2282</text:p>
          </table:table-cell>
          <table:table-cell table:style-name="ce8" office:value-type="string">
            <text:p>Cirkulan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2];&quot;'&quot;;[.B52];&quot;',&quot;;[.A52];&quot;);&quot;)" office:value-type="string" office:string-value="INSERT INTO residences (name, post_number) VALUES ('Cirkulane',2282);">
            <text:p>INSERT INTO residences (name, post_number) VALUES ('Cirkulane',2282);</text:p>
          </table:table-cell>
          <table:table-cell table:number-columns-repeated="1016"/>
        </table:table-row>
        <table:table-row table:style-name="ro1">
          <table:table-cell table:style-name="ce3" office:value-type="float" office:value="5273">
            <text:p>5273</text:p>
          </table:table-cell>
          <table:table-cell table:style-name="ce8" office:value-type="string">
            <text:p>Col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3];&quot;'&quot;;[.B53];&quot;',&quot;;[.A53];&quot;);&quot;)" office:value-type="string" office:string-value="INSERT INTO residences (name, post_number) VALUES ('Col',5273);">
            <text:p>INSERT INTO residences (name, post_number) VALUES ('Col',5273);</text:p>
          </table:table-cell>
          <table:table-cell table:number-columns-repeated="1016"/>
        </table:table-row>
        <table:table-row table:style-name="ro1">
          <table:table-cell table:style-name="ce3" office:value-type="float" office:value="8251">
            <text:p>8251</text:p>
          </table:table-cell>
          <table:table-cell table:style-name="ce8" office:value-type="string">
            <text:p>Čatež ob Sav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4];&quot;'&quot;;[.B54];&quot;',&quot;;[.A54];&quot;);&quot;)" office:value-type="string" office:string-value="INSERT INTO residences (name, post_number) VALUES ('Čatež ob Savi',8251);">
            <text:p>INSERT INTO residences (name, post_number) VALUES ('Čatež ob Savi',8251);</text:p>
          </table:table-cell>
          <table:table-cell table:number-columns-repeated="1016"/>
        </table:table-row>
        <table:table-row table:style-name="ro1">
          <table:table-cell table:style-name="ce3" office:value-type="float" office:value="1413">
            <text:p>1413</text:p>
          </table:table-cell>
          <table:table-cell table:style-name="ce8" office:value-type="string">
            <text:p>Čemšeni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5];&quot;'&quot;;[.B55];&quot;',&quot;;[.A55];&quot;);&quot;)" office:value-type="string" office:string-value="INSERT INTO residences (name, post_number) VALUES ('Čemšenik',1413);">
            <text:p>INSERT INTO residences (name, post_number) VALUES ('Čemšenik',1413);</text:p>
          </table:table-cell>
          <table:table-cell table:number-columns-repeated="1016"/>
        </table:table-row>
        <table:table-row table:style-name="ro1">
          <table:table-cell table:style-name="ce3" office:value-type="float" office:value="5253">
            <text:p>5253</text:p>
          </table:table-cell>
          <table:table-cell table:style-name="ce8" office:value-type="string">
            <text:p>Čepovan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6];&quot;'&quot;;[.B56];&quot;',&quot;;[.A56];&quot;);&quot;)" office:value-type="string" office:string-value="INSERT INTO residences (name, post_number) VALUES ('Čepovan',5253);">
            <text:p>INSERT INTO residences (name, post_number) VALUES ('Čepovan',5253);</text:p>
          </table:table-cell>
          <table:table-cell table:number-columns-repeated="1016"/>
        </table:table-row>
        <table:table-row table:style-name="ro1">
          <table:table-cell table:style-name="ce3" office:value-type="float" office:value="9232">
            <text:p>9232</text:p>
          </table:table-cell>
          <table:table-cell table:style-name="ce8" office:value-type="string">
            <text:p>Črenšov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7];&quot;'&quot;;[.B57];&quot;',&quot;;[.A57];&quot;);&quot;)" office:value-type="string" office:string-value="INSERT INTO residences (name, post_number) VALUES ('Črenšovci',9232);">
            <text:p>INSERT INTO residences (name, post_number) VALUES ('Črenšovci',9232);</text:p>
          </table:table-cell>
          <table:table-cell table:number-columns-repeated="1016"/>
        </table:table-row>
        <table:table-row table:style-name="ro1">
          <table:table-cell table:style-name="ce3" office:value-type="float" office:value="2393">
            <text:p>2393</text:p>
          </table:table-cell>
          <table:table-cell table:style-name="ce8" office:value-type="string">
            <text:p>Črna na Koroškem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8];&quot;'&quot;;[.B58];&quot;',&quot;;[.A58];&quot;);&quot;)" office:value-type="string" office:string-value="INSERT INTO residences (name, post_number) VALUES ('Črna na Koroškem',2393);">
            <text:p>INSERT INTO residences (name, post_number) VALUES ('Črna na Koroškem',2393);</text:p>
          </table:table-cell>
          <table:table-cell table:number-columns-repeated="1016"/>
        </table:table-row>
        <table:table-row table:style-name="ro1">
          <table:table-cell table:style-name="ce3" office:value-type="float" office:value="6275">
            <text:p>6275</text:p>
          </table:table-cell>
          <table:table-cell table:style-name="ce8" office:value-type="string">
            <text:p>Črni Kal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9];&quot;'&quot;;[.B59];&quot;',&quot;;[.A59];&quot;);&quot;)" office:value-type="string" office:string-value="INSERT INTO residences (name, post_number) VALUES ('Črni Kal',6275);">
            <text:p>INSERT INTO residences (name, post_number) VALUES ('Črni Kal',6275);</text:p>
          </table:table-cell>
          <table:table-cell table:number-columns-repeated="1016"/>
        </table:table-row>
        <table:table-row table:style-name="ro1">
          <table:table-cell table:style-name="ce3" office:value-type="float" office:value="5274">
            <text:p>5274</text:p>
          </table:table-cell>
          <table:table-cell table:style-name="ce8" office:value-type="string">
            <text:p>Črni Vrh nad Idrij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60];&quot;'&quot;;[.B60];&quot;',&quot;;[.A60];&quot;);&quot;)" office:value-type="string" office:string-value="INSERT INTO residences (name, post_number) VALUES ('Črni Vrh nad Idrijo',5274);">
            <text:p>INSERT INTO residences (name, post_number) VALUES ('Črni Vrh nad Idrijo',5274);</text:p>
          </table:table-cell>
          <table:table-cell table:number-columns-repeated="1016"/>
        </table:table-row>
        <table:table-row table:style-name="ro1">
          <table:table-cell table:style-name="ce3" office:value-type="float" office:value="5262">
            <text:p>5262</text:p>
          </table:table-cell>
          <table:table-cell table:style-name="ce8" office:value-type="string">
            <text:p>Črni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61];&quot;'&quot;;[.B61];&quot;',&quot;;[.A61];&quot;);&quot;)" office:value-type="string" office:string-value="INSERT INTO residences (name, post_number) VALUES ('Črniče',5262);">
            <text:p>INSERT INTO residences (name, post_number) VALUES ('Črniče',5262);</text:p>
          </table:table-cell>
          <table:table-cell table:number-columns-repeated="1016"/>
        </table:table-row>
        <table:table-row table:style-name="ro1">
          <table:table-cell table:style-name="ce3" office:value-type="float" office:value="8340">
            <text:p>8340</text:p>
          </table:table-cell>
          <table:table-cell table:style-name="ce8" office:value-type="string">
            <text:p>Črnomelj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62];&quot;'&quot;;[.B62];&quot;',&quot;;[.A62];&quot;);&quot;)" office:value-type="string" office:string-value="INSERT INTO residences (name, post_number) VALUES ('Črnomelj',8340);">
            <text:p>INSERT INTO residences (name, post_number) VALUES ('Črnomelj',8340);</text:p>
          </table:table-cell>
          <table:table-cell table:number-columns-repeated="1016"/>
        </table:table-row>
        <table:table-row table:style-name="ro1">
          <table:table-cell table:style-name="ce3" office:value-type="float" office:value="6271">
            <text:p>6271</text:p>
          </table:table-cell>
          <table:table-cell table:style-name="ce8" office:value-type="string">
            <text:p>Dekan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63];&quot;'&quot;;[.B63];&quot;',&quot;;[.A63];&quot;);&quot;)" office:value-type="string" office:string-value="INSERT INTO residences (name, post_number) VALUES ('Dekani',6271);">
            <text:p>INSERT INTO residences (name, post_number) VALUES ('Dekani',6271);</text:p>
          </table:table-cell>
          <table:table-cell table:number-columns-repeated="1016"/>
        </table:table-row>
        <table:table-row table:style-name="ro1">
          <table:table-cell table:style-name="ce3" office:value-type="float" office:value="5210">
            <text:p>5210</text:p>
          </table:table-cell>
          <table:table-cell table:style-name="ce8" office:value-type="string">
            <text:p>Deskl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64];&quot;'&quot;;[.B64];&quot;',&quot;;[.A64];&quot;);&quot;)" office:value-type="string" office:string-value="INSERT INTO residences (name, post_number) VALUES ('Deskle',5210);">
            <text:p>INSERT INTO residences (name, post_number) VALUES ('Deskle',5210);</text:p>
          </table:table-cell>
          <table:table-cell table:number-columns-repeated="1016"/>
        </table:table-row>
        <table:table-row table:style-name="ro1">
          <table:table-cell table:style-name="ce3" office:value-type="float" office:value="2253">
            <text:p>2253</text:p>
          </table:table-cell>
          <table:table-cell table:style-name="ce8" office:value-type="string">
            <text:p>Destrni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65];&quot;'&quot;;[.B65];&quot;',&quot;;[.A65];&quot;);&quot;)" office:value-type="string" office:string-value="INSERT INTO residences (name, post_number) VALUES ('Destrnik',2253);">
            <text:p>INSERT INTO residences (name, post_number) VALUES ('Destrnik',2253);</text:p>
          </table:table-cell>
          <table:table-cell table:number-columns-repeated="1016"/>
        </table:table-row>
        <table:table-row table:style-name="ro1">
          <table:table-cell table:style-name="ce3" office:value-type="float" office:value="6215">
            <text:p>6215</text:p>
          </table:table-cell>
          <table:table-cell table:style-name="ce8" office:value-type="string">
            <text:p>Divač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66];&quot;'&quot;;[.B66];&quot;',&quot;;[.A66];&quot;);&quot;)" office:value-type="string" office:string-value="INSERT INTO residences (name, post_number) VALUES ('Divača',6215);">
            <text:p>INSERT INTO residences (name, post_number) VALUES ('Divača',6215);</text:p>
          </table:table-cell>
          <table:table-cell table:number-columns-repeated="1016"/>
        </table:table-row>
        <table:table-row table:style-name="ro1">
          <table:table-cell table:style-name="ce3" office:value-type="float" office:value="1233">
            <text:p>1233</text:p>
          </table:table-cell>
          <table:table-cell table:style-name="ce8" office:value-type="string">
            <text:p>Dob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67];&quot;'&quot;;[.B67];&quot;',&quot;;[.A67];&quot;);&quot;)" office:value-type="string" office:string-value="INSERT INTO residences (name, post_number) VALUES ('Dob',1233);">
            <text:p>INSERT INTO residences (name, post_number) VALUES ('Dob',1233);</text:p>
          </table:table-cell>
          <table:table-cell table:number-columns-repeated="1016"/>
        </table:table-row>
        <table:table-row table:style-name="ro1">
          <table:table-cell table:style-name="ce3" office:value-type="float" office:value="3224">
            <text:p>3224</text:p>
          </table:table-cell>
          <table:table-cell table:style-name="ce8" office:value-type="string">
            <text:p>Dobje pri Planin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68];&quot;'&quot;;[.B68];&quot;',&quot;;[.A68];&quot;);&quot;)" office:value-type="string" office:string-value="INSERT INTO residences (name, post_number) VALUES ('Dobje pri Planini',3224);">
            <text:p>INSERT INTO residences (name, post_number) VALUES ('Dobje pri Planini',3224);</text:p>
          </table:table-cell>
          <table:table-cell table:number-columns-repeated="1016"/>
        </table:table-row>
        <table:table-row table:style-name="ro1">
          <table:table-cell table:style-name="ce3" office:value-type="float" office:value="8257">
            <text:p>8257</text:p>
          </table:table-cell>
          <table:table-cell table:style-name="ce8" office:value-type="string">
            <text:p>Dobo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69];&quot;'&quot;;[.B69];&quot;',&quot;;[.A69];&quot;);&quot;)" office:value-type="string" office:string-value="INSERT INTO residences (name, post_number) VALUES ('Dobova',8257);">
            <text:p>INSERT INTO residences (name, post_number) VALUES ('Dobova',8257);</text:p>
          </table:table-cell>
          <table:table-cell table:number-columns-repeated="1016"/>
        </table:table-row>
        <table:table-row table:style-name="ro1">
          <table:table-cell table:style-name="ce3" office:value-type="float" office:value="1423">
            <text:p>1423</text:p>
          </table:table-cell>
          <table:table-cell table:style-name="ce8" office:value-type="string">
            <text:p>Dobovec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70];&quot;'&quot;;[.B70];&quot;',&quot;;[.A70];&quot;);&quot;)" office:value-type="string" office:string-value="INSERT INTO residences (name, post_number) VALUES ('Dobovec',1423);">
            <text:p>INSERT INTO residences (name, post_number) VALUES ('Dobovec',1423);</text:p>
          </table:table-cell>
          <table:table-cell table:number-columns-repeated="1016"/>
        </table:table-row>
        <table:table-row table:style-name="ro1">
          <table:table-cell table:style-name="ce3" office:value-type="float" office:value="5263">
            <text:p>5263</text:p>
          </table:table-cell>
          <table:table-cell table:style-name="ce8" office:value-type="string">
            <text:p>Dobravl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71];&quot;'&quot;;[.B71];&quot;',&quot;;[.A71];&quot;);&quot;)" office:value-type="string" office:string-value="INSERT INTO residences (name, post_number) VALUES ('Dobravlje',5263);">
            <text:p>INSERT INTO residences (name, post_number) VALUES ('Dobravlje',5263);</text:p>
          </table:table-cell>
          <table:table-cell table:number-columns-repeated="1016"/>
        </table:table-row>
        <table:table-row table:style-name="ro1">
          <table:table-cell table:style-name="ce3" office:value-type="float" office:value="3204">
            <text:p>3204</text:p>
          </table:table-cell>
          <table:table-cell table:style-name="ce8" office:value-type="string">
            <text:p>Dobr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72];&quot;'&quot;;[.B72];&quot;',&quot;;[.A72];&quot;);&quot;)" office:value-type="string" office:string-value="INSERT INTO residences (name, post_number) VALUES ('Dobrna',3204);">
            <text:p>INSERT INTO residences (name, post_number) VALUES ('Dobrna',3204);</text:p>
          </table:table-cell>
          <table:table-cell table:number-columns-repeated="1016"/>
        </table:table-row>
        <table:table-row table:style-name="ro1">
          <table:table-cell table:style-name="ce3" office:value-type="float" office:value="8211">
            <text:p>8211</text:p>
          </table:table-cell>
          <table:table-cell table:style-name="ce8" office:value-type="string">
            <text:p>Dobrnič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73];&quot;'&quot;;[.B73];&quot;',&quot;;[.A73];&quot;);&quot;)" office:value-type="string" office:string-value="INSERT INTO residences (name, post_number) VALUES ('Dobrnič',8211);">
            <text:p>INSERT INTO residences (name, post_number) VALUES ('Dobrnič',8211);</text:p>
          </table:table-cell>
          <table:table-cell table:number-columns-repeated="1016"/>
        </table:table-row>
        <table:table-row table:style-name="ro1">
          <table:table-cell table:style-name="ce3" office:value-type="float" office:value="1356">
            <text:p>1356</text:p>
          </table:table-cell>
          <table:table-cell table:style-name="ce8" office:value-type="string">
            <text:p>Dobro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74];&quot;'&quot;;[.B74];&quot;',&quot;;[.A74];&quot;);&quot;)" office:value-type="string" office:string-value="INSERT INTO residences (name, post_number) VALUES ('Dobrova',1356);">
            <text:p>INSERT INTO residences (name, post_number) VALUES ('Dobrova',1356);</text:p>
          </table:table-cell>
          <table:table-cell table:number-columns-repeated="1016"/>
        </table:table-row>
        <table:table-row table:style-name="ro1">
          <table:table-cell table:style-name="ce3" office:value-type="float" office:value="9223">
            <text:p>9223</text:p>
          </table:table-cell>
          <table:table-cell table:style-name="ce8" office:value-type="string">
            <text:p>Dobrovnik - Dobronak 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75];&quot;'&quot;;[.B75];&quot;',&quot;;[.A75];&quot;);&quot;)" office:value-type="string" office:string-value="INSERT INTO residences (name, post_number) VALUES ('Dobrovnik - Dobronak ',9223);">
            <text:p>INSERT INTO residences (name, post_number) VALUES ('Dobrovnik - Dobronak ',9223);</text:p>
          </table:table-cell>
          <table:table-cell table:number-columns-repeated="1016"/>
        </table:table-row>
        <table:table-row table:style-name="ro1">
          <table:table-cell table:style-name="ce3" office:value-type="float" office:value="5212">
            <text:p>5212</text:p>
          </table:table-cell>
          <table:table-cell table:style-name="ce8" office:value-type="string">
            <text:p>Dobrovo v Brdih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76];&quot;'&quot;;[.B76];&quot;',&quot;;[.A76];&quot;);&quot;)" office:value-type="string" office:string-value="INSERT INTO residences (name, post_number) VALUES ('Dobrovo v Brdih',5212);">
            <text:p>INSERT INTO residences (name, post_number) VALUES ('Dobrovo v Brdih',5212);</text:p>
          </table:table-cell>
          <table:table-cell table:number-columns-repeated="1016"/>
        </table:table-row>
        <table:table-row table:style-name="ro1">
          <table:table-cell table:style-name="ce3" office:value-type="float" office:value="1431">
            <text:p>1431</text:p>
          </table:table-cell>
          <table:table-cell table:style-name="ce8" office:value-type="string">
            <text:p>Dol pri Hrastnik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77];&quot;'&quot;;[.B77];&quot;',&quot;;[.A77];&quot;);&quot;)" office:value-type="string" office:string-value="INSERT INTO residences (name, post_number) VALUES ('Dol pri Hrastniku',1431);">
            <text:p>INSERT INTO residences (name, post_number) VALUES ('Dol pri Hrastniku',1431);</text:p>
          </table:table-cell>
          <table:table-cell table:number-columns-repeated="1016"/>
        </table:table-row>
        <table:table-row table:style-name="ro1">
          <table:table-cell table:style-name="ce3" office:value-type="float" office:value="1262">
            <text:p>1262</text:p>
          </table:table-cell>
          <table:table-cell table:style-name="ce8" office:value-type="string">
            <text:p>Dol pri Ljubljan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78];&quot;'&quot;;[.B78];&quot;',&quot;;[.A78];&quot;);&quot;)" office:value-type="string" office:string-value="INSERT INTO residences (name, post_number) VALUES ('Dol pri Ljubljani',1262);">
            <text:p>INSERT INTO residences (name, post_number) VALUES ('Dol pri Ljubljani',1262);</text:p>
          </table:table-cell>
          <table:table-cell table:number-columns-repeated="1016"/>
        </table:table-row>
        <table:table-row table:style-name="ro1">
          <table:table-cell table:style-name="ce3" office:value-type="float" office:value="1273">
            <text:p>1273</text:p>
          </table:table-cell>
          <table:table-cell table:style-name="ce8" office:value-type="string">
            <text:p>Dole pri Litij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79];&quot;'&quot;;[.B79];&quot;',&quot;;[.A79];&quot;);&quot;)" office:value-type="string" office:string-value="INSERT INTO residences (name, post_number) VALUES ('Dole pri Litiji',1273);">
            <text:p>INSERT INTO residences (name, post_number) VALUES ('Dole pri Litiji',1273);</text:p>
          </table:table-cell>
          <table:table-cell table:number-columns-repeated="1016"/>
        </table:table-row>
        <table:table-row table:style-name="ro1">
          <table:table-cell table:style-name="ce3" office:value-type="float" office:value="1331">
            <text:p>1331</text:p>
          </table:table-cell>
          <table:table-cell table:style-name="ce8" office:value-type="string">
            <text:p>Dolenja vas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80];&quot;'&quot;;[.B80];&quot;',&quot;;[.A80];&quot;);&quot;)" office:value-type="string" office:string-value="INSERT INTO residences (name, post_number) VALUES ('Dolenja vas',1331);">
            <text:p>INSERT INTO residences (name, post_number) VALUES ('Dolenja vas',1331);</text:p>
          </table:table-cell>
          <table:table-cell table:number-columns-repeated="1016"/>
        </table:table-row>
        <table:table-row table:style-name="ro1">
          <table:table-cell table:style-name="ce3" office:value-type="float" office:value="8350">
            <text:p>8350</text:p>
          </table:table-cell>
          <table:table-cell table:style-name="ce8" office:value-type="string">
            <text:p>Dolenjske Toplic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81];&quot;'&quot;;[.B81];&quot;',&quot;;[.A81];&quot;);&quot;)" office:value-type="string" office:string-value="INSERT INTO residences (name, post_number) VALUES ('Dolenjske Toplice',8350);">
            <text:p>INSERT INTO residences (name, post_number) VALUES ('Dolenjske Toplice',8350);</text:p>
          </table:table-cell>
          <table:table-cell table:number-columns-repeated="1016"/>
        </table:table-row>
        <table:table-row table:style-name="ro1">
          <table:table-cell table:style-name="ce3" office:value-type="float" office:value="1230">
            <text:p>1230</text:p>
          </table:table-cell>
          <table:table-cell table:style-name="ce8" office:value-type="string">
            <text:p>Domžal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82];&quot;'&quot;;[.B82];&quot;',&quot;;[.A82];&quot;);&quot;)" office:value-type="string" office:string-value="INSERT INTO residences (name, post_number) VALUES ('Domžale',1230);">
            <text:p>INSERT INTO residences (name, post_number) VALUES ('Domžale',1230);</text:p>
          </table:table-cell>
          <table:table-cell table:number-columns-repeated="1016"/>
        </table:table-row>
        <table:table-row table:style-name="ro1">
          <table:table-cell table:style-name="ce3" office:value-type="float" office:value="2252">
            <text:p>2252</text:p>
          </table:table-cell>
          <table:table-cell table:style-name="ce8" office:value-type="string">
            <text:p>Dorna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83];&quot;'&quot;;[.B83];&quot;',&quot;;[.A83];&quot;);&quot;)" office:value-type="string" office:string-value="INSERT INTO residences (name, post_number) VALUES ('Dornava',2252);">
            <text:p>INSERT INTO residences (name, post_number) VALUES ('Dornava',2252);</text:p>
          </table:table-cell>
          <table:table-cell table:number-columns-repeated="1016"/>
        </table:table-row>
        <table:table-row table:style-name="ro1">
          <table:table-cell table:style-name="ce3" office:value-type="float" office:value="5294">
            <text:p>5294</text:p>
          </table:table-cell>
          <table:table-cell table:style-name="ce8" office:value-type="string">
            <text:p>Dornber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84];&quot;'&quot;;[.B84];&quot;',&quot;;[.A84];&quot;);&quot;)" office:value-type="string" office:string-value="INSERT INTO residences (name, post_number) VALUES ('Dornberk',5294);">
            <text:p>INSERT INTO residences (name, post_number) VALUES ('Dornberk',5294);</text:p>
          </table:table-cell>
          <table:table-cell table:number-columns-repeated="1016"/>
        </table:table-row>
        <table:table-row table:style-name="ro1">
          <table:table-cell table:style-name="ce3" office:value-type="float" office:value="1319">
            <text:p>1319</text:p>
          </table:table-cell>
          <table:table-cell table:style-name="ce8" office:value-type="string">
            <text:p>Drag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85];&quot;'&quot;;[.B85];&quot;',&quot;;[.A85];&quot;);&quot;)" office:value-type="string" office:string-value="INSERT INTO residences (name, post_number) VALUES ('Draga',1319);">
            <text:p>INSERT INTO residences (name, post_number) VALUES ('Draga',1319);</text:p>
          </table:table-cell>
          <table:table-cell table:number-columns-repeated="1016"/>
        </table:table-row>
        <table:table-row table:style-name="ro1">
          <table:table-cell table:style-name="ce3" office:value-type="float" office:value="8343">
            <text:p>8343</text:p>
          </table:table-cell>
          <table:table-cell table:style-name="ce8" office:value-type="string">
            <text:p>Dragatuš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86];&quot;'&quot;;[.B86];&quot;',&quot;;[.A86];&quot;);&quot;)" office:value-type="string" office:string-value="INSERT INTO residences (name, post_number) VALUES ('Dragatuš',8343);">
            <text:p>INSERT INTO residences (name, post_number) VALUES ('Dragatuš',8343);</text:p>
          </table:table-cell>
          <table:table-cell table:number-columns-repeated="1016"/>
        </table:table-row>
        <table:table-row table:style-name="ro1">
          <table:table-cell table:style-name="ce3" office:value-type="float" office:value="3222">
            <text:p>3222</text:p>
          </table:table-cell>
          <table:table-cell table:style-name="ce8" office:value-type="string">
            <text:p>Draml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87];&quot;'&quot;;[.B87];&quot;',&quot;;[.A87];&quot;);&quot;)" office:value-type="string" office:string-value="INSERT INTO residences (name, post_number) VALUES ('Dramlje',3222);">
            <text:p>INSERT INTO residences (name, post_number) VALUES ('Dramlje',3222);</text:p>
          </table:table-cell>
          <table:table-cell table:number-columns-repeated="1016"/>
        </table:table-row>
        <table:table-row table:style-name="ro1">
          <table:table-cell table:style-name="ce3" office:value-type="float" office:value="2370">
            <text:p>2370</text:p>
          </table:table-cell>
          <table:table-cell table:style-name="ce8" office:value-type="string">
            <text:p>Dravograd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88];&quot;'&quot;;[.B88];&quot;',&quot;;[.A88];&quot;);&quot;)" office:value-type="string" office:string-value="INSERT INTO residences (name, post_number) VALUES ('Dravograd',2370);">
            <text:p>INSERT INTO residences (name, post_number) VALUES ('Dravograd',2370);</text:p>
          </table:table-cell>
          <table:table-cell table:number-columns-repeated="1016"/>
        </table:table-row>
        <table:table-row table:style-name="ro1">
          <table:table-cell table:style-name="ce3" office:value-type="float" office:value="4203">
            <text:p>4203</text:p>
          </table:table-cell>
          <table:table-cell table:style-name="ce8" office:value-type="string">
            <text:p>Dupl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89];&quot;'&quot;;[.B89];&quot;',&quot;;[.A89];&quot;);&quot;)" office:value-type="string" office:string-value="INSERT INTO residences (name, post_number) VALUES ('Duplje',4203);">
            <text:p>INSERT INTO residences (name, post_number) VALUES ('Duplje',4203);</text:p>
          </table:table-cell>
          <table:table-cell table:number-columns-repeated="1016"/>
        </table:table-row>
        <table:table-row table:style-name="ro1">
          <table:table-cell table:style-name="ce3" office:value-type="float" office:value="6221">
            <text:p>6221</text:p>
          </table:table-cell>
          <table:table-cell table:style-name="ce8" office:value-type="string">
            <text:p>Dutovl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90];&quot;'&quot;;[.B90];&quot;',&quot;;[.A90];&quot;);&quot;)" office:value-type="string" office:string-value="INSERT INTO residences (name, post_number) VALUES ('Dutovlje',6221);">
            <text:p>INSERT INTO residences (name, post_number) VALUES ('Dutovlje',6221);</text:p>
          </table:table-cell>
          <table:table-cell table:number-columns-repeated="1016"/>
        </table:table-row>
        <table:table-row table:style-name="ro1">
          <table:table-cell table:style-name="ce3" office:value-type="float" office:value="8361">
            <text:p>8361</text:p>
          </table:table-cell>
          <table:table-cell table:style-name="ce8" office:value-type="string">
            <text:p>Dvo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91];&quot;'&quot;;[.B91];&quot;',&quot;;[.A91];&quot;);&quot;)" office:value-type="string" office:string-value="INSERT INTO residences (name, post_number) VALUES ('Dvor',8361);">
            <text:p>INSERT INTO residences (name, post_number) VALUES ('Dvor',8361);</text:p>
          </table:table-cell>
          <table:table-cell table:number-columns-repeated="1016"/>
        </table:table-row>
        <table:table-row table:style-name="ro1">
          <table:table-cell table:style-name="ce3" office:value-type="float" office:value="2343">
            <text:p>2343</text:p>
          </table:table-cell>
          <table:table-cell table:style-name="ce8" office:value-type="string">
            <text:p>Fal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92];&quot;'&quot;;[.B92];&quot;',&quot;;[.A92];&quot;);&quot;)" office:value-type="string" office:string-value="INSERT INTO residences (name, post_number) VALUES ('Fala',2343);">
            <text:p>INSERT INTO residences (name, post_number) VALUES ('Fala',2343);</text:p>
          </table:table-cell>
          <table:table-cell table:number-columns-repeated="1016"/>
        </table:table-row>
        <table:table-row table:style-name="ro1">
          <table:table-cell table:style-name="ce3" office:value-type="float" office:value="9208">
            <text:p>9208</text:p>
          </table:table-cell>
          <table:table-cell table:style-name="ce8" office:value-type="string">
            <text:p>Fokov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93];&quot;'&quot;;[.B93];&quot;',&quot;;[.A93];&quot;);&quot;)" office:value-type="string" office:string-value="INSERT INTO residences (name, post_number) VALUES ('Fokovci',9208);">
            <text:p>INSERT INTO residences (name, post_number) VALUES ('Fokovci',9208);</text:p>
          </table:table-cell>
          <table:table-cell table:number-columns-repeated="1016"/>
        </table:table-row>
        <table:table-row table:style-name="ro1">
          <table:table-cell table:style-name="ce3" office:value-type="float" office:value="2313">
            <text:p>2313</text:p>
          </table:table-cell>
          <table:table-cell table:style-name="ce8" office:value-type="string">
            <text:p>Fram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94];&quot;'&quot;;[.B94];&quot;',&quot;;[.A94];&quot;);&quot;)" office:value-type="string" office:string-value="INSERT INTO residences (name, post_number) VALUES ('Fram',2313);">
            <text:p>INSERT INTO residences (name, post_number) VALUES ('Fram',2313);</text:p>
          </table:table-cell>
          <table:table-cell table:number-columns-repeated="1016"/>
        </table:table-row>
        <table:table-row table:style-name="ro1">
          <table:table-cell table:style-name="ce3" office:value-type="float" office:value="3213">
            <text:p>3213</text:p>
          </table:table-cell>
          <table:table-cell table:style-name="ce8" office:value-type="string">
            <text:p>Frankolov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95];&quot;'&quot;;[.B95];&quot;',&quot;;[.A95];&quot;);&quot;)" office:value-type="string" office:string-value="INSERT INTO residences (name, post_number) VALUES ('Frankolovo',3213);">
            <text:p>INSERT INTO residences (name, post_number) VALUES ('Frankolovo',3213);</text:p>
          </table:table-cell>
          <table:table-cell table:number-columns-repeated="1016"/>
        </table:table-row>
        <table:table-row table:style-name="ro1">
          <table:table-cell table:style-name="ce3" office:value-type="float" office:value="1274">
            <text:p>1274</text:p>
          </table:table-cell>
          <table:table-cell table:style-name="ce8" office:value-type="string">
            <text:p>Gabrovk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96];&quot;'&quot;;[.B96];&quot;',&quot;;[.A96];&quot;);&quot;)" office:value-type="string" office:string-value="INSERT INTO residences (name, post_number) VALUES ('Gabrovka',1274);">
            <text:p>INSERT INTO residences (name, post_number) VALUES ('Gabrovka',1274);</text:p>
          </table:table-cell>
          <table:table-cell table:number-columns-repeated="1016"/>
        </table:table-row>
        <table:table-row table:style-name="ro1">
          <table:table-cell table:style-name="ce3" office:value-type="float" office:value="8254">
            <text:p>8254</text:p>
          </table:table-cell>
          <table:table-cell table:style-name="ce8" office:value-type="string">
            <text:p>Globok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97];&quot;'&quot;;[.B97];&quot;',&quot;;[.A97];&quot;);&quot;)" office:value-type="string" office:string-value="INSERT INTO residences (name, post_number) VALUES ('Globoko',8254);">
            <text:p>INSERT INTO residences (name, post_number) VALUES ('Globoko',8254);</text:p>
          </table:table-cell>
          <table:table-cell table:number-columns-repeated="1016"/>
        </table:table-row>
        <table:table-row table:style-name="ro1">
          <table:table-cell table:style-name="ce3" office:value-type="float" office:value="5275">
            <text:p>5275</text:p>
          </table:table-cell>
          <table:table-cell table:style-name="ce8" office:value-type="string">
            <text:p>Godovič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98];&quot;'&quot;;[.B98];&quot;',&quot;;[.A98];&quot;);&quot;)" office:value-type="string" office:string-value="INSERT INTO residences (name, post_number) VALUES ('Godovič',5275);">
            <text:p>INSERT INTO residences (name, post_number) VALUES ('Godovič',5275);</text:p>
          </table:table-cell>
          <table:table-cell table:number-columns-repeated="1016"/>
        </table:table-row>
        <table:table-row table:style-name="ro1">
          <table:table-cell table:style-name="ce3" office:value-type="float" office:value="4204">
            <text:p>4204</text:p>
          </table:table-cell>
          <table:table-cell table:style-name="ce8" office:value-type="string">
            <text:p>Golni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99];&quot;'&quot;;[.B99];&quot;',&quot;;[.A99];&quot;);&quot;)" office:value-type="string" office:string-value="INSERT INTO residences (name, post_number) VALUES ('Golnik',4204);">
            <text:p>INSERT INTO residences (name, post_number) VALUES ('Golnik',4204);</text:p>
          </table:table-cell>
          <table:table-cell table:number-columns-repeated="1016"/>
        </table:table-row>
        <table:table-row table:style-name="ro1">
          <table:table-cell table:style-name="ce3" office:value-type="float" office:value="3303">
            <text:p>3303</text:p>
          </table:table-cell>
          <table:table-cell table:style-name="ce8" office:value-type="string">
            <text:p>Gomilsk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00];&quot;'&quot;;[.B100];&quot;',&quot;;[.A100];&quot;);&quot;)" office:value-type="string" office:string-value="INSERT INTO residences (name, post_number) VALUES ('Gomilsko',3303);">
            <text:p>INSERT INTO residences (name, post_number) VALUES ('Gomilsko',3303);</text:p>
          </table:table-cell>
          <table:table-cell table:number-columns-repeated="1016"/>
        </table:table-row>
        <table:table-row table:style-name="ro1">
          <table:table-cell table:style-name="ce3" office:value-type="float" office:value="4224">
            <text:p>4224</text:p>
          </table:table-cell>
          <table:table-cell table:style-name="ce8" office:value-type="string">
            <text:p>Gorenja vas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01];&quot;'&quot;;[.B101];&quot;',&quot;;[.A101];&quot;);&quot;)" office:value-type="string" office:string-value="INSERT INTO residences (name, post_number) VALUES ('Gorenja vas',4224);">
            <text:p>INSERT INTO residences (name, post_number) VALUES ('Gorenja vas',4224);</text:p>
          </table:table-cell>
          <table:table-cell table:number-columns-repeated="1016"/>
        </table:table-row>
        <table:table-row table:style-name="ro1">
          <table:table-cell table:style-name="ce3" office:value-type="float" office:value="3263">
            <text:p>3263</text:p>
          </table:table-cell>
          <table:table-cell table:style-name="ce8" office:value-type="string">
            <text:p>Gorica pri Slivni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02];&quot;'&quot;;[.B102];&quot;',&quot;;[.A102];&quot;);&quot;)" office:value-type="string" office:string-value="INSERT INTO residences (name, post_number) VALUES ('Gorica pri Slivnici',3263);">
            <text:p>INSERT INTO residences (name, post_number) VALUES ('Gorica pri Slivnici',3263);</text:p>
          </table:table-cell>
          <table:table-cell table:number-columns-repeated="1016"/>
        </table:table-row>
        <table:table-row table:style-name="ro1">
          <table:table-cell table:style-name="ce3" office:value-type="float" office:value="2272">
            <text:p>2272</text:p>
          </table:table-cell>
          <table:table-cell table:style-name="ce8" office:value-type="string">
            <text:p>Goriš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03];&quot;'&quot;;[.B103];&quot;',&quot;;[.A103];&quot;);&quot;)" office:value-type="string" office:string-value="INSERT INTO residences (name, post_number) VALUES ('Gorišnica',2272);">
            <text:p>INSERT INTO residences (name, post_number) VALUES ('Gorišnica',2272);</text:p>
          </table:table-cell>
          <table:table-cell table:number-columns-repeated="1016"/>
        </table:table-row>
        <table:table-row table:style-name="ro1">
          <table:table-cell table:style-name="ce3" office:value-type="float" office:value="9250">
            <text:p>9250</text:p>
          </table:table-cell>
          <table:table-cell table:style-name="ce8" office:value-type="string">
            <text:p>Gornja Radgo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04];&quot;'&quot;;[.B104];&quot;',&quot;;[.A104];&quot;);&quot;)" office:value-type="string" office:string-value="INSERT INTO residences (name, post_number) VALUES ('Gornja Radgona',9250);">
            <text:p>INSERT INTO residences (name, post_number) VALUES ('Gornja Radgona',9250);</text:p>
          </table:table-cell>
          <table:table-cell table:number-columns-repeated="1016"/>
        </table:table-row>
        <table:table-row table:style-name="ro1">
          <table:table-cell table:style-name="ce3" office:value-type="float" office:value="3342">
            <text:p>3342</text:p>
          </table:table-cell>
          <table:table-cell table:style-name="ce8" office:value-type="string">
            <text:p>Gornji Grad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05];&quot;'&quot;;[.B105];&quot;',&quot;;[.A105];&quot;);&quot;)" office:value-type="string" office:string-value="INSERT INTO residences (name, post_number) VALUES ('Gornji Grad',3342);">
            <text:p>INSERT INTO residences (name, post_number) VALUES ('Gornji Grad',3342);</text:p>
          </table:table-cell>
          <table:table-cell table:number-columns-repeated="1016"/>
        </table:table-row>
        <table:table-row table:style-name="ro1">
          <table:table-cell table:style-name="ce3" office:value-type="float" office:value="4282">
            <text:p>4282</text:p>
          </table:table-cell>
          <table:table-cell table:style-name="ce8" office:value-type="string">
            <text:p>Gozd Martulje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06];&quot;'&quot;;[.B106];&quot;',&quot;;[.A106];&quot;);&quot;)" office:value-type="string" office:string-value="INSERT INTO residences (name, post_number) VALUES ('Gozd Martuljek',4282);">
            <text:p>INSERT INTO residences (name, post_number) VALUES ('Gozd Martuljek',4282);</text:p>
          </table:table-cell>
          <table:table-cell table:number-columns-repeated="1016"/>
        </table:table-row>
        <table:table-row table:style-name="ro1">
          <table:table-cell table:style-name="ce3" office:value-type="float" office:value="6272">
            <text:p>6272</text:p>
          </table:table-cell>
          <table:table-cell table:style-name="ce8" office:value-type="string">
            <text:p>Gračiš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07];&quot;'&quot;;[.B107];&quot;',&quot;;[.A107];&quot;);&quot;)" office:value-type="string" office:string-value="INSERT INTO residences (name, post_number) VALUES ('Gračišče',6272);">
            <text:p>INSERT INTO residences (name, post_number) VALUES ('Gračišče',6272);</text:p>
          </table:table-cell>
          <table:table-cell table:number-columns-repeated="1016"/>
        </table:table-row>
        <table:table-row table:style-name="ro1">
          <table:table-cell table:style-name="ce3" office:value-type="float" office:value="9264">
            <text:p>9264</text:p>
          </table:table-cell>
          <table:table-cell table:style-name="ce8" office:value-type="string">
            <text:p>Grad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08];&quot;'&quot;;[.B108];&quot;',&quot;;[.A108];&quot;);&quot;)" office:value-type="string" office:string-value="INSERT INTO residences (name, post_number) VALUES ('Grad',9264);">
            <text:p>INSERT INTO residences (name, post_number) VALUES ('Grad',9264);</text:p>
          </table:table-cell>
          <table:table-cell table:number-columns-repeated="1016"/>
        </table:table-row>
        <table:table-row table:style-name="ro1">
          <table:table-cell table:style-name="ce3" office:value-type="float" office:value="8332">
            <text:p>8332</text:p>
          </table:table-cell>
          <table:table-cell table:style-name="ce8" office:value-type="string">
            <text:p>Gradac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09];&quot;'&quot;;[.B109];&quot;',&quot;;[.A109];&quot;);&quot;)" office:value-type="string" office:string-value="INSERT INTO residences (name, post_number) VALUES ('Gradac',8332);">
            <text:p>INSERT INTO residences (name, post_number) VALUES ('Gradac',8332);</text:p>
          </table:table-cell>
          <table:table-cell table:number-columns-repeated="1016"/>
        </table:table-row>
        <table:table-row table:style-name="ro1">
          <table:table-cell table:style-name="ce3" office:value-type="float" office:value="1384">
            <text:p>1384</text:p>
          </table:table-cell>
          <table:table-cell table:style-name="ce8" office:value-type="string">
            <text:p>Grahov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10];&quot;'&quot;;[.B110];&quot;',&quot;;[.A110];&quot;);&quot;)" office:value-type="string" office:string-value="INSERT INTO residences (name, post_number) VALUES ('Grahovo',1384);">
            <text:p>INSERT INTO residences (name, post_number) VALUES ('Grahovo',1384);</text:p>
          </table:table-cell>
          <table:table-cell table:number-columns-repeated="1016"/>
        </table:table-row>
        <table:table-row table:style-name="ro1">
          <table:table-cell table:style-name="ce3" office:value-type="float" office:value="5242">
            <text:p>5242</text:p>
          </table:table-cell>
          <table:table-cell table:style-name="ce8" office:value-type="string">
            <text:p>Grahovo ob Bač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11];&quot;'&quot;;[.B111];&quot;',&quot;;[.A111];&quot;);&quot;)" office:value-type="string" office:string-value="INSERT INTO residences (name, post_number) VALUES ('Grahovo ob Bači',5242);">
            <text:p>INSERT INTO residences (name, post_number) VALUES ('Grahovo ob Bači',5242);</text:p>
          </table:table-cell>
          <table:table-cell table:number-columns-repeated="1016"/>
        </table:table-row>
        <table:table-row table:style-name="ro1">
          <table:table-cell table:style-name="ce3" office:value-type="float" office:value="5251">
            <text:p>5251</text:p>
          </table:table-cell>
          <table:table-cell table:style-name="ce8" office:value-type="string">
            <text:p>Grga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12];&quot;'&quot;;[.B112];&quot;',&quot;;[.A112];&quot;);&quot;)" office:value-type="string" office:string-value="INSERT INTO residences (name, post_number) VALUES ('Grgar',5251);">
            <text:p>INSERT INTO residences (name, post_number) VALUES ('Grgar',5251);</text:p>
          </table:table-cell>
          <table:table-cell table:number-columns-repeated="1016"/>
        </table:table-row>
        <table:table-row table:style-name="ro1">
          <table:table-cell table:style-name="ce3" office:value-type="float" office:value="3302">
            <text:p>3302</text:p>
          </table:table-cell>
          <table:table-cell table:style-name="ce8" office:value-type="string">
            <text:p>Griž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13];&quot;'&quot;;[.B113];&quot;',&quot;;[.A113];&quot;);&quot;)" office:value-type="string" office:string-value="INSERT INTO residences (name, post_number) VALUES ('Griže',3302);">
            <text:p>INSERT INTO residences (name, post_number) VALUES ('Griže',3302);</text:p>
          </table:table-cell>
          <table:table-cell table:number-columns-repeated="1016"/>
        </table:table-row>
        <table:table-row table:style-name="ro1">
          <table:table-cell table:style-name="ce3" office:value-type="float" office:value="3231">
            <text:p>3231</text:p>
          </table:table-cell>
          <table:table-cell table:style-name="ce8" office:value-type="string">
            <text:p>Grobeln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14];&quot;'&quot;;[.B114];&quot;',&quot;;[.A114];&quot;);&quot;)" office:value-type="string" office:string-value="INSERT INTO residences (name, post_number) VALUES ('Grobelno',3231);">
            <text:p>INSERT INTO residences (name, post_number) VALUES ('Grobelno',3231);</text:p>
          </table:table-cell>
          <table:table-cell table:number-columns-repeated="1016"/>
        </table:table-row>
        <table:table-row table:style-name="ro1">
          <table:table-cell table:style-name="ce3" office:value-type="float" office:value="1290">
            <text:p>1290</text:p>
          </table:table-cell>
          <table:table-cell table:style-name="ce8" office:value-type="string">
            <text:p>Grosupl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15];&quot;'&quot;;[.B115];&quot;',&quot;;[.A115];&quot;);&quot;)" office:value-type="string" office:string-value="INSERT INTO residences (name, post_number) VALUES ('Grosuplje',1290);">
            <text:p>INSERT INTO residences (name, post_number) VALUES ('Grosuplje',1290);</text:p>
          </table:table-cell>
          <table:table-cell table:number-columns-repeated="1016"/>
        </table:table-row>
        <table:table-row table:style-name="ro1">
          <table:table-cell table:style-name="ce3" office:value-type="float" office:value="2288">
            <text:p>2288</text:p>
          </table:table-cell>
          <table:table-cell table:style-name="ce8" office:value-type="string">
            <text:p>Hajdi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16];&quot;'&quot;;[.B116];&quot;',&quot;;[.A116];&quot;);&quot;)" office:value-type="string" office:string-value="INSERT INTO residences (name, post_number) VALUES ('Hajdina',2288);">
            <text:p>INSERT INTO residences (name, post_number) VALUES ('Hajdina',2288);</text:p>
          </table:table-cell>
          <table:table-cell table:number-columns-repeated="1016"/>
        </table:table-row>
        <table:table-row table:style-name="ro1">
          <table:table-cell table:style-name="ce3" office:value-type="float" office:value="8362">
            <text:p>8362</text:p>
          </table:table-cell>
          <table:table-cell table:style-name="ce8" office:value-type="string">
            <text:p>Hin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17];&quot;'&quot;;[.B117];&quot;',&quot;;[.A117];&quot;);&quot;)" office:value-type="string" office:string-value="INSERT INTO residences (name, post_number) VALUES ('Hinje',8362);">
            <text:p>INSERT INTO residences (name, post_number) VALUES ('Hinje',8362);</text:p>
          </table:table-cell>
          <table:table-cell table:number-columns-repeated="1016"/>
        </table:table-row>
        <table:table-row table:style-name="ro1">
          <table:table-cell table:style-name="ce3" office:value-type="float" office:value="2311">
            <text:p>2311</text:p>
          </table:table-cell>
          <table:table-cell table:style-name="ce8" office:value-type="string">
            <text:p>Ho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18];&quot;'&quot;;[.B118];&quot;',&quot;;[.A118];&quot;);&quot;)" office:value-type="string" office:string-value="INSERT INTO residences (name, post_number) VALUES ('Hoče',2311);">
            <text:p>INSERT INTO residences (name, post_number) VALUES ('Hoče',2311);</text:p>
          </table:table-cell>
          <table:table-cell table:number-columns-repeated="1016"/>
        </table:table-row>
        <table:table-row table:style-name="ro1">
          <table:table-cell table:style-name="ce3" office:value-type="float" office:value="9205">
            <text:p>9205</text:p>
          </table:table-cell>
          <table:table-cell table:style-name="ce8" office:value-type="string">
            <text:p>Hodoš - Hodos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19];&quot;'&quot;;[.B119];&quot;',&quot;;[.A119];&quot;);&quot;)" office:value-type="string" office:string-value="INSERT INTO residences (name, post_number) VALUES ('Hodoš - Hodos',9205);">
            <text:p>INSERT INTO residences (name, post_number) VALUES ('Hodoš - Hodos',9205);</text:p>
          </table:table-cell>
          <table:table-cell table:number-columns-repeated="1016"/>
        </table:table-row>
        <table:table-row table:style-name="ro1">
          <table:table-cell table:style-name="ce3" office:value-type="float" office:value="1354">
            <text:p>1354</text:p>
          </table:table-cell>
          <table:table-cell table:style-name="ce8" office:value-type="string">
            <text:p>Horjul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20];&quot;'&quot;;[.B120];&quot;',&quot;;[.A120];&quot;);&quot;)" office:value-type="string" office:string-value="INSERT INTO residences (name, post_number) VALUES ('Horjul',1354);">
            <text:p>INSERT INTO residences (name, post_number) VALUES ('Horjul',1354);</text:p>
          </table:table-cell>
          <table:table-cell table:number-columns-repeated="1016"/>
        </table:table-row>
        <table:table-row table:style-name="ro1">
          <table:table-cell table:style-name="ce3" office:value-type="float" office:value="1372">
            <text:p>1372</text:p>
          </table:table-cell>
          <table:table-cell table:style-name="ce8" office:value-type="string">
            <text:p>Hotedrš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21];&quot;'&quot;;[.B121];&quot;',&quot;;[.A121];&quot;);&quot;)" office:value-type="string" office:string-value="INSERT INTO residences (name, post_number) VALUES ('Hotedršica',1372);">
            <text:p>INSERT INTO residences (name, post_number) VALUES ('Hotedršica',1372);</text:p>
          </table:table-cell>
          <table:table-cell table:number-columns-repeated="1016"/>
        </table:table-row>
        <table:table-row table:style-name="ro1">
          <table:table-cell table:style-name="ce3" office:value-type="float" office:value="1430">
            <text:p>1430</text:p>
          </table:table-cell>
          <table:table-cell table:style-name="ce8" office:value-type="string">
            <text:p>Hrastni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22];&quot;'&quot;;[.B122];&quot;',&quot;;[.A122];&quot;);&quot;)" office:value-type="string" office:string-value="INSERT INTO residences (name, post_number) VALUES ('Hrastnik',1430);">
            <text:p>INSERT INTO residences (name, post_number) VALUES ('Hrastnik',1430);</text:p>
          </table:table-cell>
          <table:table-cell table:number-columns-repeated="1016"/>
        </table:table-row>
        <table:table-row table:style-name="ro1">
          <table:table-cell table:style-name="ce3" office:value-type="float" office:value="6225">
            <text:p>6225</text:p>
          </table:table-cell>
          <table:table-cell table:style-name="ce8" office:value-type="string">
            <text:p>Hrušev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23];&quot;'&quot;;[.B123];&quot;',&quot;;[.A123];&quot;);&quot;)" office:value-type="string" office:string-value="INSERT INTO residences (name, post_number) VALUES ('Hruševje',6225);">
            <text:p>INSERT INTO residences (name, post_number) VALUES ('Hruševje',6225);</text:p>
          </table:table-cell>
          <table:table-cell table:number-columns-repeated="1016"/>
        </table:table-row>
        <table:table-row table:style-name="ro1">
          <table:table-cell table:style-name="ce3" office:value-type="float" office:value="4276">
            <text:p>4276</text:p>
          </table:table-cell>
          <table:table-cell table:style-name="ce8" office:value-type="string">
            <text:p>Hruš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24];&quot;'&quot;;[.B124];&quot;',&quot;;[.A124];&quot;);&quot;)" office:value-type="string" office:string-value="INSERT INTO residences (name, post_number) VALUES ('Hrušica',4276);">
            <text:p>INSERT INTO residences (name, post_number) VALUES ('Hrušica',4276);</text:p>
          </table:table-cell>
          <table:table-cell table:number-columns-repeated="1016"/>
        </table:table-row>
        <table:table-row table:style-name="ro1">
          <table:table-cell table:style-name="ce3" office:value-type="float" office:value="5280">
            <text:p>5280</text:p>
          </table:table-cell>
          <table:table-cell table:style-name="ce8" office:value-type="string">
            <text:p>Idrij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25];&quot;'&quot;;[.B125];&quot;',&quot;;[.A125];&quot;);&quot;)" office:value-type="string" office:string-value="INSERT INTO residences (name, post_number) VALUES ('Idrija',5280);">
            <text:p>INSERT INTO residences (name, post_number) VALUES ('Idrija',5280);</text:p>
          </table:table-cell>
          <table:table-cell table:number-columns-repeated="1016"/>
        </table:table-row>
        <table:table-row table:style-name="ro1">
          <table:table-cell table:style-name="ce3" office:value-type="float" office:value="1292">
            <text:p>1292</text:p>
          </table:table-cell>
          <table:table-cell table:style-name="ce8" office:value-type="string">
            <text:p>Ig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26];&quot;'&quot;;[.B126];&quot;',&quot;;[.A126];&quot;);&quot;)" office:value-type="string" office:string-value="INSERT INTO residences (name, post_number) VALUES ('Ig',1292);">
            <text:p>INSERT INTO residences (name, post_number) VALUES ('Ig',1292);</text:p>
          </table:table-cell>
          <table:table-cell table:number-columns-repeated="1016"/>
        </table:table-row>
        <table:table-row table:style-name="ro1">
          <table:table-cell table:style-name="ce3" office:value-type="float" office:value="6250">
            <text:p>6250</text:p>
          </table:table-cell>
          <table:table-cell table:style-name="ce8" office:value-type="string">
            <text:p>Ilirska Bistr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27];&quot;'&quot;;[.B127];&quot;',&quot;;[.A127];&quot;);&quot;)" office:value-type="string" office:string-value="INSERT INTO residences (name, post_number) VALUES ('Ilirska Bistrica',6250);">
            <text:p>INSERT INTO residences (name, post_number) VALUES ('Ilirska Bistrica',6250);</text:p>
          </table:table-cell>
          <table:table-cell table:number-columns-repeated="1016"/>
        </table:table-row>
        <table:table-row table:style-name="ro1">
          <table:table-cell table:style-name="ce3" office:value-type="float" office:value="1295">
            <text:p>1295</text:p>
          </table:table-cell>
          <table:table-cell table:style-name="ce8" office:value-type="string">
            <text:p>Ivančna Gor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28];&quot;'&quot;;[.B128];&quot;',&quot;;[.A128];&quot;);&quot;)" office:value-type="string" office:string-value="INSERT INTO residences (name, post_number) VALUES ('Ivančna Gorica',1295);">
            <text:p>INSERT INTO residences (name, post_number) VALUES ('Ivančna Gorica',1295);</text:p>
          </table:table-cell>
          <table:table-cell table:number-columns-repeated="1016"/>
        </table:table-row>
        <table:table-row table:style-name="ro1">
          <table:table-cell table:style-name="ce3" office:value-type="float" office:value="2259">
            <text:p>2259</text:p>
          </table:table-cell>
          <table:table-cell table:style-name="ce8" office:value-type="string">
            <text:p>Ivanjkov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29];&quot;'&quot;;[.B129];&quot;',&quot;;[.A129];&quot;);&quot;)" office:value-type="string" office:string-value="INSERT INTO residences (name, post_number) VALUES ('Ivanjkovci',2259);">
            <text:p>INSERT INTO residences (name, post_number) VALUES ('Ivanjkovci',2259);</text:p>
          </table:table-cell>
          <table:table-cell table:number-columns-repeated="1016"/>
        </table:table-row>
        <table:table-row table:style-name="ro1">
          <table:table-cell table:style-name="ce3" office:value-type="float" office:value="1411">
            <text:p>1411</text:p>
          </table:table-cell>
          <table:table-cell table:style-name="ce8" office:value-type="string">
            <text:p>Izlak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30];&quot;'&quot;;[.B130];&quot;',&quot;;[.A130];&quot;);&quot;)" office:value-type="string" office:string-value="INSERT INTO residences (name, post_number) VALUES ('Izlake',1411);">
            <text:p>INSERT INTO residences (name, post_number) VALUES ('Izlake',1411);</text:p>
          </table:table-cell>
          <table:table-cell table:number-columns-repeated="1016"/>
        </table:table-row>
        <table:table-row table:style-name="ro1">
          <table:table-cell table:style-name="ce3" office:value-type="float" office:value="6310">
            <text:p>6310</text:p>
          </table:table-cell>
          <table:table-cell table:style-name="ce8" office:value-type="string">
            <text:p>Izola - Isol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31];&quot;'&quot;;[.B131];&quot;',&quot;;[.A131];&quot;);&quot;)" office:value-type="string" office:string-value="INSERT INTO residences (name, post_number) VALUES ('Izola - Isola',6310);">
            <text:p>INSERT INTO residences (name, post_number) VALUES ('Izola - Isola',6310);</text:p>
          </table:table-cell>
          <table:table-cell table:number-columns-repeated="1016"/>
        </table:table-row>
        <table:table-row table:style-name="ro1">
          <table:table-cell table:style-name="ce3" office:value-type="float" office:value="2222">
            <text:p>2222</text:p>
          </table:table-cell>
          <table:table-cell table:style-name="ce8" office:value-type="string">
            <text:p>Jakobski Dol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32];&quot;'&quot;;[.B132];&quot;',&quot;;[.A132];&quot;);&quot;)" office:value-type="string" office:string-value="INSERT INTO residences (name, post_number) VALUES ('Jakobski Dol',2222);">
            <text:p>INSERT INTO residences (name, post_number) VALUES ('Jakobski Dol',2222);</text:p>
          </table:table-cell>
          <table:table-cell table:number-columns-repeated="1016"/>
        </table:table-row>
        <table:table-row table:style-name="ro1">
          <table:table-cell table:style-name="ce3" office:value-type="float" office:value="2221">
            <text:p>2221</text:p>
          </table:table-cell>
          <table:table-cell table:style-name="ce8" office:value-type="string">
            <text:p>Jareni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33];&quot;'&quot;;[.B133];&quot;',&quot;;[.A133];&quot;);&quot;)" office:value-type="string" office:string-value="INSERT INTO residences (name, post_number) VALUES ('Jarenina',2221);">
            <text:p>INSERT INTO residences (name, post_number) VALUES ('Jarenina',2221);</text:p>
          </table:table-cell>
          <table:table-cell table:number-columns-repeated="1016"/>
        </table:table-row>
        <table:table-row table:style-name="ro1">
          <table:table-cell table:style-name="ce3" office:value-type="float" office:value="6254">
            <text:p>6254</text:p>
          </table:table-cell>
          <table:table-cell table:style-name="ce8" office:value-type="string">
            <text:p>Jelšan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34];&quot;'&quot;;[.B134];&quot;',&quot;;[.A134];&quot;);&quot;)" office:value-type="string" office:string-value="INSERT INTO residences (name, post_number) VALUES ('Jelšane',6254);">
            <text:p>INSERT INTO residences (name, post_number) VALUES ('Jelšane',6254);</text:p>
          </table:table-cell>
          <table:table-cell table:number-columns-repeated="1016"/>
        </table:table-row>
        <table:table-row table:style-name="ro1">
          <table:table-cell table:style-name="ce3" office:value-type="float" office:value="4270">
            <text:p>4270</text:p>
          </table:table-cell>
          <table:table-cell table:style-name="ce8" office:value-type="string">
            <text:p>Jesenic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35];&quot;'&quot;;[.B135];&quot;',&quot;;[.A135];&quot;);&quot;)" office:value-type="string" office:string-value="INSERT INTO residences (name, post_number) VALUES ('Jesenice',4270);">
            <text:p>INSERT INTO residences (name, post_number) VALUES ('Jesenice',4270);</text:p>
          </table:table-cell>
          <table:table-cell table:number-columns-repeated="1016"/>
        </table:table-row>
        <table:table-row table:style-name="ro1">
          <table:table-cell table:style-name="ce3" office:value-type="float" office:value="8261">
            <text:p>8261</text:p>
          </table:table-cell>
          <table:table-cell table:style-name="ce8" office:value-type="string">
            <text:p>Jesenice na Dolenjskem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36];&quot;'&quot;;[.B136];&quot;',&quot;;[.A136];&quot;);&quot;)" office:value-type="string" office:string-value="INSERT INTO residences (name, post_number) VALUES ('Jesenice na Dolenjskem',8261);">
            <text:p>INSERT INTO residences (name, post_number) VALUES ('Jesenice na Dolenjskem',8261);</text:p>
          </table:table-cell>
          <table:table-cell table:number-columns-repeated="1016"/>
        </table:table-row>
        <table:table-row table:style-name="ro1">
          <table:table-cell table:style-name="ce3" office:value-type="float" office:value="3273">
            <text:p>3273</text:p>
          </table:table-cell>
          <table:table-cell table:style-name="ce8" office:value-type="string">
            <text:p>Jurklošte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37];&quot;'&quot;;[.B137];&quot;',&quot;;[.A137];&quot;);&quot;)" office:value-type="string" office:string-value="INSERT INTO residences (name, post_number) VALUES ('Jurklošter',3273);">
            <text:p>INSERT INTO residences (name, post_number) VALUES ('Jurklošter',3273);</text:p>
          </table:table-cell>
          <table:table-cell table:number-columns-repeated="1016"/>
        </table:table-row>
        <table:table-row table:style-name="ro1">
          <table:table-cell table:style-name="ce3" office:value-type="float" office:value="2223">
            <text:p>2223</text:p>
          </table:table-cell>
          <table:table-cell table:style-name="ce8" office:value-type="string">
            <text:p>Jurovski Dol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38];&quot;'&quot;;[.B138];&quot;',&quot;;[.A138];&quot;);&quot;)" office:value-type="string" office:string-value="INSERT INTO residences (name, post_number) VALUES ('Jurovski Dol',2223);">
            <text:p>INSERT INTO residences (name, post_number) VALUES ('Jurovski Dol',2223);</text:p>
          </table:table-cell>
          <table:table-cell table:number-columns-repeated="1016"/>
        </table:table-row>
        <table:table-row table:style-name="ro1">
          <table:table-cell table:style-name="ce3" office:value-type="float" office:value="2256">
            <text:p>2256</text:p>
          </table:table-cell>
          <table:table-cell table:style-name="ce8" office:value-type="string">
            <text:p>Juršin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39];&quot;'&quot;;[.B139];&quot;',&quot;;[.A139];&quot;);&quot;)" office:value-type="string" office:string-value="INSERT INTO residences (name, post_number) VALUES ('Juršinci',2256);">
            <text:p>INSERT INTO residences (name, post_number) VALUES ('Juršinci',2256);</text:p>
          </table:table-cell>
          <table:table-cell table:number-columns-repeated="1016"/>
        </table:table-row>
        <table:table-row table:style-name="ro1">
          <table:table-cell table:style-name="ce3" office:value-type="float" office:value="5214">
            <text:p>5214</text:p>
          </table:table-cell>
          <table:table-cell table:style-name="ce8" office:value-type="string">
            <text:p>Kal nad Kanalom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40];&quot;'&quot;;[.B140];&quot;',&quot;;[.A140];&quot;);&quot;)" office:value-type="string" office:string-value="INSERT INTO residences (name, post_number) VALUES ('Kal nad Kanalom',5214);">
            <text:p>INSERT INTO residences (name, post_number) VALUES ('Kal nad Kanalom',5214);</text:p>
          </table:table-cell>
          <table:table-cell table:number-columns-repeated="1016"/>
        </table:table-row>
        <table:table-row table:style-name="ro1">
          <table:table-cell table:style-name="ce3" office:value-type="float" office:value="3233">
            <text:p>3233</text:p>
          </table:table-cell>
          <table:table-cell table:style-name="ce8" office:value-type="string">
            <text:p>Kalob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41];&quot;'&quot;;[.B141];&quot;',&quot;;[.A141];&quot;);&quot;)" office:value-type="string" office:string-value="INSERT INTO residences (name, post_number) VALUES ('Kalobje',3233);">
            <text:p>INSERT INTO residences (name, post_number) VALUES ('Kalobje',3233);</text:p>
          </table:table-cell>
          <table:table-cell table:number-columns-repeated="1016"/>
        </table:table-row>
        <table:table-row table:style-name="ro1">
          <table:table-cell table:style-name="ce3" office:value-type="float" office:value="4246">
            <text:p>4246</text:p>
          </table:table-cell>
          <table:table-cell table:style-name="ce8" office:value-type="string">
            <text:p>Kamna Gor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42];&quot;'&quot;;[.B142];&quot;',&quot;;[.A142];&quot;);&quot;)" office:value-type="string" office:string-value="INSERT INTO residences (name, post_number) VALUES ('Kamna Gorica',4246);">
            <text:p>INSERT INTO residences (name, post_number) VALUES ('Kamna Gorica',4246);</text:p>
          </table:table-cell>
          <table:table-cell table:number-columns-repeated="1016"/>
        </table:table-row>
        <table:table-row table:style-name="ro1">
          <table:table-cell table:style-name="ce3" office:value-type="float" office:value="2351">
            <text:p>2351</text:p>
          </table:table-cell>
          <table:table-cell table:style-name="ce8" office:value-type="string">
            <text:p>Kam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43];&quot;'&quot;;[.B143];&quot;',&quot;;[.A143];&quot;);&quot;)" office:value-type="string" office:string-value="INSERT INTO residences (name, post_number) VALUES ('Kamnica',2351);">
            <text:p>INSERT INTO residences (name, post_number) VALUES ('Kamnica',2351);</text:p>
          </table:table-cell>
          <table:table-cell table:number-columns-repeated="1016"/>
        </table:table-row>
        <table:table-row table:style-name="ro1">
          <table:table-cell table:style-name="ce3" office:value-type="float" office:value="1241">
            <text:p>1241</text:p>
          </table:table-cell>
          <table:table-cell table:style-name="ce8" office:value-type="string">
            <text:p>Kamni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44];&quot;'&quot;;[.B144];&quot;',&quot;;[.A144];&quot;);&quot;)" office:value-type="string" office:string-value="INSERT INTO residences (name, post_number) VALUES ('Kamnik',1241);">
            <text:p>INSERT INTO residences (name, post_number) VALUES ('Kamnik',1241);</text:p>
          </table:table-cell>
          <table:table-cell table:number-columns-repeated="1016"/>
        </table:table-row>
        <table:table-row table:style-name="ro1">
          <table:table-cell table:style-name="ce3" office:value-type="float" office:value="5213">
            <text:p>5213</text:p>
          </table:table-cell>
          <table:table-cell table:style-name="ce8" office:value-type="string">
            <text:p>Kanal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45];&quot;'&quot;;[.B145];&quot;',&quot;;[.A145];&quot;);&quot;)" office:value-type="string" office:string-value="INSERT INTO residences (name, post_number) VALUES ('Kanal',5213);">
            <text:p>INSERT INTO residences (name, post_number) VALUES ('Kanal',5213);</text:p>
          </table:table-cell>
          <table:table-cell table:number-columns-repeated="1016"/>
        </table:table-row>
        <table:table-row table:style-name="ro1">
          <table:table-cell table:style-name="ce3" office:value-type="float" office:value="8258">
            <text:p>8258</text:p>
          </table:table-cell>
          <table:table-cell table:style-name="ce8" office:value-type="string">
            <text:p>Kapel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46];&quot;'&quot;;[.B146];&quot;',&quot;;[.A146];&quot;);&quot;)" office:value-type="string" office:string-value="INSERT INTO residences (name, post_number) VALUES ('Kapele',8258);">
            <text:p>INSERT INTO residences (name, post_number) VALUES ('Kapele',8258);</text:p>
          </table:table-cell>
          <table:table-cell table:number-columns-repeated="1016"/>
        </table:table-row>
        <table:table-row table:style-name="ro1">
          <table:table-cell table:style-name="ce3" office:value-type="float" office:value="2362">
            <text:p>2362</text:p>
          </table:table-cell>
          <table:table-cell table:style-name="ce8" office:value-type="string">
            <text:p>Kapl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47];&quot;'&quot;;[.B147];&quot;',&quot;;[.A147];&quot;);&quot;)" office:value-type="string" office:string-value="INSERT INTO residences (name, post_number) VALUES ('Kapla',2362);">
            <text:p>INSERT INTO residences (name, post_number) VALUES ('Kapla',2362);</text:p>
          </table:table-cell>
          <table:table-cell table:number-columns-repeated="1016"/>
        </table:table-row>
        <table:table-row table:style-name="ro1">
          <table:table-cell table:style-name="ce3" office:value-type="float" office:value="2325">
            <text:p>2325</text:p>
          </table:table-cell>
          <table:table-cell table:style-name="ce8" office:value-type="string">
            <text:p>Kidričev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48];&quot;'&quot;;[.B148];&quot;',&quot;;[.A148];&quot;);&quot;)" office:value-type="string" office:string-value="INSERT INTO residences (name, post_number) VALUES ('Kidričevo',2325);">
            <text:p>INSERT INTO residences (name, post_number) VALUES ('Kidričevo',2325);</text:p>
          </table:table-cell>
          <table:table-cell table:number-columns-repeated="1016"/>
        </table:table-row>
        <table:table-row table:style-name="ro1">
          <table:table-cell table:style-name="ce3" office:value-type="float" office:value="1412">
            <text:p>1412</text:p>
          </table:table-cell>
          <table:table-cell table:style-name="ce8" office:value-type="string">
            <text:p>Kisovec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49];&quot;'&quot;;[.B149];&quot;',&quot;;[.A149];&quot;);&quot;)" office:value-type="string" office:string-value="INSERT INTO residences (name, post_number) VALUES ('Kisovec',1412);">
            <text:p>INSERT INTO residences (name, post_number) VALUES ('Kisovec',1412);</text:p>
          </table:table-cell>
          <table:table-cell table:number-columns-repeated="1016"/>
        </table:table-row>
        <table:table-row table:style-name="ro1">
          <table:table-cell table:style-name="ce3" office:value-type="float" office:value="6253">
            <text:p>6253</text:p>
          </table:table-cell>
          <table:table-cell table:style-name="ce8" office:value-type="string">
            <text:p>Kneža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50];&quot;'&quot;;[.B150];&quot;',&quot;;[.A150];&quot;);&quot;)" office:value-type="string" office:string-value="INSERT INTO residences (name, post_number) VALUES ('Knežak',6253);">
            <text:p>INSERT INTO residences (name, post_number) VALUES ('Knežak',6253);</text:p>
          </table:table-cell>
          <table:table-cell table:number-columns-repeated="1016"/>
        </table:table-row>
        <table:table-row table:style-name="ro1">
          <table:table-cell table:style-name="ce3" office:value-type="float" office:value="5222">
            <text:p>5222</text:p>
          </table:table-cell>
          <table:table-cell table:style-name="ce8" office:value-type="string">
            <text:p>Kobarid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51];&quot;'&quot;;[.B151];&quot;',&quot;;[.A151];&quot;);&quot;)" office:value-type="string" office:string-value="INSERT INTO residences (name, post_number) VALUES ('Kobarid',5222);">
            <text:p>INSERT INTO residences (name, post_number) VALUES ('Kobarid',5222);</text:p>
          </table:table-cell>
          <table:table-cell table:number-columns-repeated="1016"/>
        </table:table-row>
        <table:table-row table:style-name="ro1">
          <table:table-cell table:style-name="ce3" office:value-type="float" office:value="9227">
            <text:p>9227</text:p>
          </table:table-cell>
          <table:table-cell table:style-name="ce8" office:value-type="string">
            <text:p>Kobil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52];&quot;'&quot;;[.B152];&quot;',&quot;;[.A152];&quot;);&quot;)" office:value-type="string" office:string-value="INSERT INTO residences (name, post_number) VALUES ('Kobilje',9227);">
            <text:p>INSERT INTO residences (name, post_number) VALUES ('Kobilje',9227);</text:p>
          </table:table-cell>
          <table:table-cell table:number-columns-repeated="1016"/>
        </table:table-row>
        <table:table-row table:style-name="ro1">
          <table:table-cell table:style-name="ce3" office:value-type="float" office:value="1330">
            <text:p>1330</text:p>
          </table:table-cell>
          <table:table-cell table:style-name="ce8" office:value-type="string">
            <text:p>Kočev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53];&quot;'&quot;;[.B153];&quot;',&quot;;[.A153];&quot;);&quot;)" office:value-type="string" office:string-value="INSERT INTO residences (name, post_number) VALUES ('Kočevje',1330);">
            <text:p>INSERT INTO residences (name, post_number) VALUES ('Kočevje',1330);</text:p>
          </table:table-cell>
          <table:table-cell table:number-columns-repeated="1016"/>
        </table:table-row>
        <table:table-row table:style-name="ro1">
          <table:table-cell table:style-name="ce3" office:value-type="float" office:value="1338">
            <text:p>1338</text:p>
          </table:table-cell>
          <table:table-cell table:style-name="ce8" office:value-type="string">
            <text:p>Kočevska Rek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54];&quot;'&quot;;[.B154];&quot;',&quot;;[.A154];&quot;);&quot;)" office:value-type="string" office:string-value="INSERT INTO residences (name, post_number) VALUES ('Kočevska Reka',1338);">
            <text:p>INSERT INTO residences (name, post_number) VALUES ('Kočevska Reka',1338);</text:p>
          </table:table-cell>
          <table:table-cell table:number-columns-repeated="1016"/>
        </table:table-row>
        <table:table-row table:style-name="ro1">
          <table:table-cell table:style-name="ce3" office:value-type="float" office:value="2276">
            <text:p>2276</text:p>
          </table:table-cell>
          <table:table-cell table:style-name="ce8" office:value-type="string">
            <text:p>Kog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55];&quot;'&quot;;[.B155];&quot;',&quot;;[.A155];&quot;);&quot;)" office:value-type="string" office:string-value="INSERT INTO residences (name, post_number) VALUES ('Kog',2276);">
            <text:p>INSERT INTO residences (name, post_number) VALUES ('Kog',2276);</text:p>
          </table:table-cell>
          <table:table-cell table:number-columns-repeated="1016"/>
        </table:table-row>
        <table:table-row table:style-name="ro1">
          <table:table-cell table:style-name="ce3" office:value-type="float" office:value="5211">
            <text:p>5211</text:p>
          </table:table-cell>
          <table:table-cell table:style-name="ce8" office:value-type="string">
            <text:p>Kojsk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56];&quot;'&quot;;[.B156];&quot;',&quot;;[.A156];&quot;);&quot;)" office:value-type="string" office:string-value="INSERT INTO residences (name, post_number) VALUES ('Kojsko',5211);">
            <text:p>INSERT INTO residences (name, post_number) VALUES ('Kojsko',5211);</text:p>
          </table:table-cell>
          <table:table-cell table:number-columns-repeated="1016"/>
        </table:table-row>
        <table:table-row table:style-name="ro1">
          <table:table-cell table:style-name="ce3" office:value-type="float" office:value="6223">
            <text:p>6223</text:p>
          </table:table-cell>
          <table:table-cell table:style-name="ce8" office:value-type="string">
            <text:p>Komen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57];&quot;'&quot;;[.B157];&quot;',&quot;;[.A157];&quot;);&quot;)" office:value-type="string" office:string-value="INSERT INTO residences (name, post_number) VALUES ('Komen',6223);">
            <text:p>INSERT INTO residences (name, post_number) VALUES ('Komen',6223);</text:p>
          </table:table-cell>
          <table:table-cell table:number-columns-repeated="1016"/>
        </table:table-row>
        <table:table-row table:style-name="ro1">
          <table:table-cell table:style-name="ce3" office:value-type="float" office:value="1218">
            <text:p>1218</text:p>
          </table:table-cell>
          <table:table-cell table:style-name="ce8" office:value-type="string">
            <text:p>Komend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58];&quot;'&quot;;[.B158];&quot;',&quot;;[.A158];&quot;);&quot;)" office:value-type="string" office:string-value="INSERT INTO residences (name, post_number) VALUES ('Komenda',1218);">
            <text:p>INSERT INTO residences (name, post_number) VALUES ('Komenda',1218);</text:p>
          </table:table-cell>
          <table:table-cell table:number-columns-repeated="1016"/>
        </table:table-row>
        <table:table-row table:style-name="ro1">
          <table:table-cell table:style-name="ce3" office:value-type="float" office:value="6000">
            <text:p>6000</text:p>
          </table:table-cell>
          <table:table-cell table:style-name="ce8" office:value-type="string">
            <text:p>Koper - Capodistria - dosta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59];&quot;'&quot;;[.B159];&quot;',&quot;;[.A159];&quot;);&quot;)" office:value-type="string" office:string-value="INSERT INTO residences (name, post_number) VALUES ('Koper - Capodistria - dostava',6000);">
            <text:p>INSERT INTO residences (name, post_number) VALUES ('Koper - Capodistria - dostava',6000);</text:p>
          </table:table-cell>
          <table:table-cell table:number-columns-repeated="1016"/>
        </table:table-row>
        <table:table-row table:style-name="ro1">
          <table:table-cell table:style-name="ce3" office:value-type="float" office:value="6001">
            <text:p>6001</text:p>
          </table:table-cell>
          <table:table-cell table:style-name="ce8" office:value-type="string">
            <text:p>Koper - Capodistria - poštni predal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60];&quot;'&quot;;[.B160];&quot;',&quot;;[.A160];&quot;);&quot;)" office:value-type="string" office:string-value="INSERT INTO residences (name, post_number) VALUES ('Koper - Capodistria - poštni predali',6001);">
            <text:p>INSERT INTO residences (name, post_number) VALUES ('Koper - Capodistria - poštni predali',6001);</text:p>
          </table:table-cell>
          <table:table-cell table:number-columns-repeated="1016"/>
        </table:table-row>
        <table:table-row table:style-name="ro1">
          <table:table-cell table:style-name="ce4" office:value-type="float" office:value="6503">
            <text:p>6503</text:p>
          </table:table-cell>
          <table:table-cell table:style-name="ce9" office:value-type="string">
            <text:p>Kope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61];&quot;'&quot;;[.B161];&quot;',&quot;;[.A161];&quot;);&quot;)" office:value-type="string" office:string-value="INSERT INTO residences (name, post_number) VALUES ('Koper',6503);">
            <text:p>INSERT INTO residences (name, post_number) VALUES ('Koper',6503);</text:p>
          </table:table-cell>
          <table:table-cell table:number-columns-repeated="1016"/>
        </table:table-row>
        <table:table-row table:style-name="ro1">
          <table:table-cell table:style-name="ce4" office:value-type="float" office:value="6502">
            <text:p>6502</text:p>
          </table:table-cell>
          <table:table-cell table:style-name="ce9" office:value-type="string">
            <text:p>Kope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62];&quot;'&quot;;[.B162];&quot;',&quot;;[.A162];&quot;);&quot;)" office:value-type="string" office:string-value="INSERT INTO residences (name, post_number) VALUES ('Koper',6502);">
            <text:p>INSERT INTO residences (name, post_number) VALUES ('Koper',6502);</text:p>
          </table:table-cell>
          <table:table-cell table:number-columns-repeated="1016"/>
        </table:table-row>
        <table:table-row table:style-name="ro1">
          <table:table-cell table:style-name="ce4" office:value-type="float" office:value="6505">
            <text:p>6505</text:p>
          </table:table-cell>
          <table:table-cell table:style-name="ce9" office:value-type="string">
            <text:p>Kope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63];&quot;'&quot;;[.B163];&quot;',&quot;;[.A163];&quot;);&quot;)" office:value-type="string" office:string-value="INSERT INTO residences (name, post_number) VALUES ('Koper',6505);">
            <text:p>INSERT INTO residences (name, post_number) VALUES ('Koper',6505);</text:p>
          </table:table-cell>
          <table:table-cell table:number-columns-repeated="1016"/>
        </table:table-row>
        <table:table-row table:style-name="ro1">
          <table:table-cell table:style-name="ce4" office:value-type="float" office:value="6504">
            <text:p>6504</text:p>
          </table:table-cell>
          <table:table-cell table:style-name="ce9" office:value-type="string">
            <text:p>Kope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64];&quot;'&quot;;[.B164];&quot;',&quot;;[.A164];&quot;);&quot;)" office:value-type="string" office:string-value="INSERT INTO residences (name, post_number) VALUES ('Koper',6504);">
            <text:p>INSERT INTO residences (name, post_number) VALUES ('Koper',6504);</text:p>
          </table:table-cell>
          <table:table-cell table:number-columns-repeated="1016"/>
        </table:table-row>
        <table:table-row table:style-name="ro1">
          <table:table-cell table:style-name="ce4" office:value-type="float" office:value="6501">
            <text:p>6501</text:p>
          </table:table-cell>
          <table:table-cell table:style-name="ce9" office:value-type="string">
            <text:p>Kope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65];&quot;'&quot;;[.B165];&quot;',&quot;;[.A165];&quot;);&quot;)" office:value-type="string" office:string-value="INSERT INTO residences (name, post_number) VALUES ('Koper',6501);">
            <text:p>INSERT INTO residences (name, post_number) VALUES ('Koper',6501);</text:p>
          </table:table-cell>
          <table:table-cell table:number-columns-repeated="1016"/>
        </table:table-row>
        <table:table-row table:style-name="ro1">
          <table:table-cell table:style-name="ce4" office:value-type="float" office:value="6600">
            <text:p>6600</text:p>
          </table:table-cell>
          <table:table-cell table:style-name="ce9" office:value-type="string">
            <text:p>Kope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66];&quot;'&quot;;[.B166];&quot;',&quot;;[.A166];&quot;);&quot;)" office:value-type="string" office:string-value="INSERT INTO residences (name, post_number) VALUES ('Koper',6600);">
            <text:p>INSERT INTO residences (name, post_number) VALUES ('Koper',6600);</text:p>
          </table:table-cell>
          <table:table-cell table:number-columns-repeated="1016"/>
        </table:table-row>
        <table:table-row table:style-name="ro1">
          <table:table-cell table:style-name="ce3" office:value-type="float" office:value="8282">
            <text:p>8282</text:p>
          </table:table-cell>
          <table:table-cell table:style-name="ce8" office:value-type="string">
            <text:p>Kopriv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67];&quot;'&quot;;[.B167];&quot;',&quot;;[.A167];&quot;);&quot;)" office:value-type="string" office:string-value="INSERT INTO residences (name, post_number) VALUES ('Koprivnica',8282);">
            <text:p>INSERT INTO residences (name, post_number) VALUES ('Koprivnica',8282);</text:p>
          </table:table-cell>
          <table:table-cell table:number-columns-repeated="1016"/>
        </table:table-row>
        <table:table-row table:style-name="ro1">
          <table:table-cell table:style-name="ce3" office:value-type="float" office:value="5296">
            <text:p>5296</text:p>
          </table:table-cell>
          <table:table-cell table:style-name="ce8" office:value-type="string">
            <text:p>Kostanjevica na Kras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68];&quot;'&quot;;[.B168];&quot;',&quot;;[.A168];&quot;);&quot;)" office:value-type="string" office:string-value="INSERT INTO residences (name, post_number) VALUES ('Kostanjevica na Krasu',5296);">
            <text:p>INSERT INTO residences (name, post_number) VALUES ('Kostanjevica na Krasu',5296);</text:p>
          </table:table-cell>
          <table:table-cell table:number-columns-repeated="1016"/>
        </table:table-row>
        <table:table-row table:style-name="ro1">
          <table:table-cell table:style-name="ce3" office:value-type="float" office:value="8311">
            <text:p>8311</text:p>
          </table:table-cell>
          <table:table-cell table:style-name="ce8" office:value-type="string">
            <text:p>Kostanjevica na Krk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69];&quot;'&quot;;[.B169];&quot;',&quot;;[.A169];&quot;);&quot;)" office:value-type="string" office:string-value="INSERT INTO residences (name, post_number) VALUES ('Kostanjevica na Krki',8311);">
            <text:p>INSERT INTO residences (name, post_number) VALUES ('Kostanjevica na Krki',8311);</text:p>
          </table:table-cell>
          <table:table-cell table:number-columns-repeated="1016"/>
        </table:table-row>
        <table:table-row table:style-name="ro1">
          <table:table-cell table:style-name="ce3" office:value-type="float" office:value="6256">
            <text:p>6256</text:p>
          </table:table-cell>
          <table:table-cell table:style-name="ce8" office:value-type="string">
            <text:p>Koš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70];&quot;'&quot;;[.B170];&quot;',&quot;;[.A170];&quot;);&quot;)" office:value-type="string" office:string-value="INSERT INTO residences (name, post_number) VALUES ('Košana',6256);">
            <text:p>INSERT INTO residences (name, post_number) VALUES ('Košana',6256);</text:p>
          </table:table-cell>
          <table:table-cell table:number-columns-repeated="1016"/>
        </table:table-row>
        <table:table-row table:style-name="ro1">
          <table:table-cell table:style-name="ce3" office:value-type="float" office:value="2394">
            <text:p>2394</text:p>
          </table:table-cell>
          <table:table-cell table:style-name="ce8" office:value-type="string">
            <text:p>Kotl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71];&quot;'&quot;;[.B171];&quot;',&quot;;[.A171];&quot;);&quot;)" office:value-type="string" office:string-value="INSERT INTO residences (name, post_number) VALUES ('Kotlje',2394);">
            <text:p>INSERT INTO residences (name, post_number) VALUES ('Kotlje',2394);</text:p>
          </table:table-cell>
          <table:table-cell table:number-columns-repeated="1016"/>
        </table:table-row>
        <table:table-row table:style-name="ro1">
          <table:table-cell table:style-name="ce3" office:value-type="float" office:value="6240">
            <text:p>6240</text:p>
          </table:table-cell>
          <table:table-cell table:style-name="ce8" office:value-type="string">
            <text:p>Kozi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72];&quot;'&quot;;[.B172];&quot;',&quot;;[.A172];&quot;);&quot;)" office:value-type="string" office:string-value="INSERT INTO residences (name, post_number) VALUES ('Kozina',6240);">
            <text:p>INSERT INTO residences (name, post_number) VALUES ('Kozina',6240);</text:p>
          </table:table-cell>
          <table:table-cell table:number-columns-repeated="1016"/>
        </table:table-row>
        <table:table-row table:style-name="ro1">
          <table:table-cell table:style-name="ce3" office:value-type="float" office:value="3260">
            <text:p>3260</text:p>
          </table:table-cell>
          <table:table-cell table:style-name="ce8" office:value-type="string">
            <text:p>Koz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73];&quot;'&quot;;[.B173];&quot;',&quot;;[.A173];&quot;);&quot;)" office:value-type="string" office:string-value="INSERT INTO residences (name, post_number) VALUES ('Kozje',3260);">
            <text:p>INSERT INTO residences (name, post_number) VALUES ('Kozje',3260);</text:p>
          </table:table-cell>
          <table:table-cell table:number-columns-repeated="1016"/>
        </table:table-row>
        <table:table-row table:style-name="ro1">
          <table:table-cell table:style-name="ce3" office:value-type="float" office:value="4000">
            <text:p>4000</text:p>
          </table:table-cell>
          <table:table-cell table:style-name="ce8" office:value-type="string">
            <text:p>Kranj - dosta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74];&quot;'&quot;;[.B174];&quot;',&quot;;[.A174];&quot;);&quot;)" office:value-type="string" office:string-value="INSERT INTO residences (name, post_number) VALUES ('Kranj - dostava',4000);">
            <text:p>INSERT INTO residences (name, post_number) VALUES ('Kranj - dostava',4000);</text:p>
          </table:table-cell>
          <table:table-cell table:number-columns-repeated="1016"/>
        </table:table-row>
        <table:table-row table:style-name="ro1">
          <table:table-cell table:style-name="ce3" office:value-type="float" office:value="4001">
            <text:p>4001</text:p>
          </table:table-cell>
          <table:table-cell table:style-name="ce8" office:value-type="string">
            <text:p>Kranj - poštni predal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75];&quot;'&quot;;[.B175];&quot;',&quot;;[.A175];&quot;);&quot;)" office:value-type="string" office:string-value="INSERT INTO residences (name, post_number) VALUES ('Kranj - poštni predali',4001);">
            <text:p>INSERT INTO residences (name, post_number) VALUES ('Kranj - poštni predali',4001);</text:p>
          </table:table-cell>
          <table:table-cell table:number-columns-repeated="1016"/>
        </table:table-row>
        <table:table-row table:style-name="ro1">
          <table:table-cell table:style-name="ce4" office:value-type="float" office:value="4600">
            <text:p>4600</text:p>
          </table:table-cell>
          <table:table-cell table:style-name="ce9" office:value-type="string">
            <text:p>Kranj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76];&quot;'&quot;;[.B176];&quot;',&quot;;[.A176];&quot;);&quot;)" office:value-type="string" office:string-value="INSERT INTO residences (name, post_number) VALUES ('Kranj',4600);">
            <text:p>INSERT INTO residences (name, post_number) VALUES ('Kranj',4600);</text:p>
          </table:table-cell>
          <table:table-cell table:number-columns-repeated="1016"/>
        </table:table-row>
        <table:table-row table:style-name="ro1">
          <table:table-cell table:style-name="ce4" office:value-type="float" office:value="4502">
            <text:p>4502</text:p>
          </table:table-cell>
          <table:table-cell table:style-name="ce9" office:value-type="string">
            <text:p>Kranj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77];&quot;'&quot;;[.B177];&quot;',&quot;;[.A177];&quot;);&quot;)" office:value-type="string" office:string-value="INSERT INTO residences (name, post_number) VALUES ('Kranj',4502);">
            <text:p>INSERT INTO residences (name, post_number) VALUES ('Kranj',4502);</text:p>
          </table:table-cell>
          <table:table-cell table:number-columns-repeated="1016"/>
        </table:table-row>
        <table:table-row table:style-name="ro1">
          <table:table-cell table:style-name="ce3" office:value-type="float" office:value="4280">
            <text:p>4280</text:p>
          </table:table-cell>
          <table:table-cell table:style-name="ce8" office:value-type="string">
            <text:p>Kranjska Gor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78];&quot;'&quot;;[.B178];&quot;',&quot;;[.A178];&quot;);&quot;)" office:value-type="string" office:string-value="INSERT INTO residences (name, post_number) VALUES ('Kranjska Gora',4280);">
            <text:p>INSERT INTO residences (name, post_number) VALUES ('Kranjska Gora',4280);</text:p>
          </table:table-cell>
          <table:table-cell table:number-columns-repeated="1016"/>
        </table:table-row>
        <table:table-row table:style-name="ro1">
          <table:table-cell table:style-name="ce3" office:value-type="float" office:value="1281">
            <text:p>1281</text:p>
          </table:table-cell>
          <table:table-cell table:style-name="ce8" office:value-type="string">
            <text:p>Kresnic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79];&quot;'&quot;;[.B179];&quot;',&quot;;[.A179];&quot;);&quot;)" office:value-type="string" office:string-value="INSERT INTO residences (name, post_number) VALUES ('Kresnice',1281);">
            <text:p>INSERT INTO residences (name, post_number) VALUES ('Kresnice',1281);</text:p>
          </table:table-cell>
          <table:table-cell table:number-columns-repeated="1016"/>
        </table:table-row>
        <table:table-row table:style-name="ro1">
          <table:table-cell table:style-name="ce3" office:value-type="float" office:value="4294">
            <text:p>4294</text:p>
          </table:table-cell>
          <table:table-cell table:style-name="ce8" office:value-type="string">
            <text:p>Križ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80];&quot;'&quot;;[.B180];&quot;',&quot;;[.A180];&quot;);&quot;)" office:value-type="string" office:string-value="INSERT INTO residences (name, post_number) VALUES ('Križe',4294);">
            <text:p>INSERT INTO residences (name, post_number) VALUES ('Križe',4294);</text:p>
          </table:table-cell>
          <table:table-cell table:number-columns-repeated="1016"/>
        </table:table-row>
        <table:table-row table:style-name="ro1">
          <table:table-cell table:style-name="ce3" office:value-type="float" office:value="9206">
            <text:p>9206</text:p>
          </table:table-cell>
          <table:table-cell table:style-name="ce8" office:value-type="string">
            <text:p>Križev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81];&quot;'&quot;;[.B181];&quot;',&quot;;[.A181];&quot;);&quot;)" office:value-type="string" office:string-value="INSERT INTO residences (name, post_number) VALUES ('Križevci',9206);">
            <text:p>INSERT INTO residences (name, post_number) VALUES ('Križevci',9206);</text:p>
          </table:table-cell>
          <table:table-cell table:number-columns-repeated="1016"/>
        </table:table-row>
        <table:table-row table:style-name="ro1">
          <table:table-cell table:style-name="ce3" office:value-type="float" office:value="9242">
            <text:p>9242</text:p>
          </table:table-cell>
          <table:table-cell table:style-name="ce8" office:value-type="string">
            <text:p>Križevci pri Ljutomer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82];&quot;'&quot;;[.B182];&quot;',&quot;;[.A182];&quot;);&quot;)" office:value-type="string" office:string-value="INSERT INTO residences (name, post_number) VALUES ('Križevci pri Ljutomeru',9242);">
            <text:p>INSERT INTO residences (name, post_number) VALUES ('Križevci pri Ljutomeru',9242);</text:p>
          </table:table-cell>
          <table:table-cell table:number-columns-repeated="1016"/>
        </table:table-row>
        <table:table-row table:style-name="ro1">
          <table:table-cell table:style-name="ce3" office:value-type="float" office:value="1301">
            <text:p>1301</text:p>
          </table:table-cell>
          <table:table-cell table:style-name="ce8" office:value-type="string">
            <text:p>Krk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83];&quot;'&quot;;[.B183];&quot;',&quot;;[.A183];&quot;);&quot;)" office:value-type="string" office:string-value="INSERT INTO residences (name, post_number) VALUES ('Krka',1301);">
            <text:p>INSERT INTO residences (name, post_number) VALUES ('Krka',1301);</text:p>
          </table:table-cell>
          <table:table-cell table:number-columns-repeated="1016"/>
        </table:table-row>
        <table:table-row table:style-name="ro1">
          <table:table-cell table:style-name="ce3" office:value-type="float" office:value="8296">
            <text:p>8296</text:p>
          </table:table-cell>
          <table:table-cell table:style-name="ce8" office:value-type="string">
            <text:p>Krmelj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84];&quot;'&quot;;[.B184];&quot;',&quot;;[.A184];&quot;);&quot;)" office:value-type="string" office:string-value="INSERT INTO residences (name, post_number) VALUES ('Krmelj',8296);">
            <text:p>INSERT INTO residences (name, post_number) VALUES ('Krmelj',8296);</text:p>
          </table:table-cell>
          <table:table-cell table:number-columns-repeated="1016"/>
        </table:table-row>
        <table:table-row table:style-name="ro1">
          <table:table-cell table:style-name="ce3" office:value-type="float" office:value="4245">
            <text:p>4245</text:p>
          </table:table-cell>
          <table:table-cell table:style-name="ce8" office:value-type="string">
            <text:p>Krop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85];&quot;'&quot;;[.B185];&quot;',&quot;;[.A185];&quot;);&quot;)" office:value-type="string" office:string-value="INSERT INTO residences (name, post_number) VALUES ('Kropa',4245);">
            <text:p>INSERT INTO residences (name, post_number) VALUES ('Kropa',4245);</text:p>
          </table:table-cell>
          <table:table-cell table:number-columns-repeated="1016"/>
        </table:table-row>
        <table:table-row table:style-name="ro1">
          <table:table-cell table:style-name="ce3" office:value-type="float" office:value="8262">
            <text:p>8262</text:p>
          </table:table-cell>
          <table:table-cell table:style-name="ce8" office:value-type="string">
            <text:p>Krška vas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86];&quot;'&quot;;[.B186];&quot;',&quot;;[.A186];&quot;);&quot;)" office:value-type="string" office:string-value="INSERT INTO residences (name, post_number) VALUES ('Krška vas',8262);">
            <text:p>INSERT INTO residences (name, post_number) VALUES ('Krška vas',8262);</text:p>
          </table:table-cell>
          <table:table-cell table:number-columns-repeated="1016"/>
        </table:table-row>
        <table:table-row table:style-name="ro1">
          <table:table-cell table:style-name="ce3" office:value-type="float" office:value="8270">
            <text:p>8270</text:p>
          </table:table-cell>
          <table:table-cell table:style-name="ce8" office:value-type="string">
            <text:p>Kršk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87];&quot;'&quot;;[.B187];&quot;',&quot;;[.A187];&quot;);&quot;)" office:value-type="string" office:string-value="INSERT INTO residences (name, post_number) VALUES ('Krško',8270);">
            <text:p>INSERT INTO residences (name, post_number) VALUES ('Krško',8270);</text:p>
          </table:table-cell>
          <table:table-cell table:number-columns-repeated="1016"/>
        </table:table-row>
        <table:table-row table:style-name="ro1">
          <table:table-cell table:style-name="ce3" office:value-type="float" office:value="9263">
            <text:p>9263</text:p>
          </table:table-cell>
          <table:table-cell table:style-name="ce8" office:value-type="string">
            <text:p>Kuzm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88];&quot;'&quot;;[.B188];&quot;',&quot;;[.A188];&quot;);&quot;)" office:value-type="string" office:string-value="INSERT INTO residences (name, post_number) VALUES ('Kuzma',9263);">
            <text:p>INSERT INTO residences (name, post_number) VALUES ('Kuzma',9263);</text:p>
          </table:table-cell>
          <table:table-cell table:number-columns-repeated="1016"/>
        </table:table-row>
        <table:table-row table:style-name="ro1">
          <table:table-cell table:style-name="ce3" office:value-type="float" office:value="2318">
            <text:p>2318</text:p>
          </table:table-cell>
          <table:table-cell table:style-name="ce8" office:value-type="string">
            <text:p>Lapor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89];&quot;'&quot;;[.B189];&quot;',&quot;;[.A189];&quot;);&quot;)" office:value-type="string" office:string-value="INSERT INTO residences (name, post_number) VALUES ('Laporje',2318);">
            <text:p>INSERT INTO residences (name, post_number) VALUES ('Laporje',2318);</text:p>
          </table:table-cell>
          <table:table-cell table:number-columns-repeated="1016"/>
        </table:table-row>
        <table:table-row table:style-name="ro1">
          <table:table-cell table:style-name="ce3" office:value-type="float" office:value="3270">
            <text:p>3270</text:p>
          </table:table-cell>
          <table:table-cell table:style-name="ce8" office:value-type="string">
            <text:p>Lašk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90];&quot;'&quot;;[.B190];&quot;',&quot;;[.A190];&quot;);&quot;)" office:value-type="string" office:string-value="INSERT INTO residences (name, post_number) VALUES ('Laško',3270);">
            <text:p>INSERT INTO residences (name, post_number) VALUES ('Laško',3270);</text:p>
          </table:table-cell>
          <table:table-cell table:number-columns-repeated="1016"/>
        </table:table-row>
        <table:table-row table:style-name="ro1">
          <table:table-cell table:style-name="ce3" office:value-type="float" office:value="1219">
            <text:p>1219</text:p>
          </table:table-cell>
          <table:table-cell table:style-name="ce8" office:value-type="string">
            <text:p>Laze v Tuhinj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91];&quot;'&quot;;[.B191];&quot;',&quot;;[.A191];&quot;);&quot;)" office:value-type="string" office:string-value="INSERT INTO residences (name, post_number) VALUES ('Laze v Tuhinju',1219);">
            <text:p>INSERT INTO residences (name, post_number) VALUES ('Laze v Tuhinju',1219);</text:p>
          </table:table-cell>
          <table:table-cell table:number-columns-repeated="1016"/>
        </table:table-row>
        <table:table-row table:style-name="ro1">
          <table:table-cell table:style-name="ce3" office:value-type="float" office:value="2230">
            <text:p>2230</text:p>
          </table:table-cell>
          <table:table-cell table:style-name="ce8" office:value-type="string">
            <text:p>Lenart v Slovenskih goricah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92];&quot;'&quot;;[.B192];&quot;',&quot;;[.A192];&quot;);&quot;)" office:value-type="string" office:string-value="INSERT INTO residences (name, post_number) VALUES ('Lenart v Slovenskih goricah',2230);">
            <text:p>INSERT INTO residences (name, post_number) VALUES ('Lenart v Slovenskih goricah',2230);</text:p>
          </table:table-cell>
          <table:table-cell table:number-columns-repeated="1016"/>
        </table:table-row>
        <table:table-row table:style-name="ro1">
          <table:table-cell table:style-name="ce3" office:value-type="float" office:value="9220">
            <text:p>9220</text:p>
          </table:table-cell>
          <table:table-cell table:style-name="ce8" office:value-type="string">
            <text:p>Lendava - Lend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93];&quot;'&quot;;[.B193];&quot;',&quot;;[.A193];&quot;);&quot;)" office:value-type="string" office:string-value="INSERT INTO residences (name, post_number) VALUES ('Lendava - Lendva',9220);">
            <text:p>INSERT INTO residences (name, post_number) VALUES ('Lendava - Lendva',9220);</text:p>
          </table:table-cell>
          <table:table-cell table:number-columns-repeated="1016"/>
        </table:table-row>
        <table:table-row table:style-name="ro1">
          <table:table-cell table:style-name="ce3" office:value-type="float" office:value="4248">
            <text:p>4248</text:p>
          </table:table-cell>
          <table:table-cell table:style-name="ce8" office:value-type="string">
            <text:p>Lesc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94];&quot;'&quot;;[.B194];&quot;',&quot;;[.A194];&quot;);&quot;)" office:value-type="string" office:string-value="INSERT INTO residences (name, post_number) VALUES ('Lesce',4248);">
            <text:p>INSERT INTO residences (name, post_number) VALUES ('Lesce',4248);</text:p>
          </table:table-cell>
          <table:table-cell table:number-columns-repeated="1016"/>
        </table:table-row>
        <table:table-row table:style-name="ro1">
          <table:table-cell table:style-name="ce3" office:value-type="float" office:value="3261">
            <text:p>3261</text:p>
          </table:table-cell>
          <table:table-cell table:style-name="ce8" office:value-type="string">
            <text:p>Lesičn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95];&quot;'&quot;;[.B195];&quot;',&quot;;[.A195];&quot;);&quot;)" office:value-type="string" office:string-value="INSERT INTO residences (name, post_number) VALUES ('Lesično',3261);">
            <text:p>INSERT INTO residences (name, post_number) VALUES ('Lesično',3261);</text:p>
          </table:table-cell>
          <table:table-cell table:number-columns-repeated="1016"/>
        </table:table-row>
        <table:table-row table:style-name="ro1">
          <table:table-cell table:style-name="ce3" office:value-type="float" office:value="8273">
            <text:p>8273</text:p>
          </table:table-cell>
          <table:table-cell table:style-name="ce8" office:value-type="string">
            <text:p>Leskovec pri Krškem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96];&quot;'&quot;;[.B196];&quot;',&quot;;[.A196];&quot;);&quot;)" office:value-type="string" office:string-value="INSERT INTO residences (name, post_number) VALUES ('Leskovec pri Krškem',8273);">
            <text:p>INSERT INTO residences (name, post_number) VALUES ('Leskovec pri Krškem',8273);</text:p>
          </table:table-cell>
          <table:table-cell table:number-columns-repeated="1016"/>
        </table:table-row>
        <table:table-row table:style-name="ro1">
          <table:table-cell table:style-name="ce3" office:value-type="float" office:value="2372">
            <text:p>2372</text:p>
          </table:table-cell>
          <table:table-cell table:style-name="ce8" office:value-type="string">
            <text:p>Libeli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97];&quot;'&quot;;[.B197];&quot;',&quot;;[.A197];&quot;);&quot;)" office:value-type="string" office:string-value="INSERT INTO residences (name, post_number) VALUES ('Libeliče',2372);">
            <text:p>INSERT INTO residences (name, post_number) VALUES ('Libeliče',2372);</text:p>
          </table:table-cell>
          <table:table-cell table:number-columns-repeated="1016"/>
        </table:table-row>
        <table:table-row table:style-name="ro1">
          <table:table-cell table:style-name="ce3" office:value-type="float" office:value="2341">
            <text:p>2341</text:p>
          </table:table-cell>
          <table:table-cell table:style-name="ce8" office:value-type="string">
            <text:p>Limbuš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98];&quot;'&quot;;[.B198];&quot;',&quot;;[.A198];&quot;);&quot;)" office:value-type="string" office:string-value="INSERT INTO residences (name, post_number) VALUES ('Limbuš',2341);">
            <text:p>INSERT INTO residences (name, post_number) VALUES ('Limbuš',2341);</text:p>
          </table:table-cell>
          <table:table-cell table:number-columns-repeated="1016"/>
        </table:table-row>
        <table:table-row table:style-name="ro1">
          <table:table-cell table:style-name="ce3" office:value-type="float" office:value="1270">
            <text:p>1270</text:p>
          </table:table-cell>
          <table:table-cell table:style-name="ce8" office:value-type="string">
            <text:p>Litij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199];&quot;'&quot;;[.B199];&quot;',&quot;;[.A199];&quot;);&quot;)" office:value-type="string" office:string-value="INSERT INTO residences (name, post_number) VALUES ('Litija',1270);">
            <text:p>INSERT INTO residences (name, post_number) VALUES ('Litija',1270);</text:p>
          </table:table-cell>
          <table:table-cell table:number-columns-repeated="1016"/>
        </table:table-row>
        <table:table-row table:style-name="ro1">
          <table:table-cell table:style-name="ce3" office:value-type="float" office:value="3202">
            <text:p>3202</text:p>
          </table:table-cell>
          <table:table-cell table:style-name="ce8" office:value-type="string">
            <text:p>Ljubeč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00];&quot;'&quot;;[.B200];&quot;',&quot;;[.A200];&quot;);&quot;)" office:value-type="string" office:string-value="INSERT INTO residences (name, post_number) VALUES ('Ljubečna',3202);">
            <text:p>INSERT INTO residences (name, post_number) VALUES ('Ljubečna',3202);</text:p>
          </table:table-cell>
          <table:table-cell table:number-columns-repeated="1016"/>
        </table:table-row>
        <table:table-row table:style-name="ro1">
          <table:table-cell table:style-name="ce3" office:value-type="float" office:value="1000">
            <text:p>1000</text:p>
          </table:table-cell>
          <table:table-cell table:style-name="ce8" office:value-type="string">
            <text:p>Ljubljana - dosta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01];&quot;'&quot;;[.B201];&quot;',&quot;;[.A201];&quot;);&quot;)" office:value-type="string" office:string-value="INSERT INTO residences (name, post_number) VALUES ('Ljubljana - dostava',1000);">
            <text:p>INSERT INTO residences (name, post_number) VALUES ('Ljubljana - dostava',1000);</text:p>
          </table:table-cell>
          <table:table-cell table:number-columns-repeated="1016"/>
        </table:table-row>
        <table:table-row table:style-name="ro1">
          <table:table-cell table:style-name="ce3" office:value-type="float" office:value="1001">
            <text:p>1001</text:p>
          </table:table-cell>
          <table:table-cell table:style-name="ce8" office:value-type="string">
            <text:p>Ljubljana - poštni predal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02];&quot;'&quot;;[.B202];&quot;',&quot;;[.A202];&quot;);&quot;)" office:value-type="string" office:string-value="INSERT INTO residences (name, post_number) VALUES ('Ljubljana - poštni predali',1001);">
            <text:p>INSERT INTO residences (name, post_number) VALUES ('Ljubljana - poštni predali',1001);</text:p>
          </table:table-cell>
          <table:table-cell table:number-columns-repeated="1016"/>
        </table:table-row>
        <table:table-row table:style-name="ro1">
          <table:table-cell table:style-name="ce5" office:value-type="float" office:value="1517">
            <text:p>1517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03];&quot;'&quot;;[.B203];&quot;',&quot;;[.A203];&quot;);&quot;)" office:value-type="string" office:string-value="INSERT INTO residences (name, post_number) VALUES ('Ljubljana',1517);">
            <text:p>INSERT INTO residences (name, post_number) VALUES ('Ljubljana',1517);</text:p>
          </table:table-cell>
          <table:table-cell table:number-columns-repeated="1016"/>
        </table:table-row>
        <table:table-row table:style-name="ro1">
          <table:table-cell table:style-name="ce5" office:value-type="float" office:value="1505">
            <text:p>1505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04];&quot;'&quot;;[.B204];&quot;',&quot;;[.A204];&quot;);&quot;)" office:value-type="string" office:string-value="INSERT INTO residences (name, post_number) VALUES ('Ljubljana',1505);">
            <text:p>INSERT INTO residences (name, post_number) VALUES ('Ljubljana',1505);</text:p>
          </table:table-cell>
          <table:table-cell table:number-columns-repeated="1016"/>
        </table:table-row>
        <table:table-row table:style-name="ro1">
          <table:table-cell table:style-name="ce5" office:value-type="float" office:value="1533">
            <text:p>1533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05];&quot;'&quot;;[.B205];&quot;',&quot;;[.A205];&quot;);&quot;)" office:value-type="string" office:string-value="INSERT INTO residences (name, post_number) VALUES ('Ljubljana',1533);">
            <text:p>INSERT INTO residences (name, post_number) VALUES ('Ljubljana',1533);</text:p>
          </table:table-cell>
          <table:table-cell table:number-columns-repeated="1016"/>
        </table:table-row>
        <table:table-row table:style-name="ro1">
          <table:table-cell table:style-name="ce5" office:value-type="float" office:value="1512">
            <text:p>1512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06];&quot;'&quot;;[.B206];&quot;',&quot;;[.A206];&quot;);&quot;)" office:value-type="string" office:string-value="INSERT INTO residences (name, post_number) VALUES ('Ljubljana',1512);">
            <text:p>INSERT INTO residences (name, post_number) VALUES ('Ljubljana',1512);</text:p>
          </table:table-cell>
          <table:table-cell table:number-columns-repeated="1016"/>
        </table:table-row>
        <table:table-row table:style-name="ro1">
          <table:table-cell table:style-name="ce5" office:value-type="float" office:value="1524">
            <text:p>1524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07];&quot;'&quot;;[.B207];&quot;',&quot;;[.A207];&quot;);&quot;)" office:value-type="string" office:string-value="INSERT INTO residences (name, post_number) VALUES ('Ljubljana',1524);">
            <text:p>INSERT INTO residences (name, post_number) VALUES ('Ljubljana',1524);</text:p>
          </table:table-cell>
          <table:table-cell table:number-columns-repeated="1016"/>
        </table:table-row>
        <table:table-row table:style-name="ro1">
          <table:table-cell table:style-name="ce5" office:value-type="float" office:value="1523">
            <text:p>1523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08];&quot;'&quot;;[.B208];&quot;',&quot;;[.A208];&quot;);&quot;)" office:value-type="string" office:string-value="INSERT INTO residences (name, post_number) VALUES ('Ljubljana',1523);">
            <text:p>INSERT INTO residences (name, post_number) VALUES ('Ljubljana',1523);</text:p>
          </table:table-cell>
          <table:table-cell table:number-columns-repeated="1016"/>
        </table:table-row>
        <table:table-row table:style-name="ro1">
          <table:table-cell table:style-name="ce5" office:value-type="float" office:value="1522">
            <text:p>1522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09];&quot;'&quot;;[.B209];&quot;',&quot;;[.A209];&quot;);&quot;)" office:value-type="string" office:string-value="INSERT INTO residences (name, post_number) VALUES ('Ljubljana',1522);">
            <text:p>INSERT INTO residences (name, post_number) VALUES ('Ljubljana',1522);</text:p>
          </table:table-cell>
          <table:table-cell table:number-columns-repeated="1016"/>
        </table:table-row>
        <table:table-row table:style-name="ro1">
          <table:table-cell table:style-name="ce5" office:value-type="float" office:value="1510">
            <text:p>1510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10];&quot;'&quot;;[.B210];&quot;',&quot;;[.A210];&quot;);&quot;)" office:value-type="string" office:string-value="INSERT INTO residences (name, post_number) VALUES ('Ljubljana',1510);">
            <text:p>INSERT INTO residences (name, post_number) VALUES ('Ljubljana',1510);</text:p>
          </table:table-cell>
          <table:table-cell table:number-columns-repeated="1016"/>
        </table:table-row>
        <table:table-row table:style-name="ro1">
          <table:table-cell table:style-name="ce5" office:value-type="float" office:value="1509">
            <text:p>1509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11];&quot;'&quot;;[.B211];&quot;',&quot;;[.A211];&quot;);&quot;)" office:value-type="string" office:string-value="INSERT INTO residences (name, post_number) VALUES ('Ljubljana',1509);">
            <text:p>INSERT INTO residences (name, post_number) VALUES ('Ljubljana',1509);</text:p>
          </table:table-cell>
          <table:table-cell table:number-columns-repeated="1016"/>
        </table:table-row>
        <table:table-row table:style-name="ro1">
          <table:table-cell table:style-name="ce5" office:value-type="float" office:value="1538">
            <text:p>1538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12];&quot;'&quot;;[.B212];&quot;',&quot;;[.A212];&quot;);&quot;)" office:value-type="string" office:string-value="INSERT INTO residences (name, post_number) VALUES ('Ljubljana',1538);">
            <text:p>INSERT INTO residences (name, post_number) VALUES ('Ljubljana',1538);</text:p>
          </table:table-cell>
          <table:table-cell table:number-columns-repeated="1016"/>
        </table:table-row>
        <table:table-row table:style-name="ro1">
          <table:table-cell table:style-name="ce5" office:value-type="float" office:value="1516">
            <text:p>1516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13];&quot;'&quot;;[.B213];&quot;',&quot;;[.A213];&quot;);&quot;)" office:value-type="string" office:string-value="INSERT INTO residences (name, post_number) VALUES ('Ljubljana',1516);">
            <text:p>INSERT INTO residences (name, post_number) VALUES ('Ljubljana',1516);</text:p>
          </table:table-cell>
          <table:table-cell table:number-columns-repeated="1016"/>
        </table:table-row>
        <table:table-row table:style-name="ro1">
          <table:table-cell table:style-name="ce5" office:value-type="float" office:value="1528">
            <text:p>1528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14];&quot;'&quot;;[.B214];&quot;',&quot;;[.A214];&quot;);&quot;)" office:value-type="string" office:string-value="INSERT INTO residences (name, post_number) VALUES ('Ljubljana',1528);">
            <text:p>INSERT INTO residences (name, post_number) VALUES ('Ljubljana',1528);</text:p>
          </table:table-cell>
          <table:table-cell table:number-columns-repeated="1016"/>
        </table:table-row>
        <table:table-row table:style-name="ro1">
          <table:table-cell table:style-name="ce5" office:value-type="float" office:value="1540">
            <text:p>1540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15];&quot;'&quot;;[.B215];&quot;',&quot;;[.A215];&quot;);&quot;)" office:value-type="string" office:string-value="INSERT INTO residences (name, post_number) VALUES ('Ljubljana',1540);">
            <text:p>INSERT INTO residences (name, post_number) VALUES ('Ljubljana',1540);</text:p>
          </table:table-cell>
          <table:table-cell table:number-columns-repeated="1016"/>
        </table:table-row>
        <table:table-row table:style-name="ro1">
          <table:table-cell table:style-name="ce5" office:value-type="float" office:value="1504">
            <text:p>1504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16];&quot;'&quot;;[.B216];&quot;',&quot;;[.A216];&quot;);&quot;)" office:value-type="string" office:string-value="INSERT INTO residences (name, post_number) VALUES ('Ljubljana',1504);">
            <text:p>INSERT INTO residences (name, post_number) VALUES ('Ljubljana',1504);</text:p>
          </table:table-cell>
          <table:table-cell table:number-columns-repeated="1016"/>
        </table:table-row>
        <table:table-row table:style-name="ro1">
          <table:table-cell table:style-name="ce5" office:value-type="float" office:value="1521">
            <text:p>1521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17];&quot;'&quot;;[.B217];&quot;',&quot;;[.A217];&quot;);&quot;)" office:value-type="string" office:string-value="INSERT INTO residences (name, post_number) VALUES ('Ljubljana',1521);">
            <text:p>INSERT INTO residences (name, post_number) VALUES ('Ljubljana',1521);</text:p>
          </table:table-cell>
          <table:table-cell table:number-columns-repeated="1016"/>
        </table:table-row>
        <table:table-row table:style-name="ro1">
          <table:table-cell table:style-name="ce5" office:value-type="float" office:value="1545">
            <text:p>1545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18];&quot;'&quot;;[.B218];&quot;',&quot;;[.A218];&quot;);&quot;)" office:value-type="string" office:string-value="INSERT INTO residences (name, post_number) VALUES ('Ljubljana',1545);">
            <text:p>INSERT INTO residences (name, post_number) VALUES ('Ljubljana',1545);</text:p>
          </table:table-cell>
          <table:table-cell table:number-columns-repeated="1016"/>
        </table:table-row>
        <table:table-row table:style-name="ro1">
          <table:table-cell table:style-name="ce5" office:value-type="float" office:value="1542">
            <text:p>1542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19];&quot;'&quot;;[.B219];&quot;',&quot;;[.A219];&quot;);&quot;)" office:value-type="string" office:string-value="INSERT INTO residences (name, post_number) VALUES ('Ljubljana',1542);">
            <text:p>INSERT INTO residences (name, post_number) VALUES ('Ljubljana',1542);</text:p>
          </table:table-cell>
          <table:table-cell table:number-columns-repeated="1016"/>
        </table:table-row>
        <table:table-row table:style-name="ro1">
          <table:table-cell table:style-name="ce5" office:value-type="float" office:value="1525">
            <text:p>1525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20];&quot;'&quot;;[.B220];&quot;',&quot;;[.A220];&quot;);&quot;)" office:value-type="string" office:string-value="INSERT INTO residences (name, post_number) VALUES ('Ljubljana',1525);">
            <text:p>INSERT INTO residences (name, post_number) VALUES ('Ljubljana',1525);</text:p>
          </table:table-cell>
          <table:table-cell table:number-columns-repeated="1016"/>
        </table:table-row>
        <table:table-row table:style-name="ro1">
          <table:table-cell table:style-name="ce5" office:value-type="float" office:value="1544">
            <text:p>1544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21];&quot;'&quot;;[.B221];&quot;',&quot;;[.A221];&quot;);&quot;)" office:value-type="string" office:string-value="INSERT INTO residences (name, post_number) VALUES ('Ljubljana',1544);">
            <text:p>INSERT INTO residences (name, post_number) VALUES ('Ljubljana',1544);</text:p>
          </table:table-cell>
          <table:table-cell table:number-columns-repeated="1016"/>
        </table:table-row>
        <table:table-row table:style-name="ro1">
          <table:table-cell table:style-name="ce5" office:value-type="float" office:value="1514">
            <text:p>1514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22];&quot;'&quot;;[.B222];&quot;',&quot;;[.A222];&quot;);&quot;)" office:value-type="string" office:string-value="INSERT INTO residences (name, post_number) VALUES ('Ljubljana',1514);">
            <text:p>INSERT INTO residences (name, post_number) VALUES ('Ljubljana',1514);</text:p>
          </table:table-cell>
          <table:table-cell table:number-columns-repeated="1016"/>
        </table:table-row>
        <table:table-row table:style-name="ro1">
          <table:table-cell table:style-name="ce5" office:value-type="float" office:value="1526">
            <text:p>1526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23];&quot;'&quot;;[.B223];&quot;',&quot;;[.A223];&quot;);&quot;)" office:value-type="string" office:string-value="INSERT INTO residences (name, post_number) VALUES ('Ljubljana',1526);">
            <text:p>INSERT INTO residences (name, post_number) VALUES ('Ljubljana',1526);</text:p>
          </table:table-cell>
          <table:table-cell table:number-columns-repeated="1016"/>
        </table:table-row>
        <table:table-row table:style-name="ro1">
          <table:table-cell table:style-name="ce5" office:value-type="float" office:value="1502">
            <text:p>1502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24];&quot;'&quot;;[.B224];&quot;',&quot;;[.A224];&quot;);&quot;)" office:value-type="string" office:string-value="INSERT INTO residences (name, post_number) VALUES ('Ljubljana',1502);">
            <text:p>INSERT INTO residences (name, post_number) VALUES ('Ljubljana',1502);</text:p>
          </table:table-cell>
          <table:table-cell table:number-columns-repeated="1016"/>
        </table:table-row>
        <table:table-row table:style-name="ro1">
          <table:table-cell table:style-name="ce5" office:value-type="float" office:value="1508">
            <text:p>1508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25];&quot;'&quot;;[.B225];&quot;',&quot;;[.A225];&quot;);&quot;)" office:value-type="string" office:string-value="INSERT INTO residences (name, post_number) VALUES ('Ljubljana',1508);">
            <text:p>INSERT INTO residences (name, post_number) VALUES ('Ljubljana',1508);</text:p>
          </table:table-cell>
          <table:table-cell table:number-columns-repeated="1016"/>
        </table:table-row>
        <table:table-row table:style-name="ro1">
          <table:table-cell table:style-name="ce5" office:value-type="float" office:value="1501">
            <text:p>1501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26];&quot;'&quot;;[.B226];&quot;',&quot;;[.A226];&quot;);&quot;)" office:value-type="string" office:string-value="INSERT INTO residences (name, post_number) VALUES ('Ljubljana',1501);">
            <text:p>INSERT INTO residences (name, post_number) VALUES ('Ljubljana',1501);</text:p>
          </table:table-cell>
          <table:table-cell table:number-columns-repeated="1016"/>
        </table:table-row>
        <table:table-row table:style-name="ro1">
          <table:table-cell table:style-name="ce5" office:value-type="float" office:value="1535">
            <text:p>1535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27];&quot;'&quot;;[.B227];&quot;',&quot;;[.A227];&quot;);&quot;)" office:value-type="string" office:string-value="INSERT INTO residences (name, post_number) VALUES ('Ljubljana',1535);">
            <text:p>INSERT INTO residences (name, post_number) VALUES ('Ljubljana',1535);</text:p>
          </table:table-cell>
          <table:table-cell table:number-columns-repeated="1016"/>
        </table:table-row>
        <table:table-row table:style-name="ro1">
          <table:table-cell table:style-name="ce5" office:value-type="float" office:value="1536">
            <text:p>1536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28];&quot;'&quot;;[.B228];&quot;',&quot;;[.A228];&quot;);&quot;)" office:value-type="string" office:string-value="INSERT INTO residences (name, post_number) VALUES ('Ljubljana',1536);">
            <text:p>INSERT INTO residences (name, post_number) VALUES ('Ljubljana',1536);</text:p>
          </table:table-cell>
          <table:table-cell table:number-columns-repeated="1016"/>
        </table:table-row>
        <table:table-row table:style-name="ro1">
          <table:table-cell table:style-name="ce5" office:value-type="float" office:value="1537">
            <text:p>1537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29];&quot;'&quot;;[.B229];&quot;',&quot;;[.A229];&quot;);&quot;)" office:value-type="string" office:string-value="INSERT INTO residences (name, post_number) VALUES ('Ljubljana',1537);">
            <text:p>INSERT INTO residences (name, post_number) VALUES ('Ljubljana',1537);</text:p>
          </table:table-cell>
          <table:table-cell table:number-columns-repeated="1016"/>
        </table:table-row>
        <table:table-row table:style-name="ro1">
          <table:table-cell table:style-name="ce5" office:value-type="float" office:value="1520">
            <text:p>1520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30];&quot;'&quot;;[.B230];&quot;',&quot;;[.A230];&quot;);&quot;)" office:value-type="string" office:string-value="INSERT INTO residences (name, post_number) VALUES ('Ljubljana',1520);">
            <text:p>INSERT INTO residences (name, post_number) VALUES ('Ljubljana',1520);</text:p>
          </table:table-cell>
          <table:table-cell table:number-columns-repeated="1016"/>
        </table:table-row>
        <table:table-row table:style-name="ro1">
          <table:table-cell table:style-name="ce5" office:value-type="float" office:value="1534">
            <text:p>1534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31];&quot;'&quot;;[.B231];&quot;',&quot;;[.A231];&quot;);&quot;)" office:value-type="string" office:string-value="INSERT INTO residences (name, post_number) VALUES ('Ljubljana',1534);">
            <text:p>INSERT INTO residences (name, post_number) VALUES ('Ljubljana',1534);</text:p>
          </table:table-cell>
          <table:table-cell table:number-columns-repeated="1016"/>
        </table:table-row>
        <table:table-row table:style-name="ro1">
          <table:table-cell table:style-name="ce5" office:value-type="float" office:value="1503">
            <text:p>1503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32];&quot;'&quot;;[.B232];&quot;',&quot;;[.A232];&quot;);&quot;)" office:value-type="string" office:string-value="INSERT INTO residences (name, post_number) VALUES ('Ljubljana',1503);">
            <text:p>INSERT INTO residences (name, post_number) VALUES ('Ljubljana',1503);</text:p>
          </table:table-cell>
          <table:table-cell table:number-columns-repeated="1016"/>
        </table:table-row>
        <table:table-row table:style-name="ro1">
          <table:table-cell table:style-name="ce5" office:value-type="float" office:value="1527">
            <text:p>1527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33];&quot;'&quot;;[.B233];&quot;',&quot;;[.A233];&quot;);&quot;)" office:value-type="string" office:string-value="INSERT INTO residences (name, post_number) VALUES ('Ljubljana',1527);">
            <text:p>INSERT INTO residences (name, post_number) VALUES ('Ljubljana',1527);</text:p>
          </table:table-cell>
          <table:table-cell table:number-columns-repeated="1016"/>
        </table:table-row>
        <table:table-row table:style-name="ro1">
          <table:table-cell table:style-name="ce5" office:value-type="float" office:value="1603">
            <text:p>1603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34];&quot;'&quot;;[.B234];&quot;',&quot;;[.A234];&quot;);&quot;)" office:value-type="string" office:string-value="INSERT INTO residences (name, post_number) VALUES ('Ljubljana',1603);">
            <text:p>INSERT INTO residences (name, post_number) VALUES ('Ljubljana',1603);</text:p>
          </table:table-cell>
          <table:table-cell table:number-columns-repeated="1016"/>
        </table:table-row>
        <table:table-row table:style-name="ro1">
          <table:table-cell table:style-name="ce5" office:value-type="float" office:value="1500">
            <text:p>1500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35];&quot;'&quot;;[.B235];&quot;',&quot;;[.A235];&quot;);&quot;)" office:value-type="string" office:string-value="INSERT INTO residences (name, post_number) VALUES ('Ljubljana',1500);">
            <text:p>INSERT INTO residences (name, post_number) VALUES ('Ljubljana',1500);</text:p>
          </table:table-cell>
          <table:table-cell table:number-columns-repeated="1016"/>
        </table:table-row>
        <table:table-row table:style-name="ro1">
          <table:table-cell table:style-name="ce5" office:value-type="float" office:value="1600">
            <text:p>1600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36];&quot;'&quot;;[.B236];&quot;',&quot;;[.A236];&quot;);&quot;)" office:value-type="string" office:string-value="INSERT INTO residences (name, post_number) VALUES ('Ljubljana',1600);">
            <text:p>INSERT INTO residences (name, post_number) VALUES ('Ljubljana',1600);</text:p>
          </table:table-cell>
          <table:table-cell table:number-columns-repeated="1016"/>
        </table:table-row>
        <table:table-row table:style-name="ro1">
          <table:table-cell table:style-name="ce5" office:value-type="float" office:value="1550">
            <text:p>1550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37];&quot;'&quot;;[.B237];&quot;',&quot;;[.A237];&quot;);&quot;)" office:value-type="string" office:string-value="INSERT INTO residences (name, post_number) VALUES ('Ljubljana',1550);">
            <text:p>INSERT INTO residences (name, post_number) VALUES ('Ljubljana',1550);</text:p>
          </table:table-cell>
          <table:table-cell table:number-columns-repeated="1016"/>
        </table:table-row>
        <table:table-row table:style-name="ro1">
          <table:table-cell table:style-name="ce5" office:value-type="float" office:value="1532">
            <text:p>1532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38];&quot;'&quot;;[.B238];&quot;',&quot;;[.A238];&quot;);&quot;)" office:value-type="string" office:string-value="INSERT INTO residences (name, post_number) VALUES ('Ljubljana',1532);">
            <text:p>INSERT INTO residences (name, post_number) VALUES ('Ljubljana',1532);</text:p>
          </table:table-cell>
          <table:table-cell table:number-columns-repeated="1016"/>
        </table:table-row>
        <table:table-row table:style-name="ro1">
          <table:table-cell table:style-name="ce5" office:value-type="float" office:value="1513">
            <text:p>1513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39];&quot;'&quot;;[.B239];&quot;',&quot;;[.A239];&quot;);&quot;)" office:value-type="string" office:string-value="INSERT INTO residences (name, post_number) VALUES ('Ljubljana',1513);">
            <text:p>INSERT INTO residences (name, post_number) VALUES ('Ljubljana',1513);</text:p>
          </table:table-cell>
          <table:table-cell table:number-columns-repeated="1016"/>
        </table:table-row>
        <table:table-row table:style-name="ro1">
          <table:table-cell table:style-name="ce5" office:value-type="float" office:value="1511">
            <text:p>1511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40];&quot;'&quot;;[.B240];&quot;',&quot;;[.A240];&quot;);&quot;)" office:value-type="string" office:string-value="INSERT INTO residences (name, post_number) VALUES ('Ljubljana',1511);">
            <text:p>INSERT INTO residences (name, post_number) VALUES ('Ljubljana',1511);</text:p>
          </table:table-cell>
          <table:table-cell table:number-columns-repeated="1016"/>
        </table:table-row>
        <table:table-row table:style-name="ro1">
          <table:table-cell table:style-name="ce5" office:value-type="float" office:value="1506">
            <text:p>1506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41];&quot;'&quot;;[.B241];&quot;',&quot;;[.A241];&quot;);&quot;)" office:value-type="string" office:string-value="INSERT INTO residences (name, post_number) VALUES ('Ljubljana',1506);">
            <text:p>INSERT INTO residences (name, post_number) VALUES ('Ljubljana',1506);</text:p>
          </table:table-cell>
          <table:table-cell table:number-columns-repeated="1016"/>
        </table:table-row>
        <table:table-row table:style-name="ro1">
          <table:table-cell table:style-name="ce5" office:value-type="float" office:value="1519">
            <text:p>1519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42];&quot;'&quot;;[.B242];&quot;',&quot;;[.A242];&quot;);&quot;)" office:value-type="string" office:string-value="INSERT INTO residences (name, post_number) VALUES ('Ljubljana',1519);">
            <text:p>INSERT INTO residences (name, post_number) VALUES ('Ljubljana',1519);</text:p>
          </table:table-cell>
          <table:table-cell table:number-columns-repeated="1016"/>
        </table:table-row>
        <table:table-row table:style-name="ro1">
          <table:table-cell table:style-name="ce5" office:value-type="float" office:value="1543">
            <text:p>1543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43];&quot;'&quot;;[.B243];&quot;',&quot;;[.A243];&quot;);&quot;)" office:value-type="string" office:string-value="INSERT INTO residences (name, post_number) VALUES ('Ljubljana',1543);">
            <text:p>INSERT INTO residences (name, post_number) VALUES ('Ljubljana',1543);</text:p>
          </table:table-cell>
          <table:table-cell table:number-columns-repeated="1016"/>
        </table:table-row>
        <table:table-row table:style-name="ro1">
          <table:table-cell table:style-name="ce5" office:value-type="float" office:value="1546">
            <text:p>1546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44];&quot;'&quot;;[.B244];&quot;',&quot;;[.A244];&quot;);&quot;)" office:value-type="string" office:string-value="INSERT INTO residences (name, post_number) VALUES ('Ljubljana',1546);">
            <text:p>INSERT INTO residences (name, post_number) VALUES ('Ljubljana',1546);</text:p>
          </table:table-cell>
          <table:table-cell table:number-columns-repeated="1016"/>
        </table:table-row>
        <table:table-row table:style-name="ro1">
          <table:table-cell table:style-name="ce5" office:value-type="float" office:value="1547">
            <text:p>1547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45];&quot;'&quot;;[.B245];&quot;',&quot;;[.A245];&quot;);&quot;)" office:value-type="string" office:string-value="INSERT INTO residences (name, post_number) VALUES ('Ljubljana',1547);">
            <text:p>INSERT INTO residences (name, post_number) VALUES ('Ljubljana',1547);</text:p>
          </table:table-cell>
          <table:table-cell table:number-columns-repeated="1016"/>
        </table:table-row>
        <table:table-row table:style-name="ro1">
          <table:table-cell table:style-name="ce5" office:value-type="float" office:value="1518">
            <text:p>1518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46];&quot;'&quot;;[.B246];&quot;',&quot;;[.A246];&quot;);&quot;)" office:value-type="string" office:string-value="INSERT INTO residences (name, post_number) VALUES ('Ljubljana',1518);">
            <text:p>INSERT INTO residences (name, post_number) VALUES ('Ljubljana',1518);</text:p>
          </table:table-cell>
          <table:table-cell table:number-columns-repeated="1016"/>
        </table:table-row>
        <table:table-row table:style-name="ro1">
          <table:table-cell table:style-name="ce5" office:value-type="float" office:value="1507">
            <text:p>1507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47];&quot;'&quot;;[.B247];&quot;',&quot;;[.A247];&quot;);&quot;)" office:value-type="string" office:string-value="INSERT INTO residences (name, post_number) VALUES ('Ljubljana',1507);">
            <text:p>INSERT INTO residences (name, post_number) VALUES ('Ljubljana',1507);</text:p>
          </table:table-cell>
          <table:table-cell table:number-columns-repeated="1016"/>
        </table:table-row>
        <table:table-row table:style-name="ro1">
          <table:table-cell table:style-name="ce5" office:value-type="float" office:value="1529">
            <text:p>1529</text:p>
          </table:table-cell>
          <table:table-cell table:style-name="ce10" office:value-type="string">
            <text:p>Ljublj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48];&quot;'&quot;;[.B248];&quot;',&quot;;[.A248];&quot;);&quot;)" office:value-type="string" office:string-value="INSERT INTO residences (name, post_number) VALUES ('Ljubljana',1529);">
            <text:p>INSERT INTO residences (name, post_number) VALUES ('Ljubljana',1529);</text:p>
          </table:table-cell>
          <table:table-cell table:number-columns-repeated="1016"/>
        </table:table-row>
        <table:table-row table:style-name="ro1">
          <table:table-cell table:style-name="ce3" office:value-type="float" office:value="1231">
            <text:p>1231</text:p>
          </table:table-cell>
          <table:table-cell table:style-name="ce8" office:value-type="string">
            <text:p>Ljubljana - Črnu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49];&quot;'&quot;;[.B249];&quot;',&quot;;[.A249];&quot;);&quot;)" office:value-type="string" office:string-value="INSERT INTO residences (name, post_number) VALUES ('Ljubljana - Črnuče',1231);">
            <text:p>INSERT INTO residences (name, post_number) VALUES ('Ljubljana - Črnuče',1231);</text:p>
          </table:table-cell>
          <table:table-cell table:number-columns-repeated="1016"/>
        </table:table-row>
        <table:table-row table:style-name="ro1">
          <table:table-cell table:style-name="ce3" office:value-type="float" office:value="1261">
            <text:p>1261</text:p>
          </table:table-cell>
          <table:table-cell table:style-name="ce8" office:value-type="string">
            <text:p>Ljubljana - Dobrun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50];&quot;'&quot;;[.B250];&quot;',&quot;;[.A250];&quot;);&quot;)" office:value-type="string" office:string-value="INSERT INTO residences (name, post_number) VALUES ('Ljubljana - Dobrunje',1261);">
            <text:p>INSERT INTO residences (name, post_number) VALUES ('Ljubljana - Dobrunje',1261);</text:p>
          </table:table-cell>
          <table:table-cell table:number-columns-repeated="1016"/>
        </table:table-row>
        <table:table-row table:style-name="ro1">
          <table:table-cell table:style-name="ce3" office:value-type="float" office:value="1260">
            <text:p>1260</text:p>
          </table:table-cell>
          <table:table-cell table:style-name="ce8" office:value-type="string">
            <text:p>Ljubljana - Pol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51];&quot;'&quot;;[.B251];&quot;',&quot;;[.A251];&quot;);&quot;)" office:value-type="string" office:string-value="INSERT INTO residences (name, post_number) VALUES ('Ljubljana - Polje',1260);">
            <text:p>INSERT INTO residences (name, post_number) VALUES ('Ljubljana - Polje',1260);</text:p>
          </table:table-cell>
          <table:table-cell table:number-columns-repeated="1016"/>
        </table:table-row>
        <table:table-row table:style-name="ro1">
          <table:table-cell table:style-name="ce3" office:value-type="float" office:value="1210">
            <text:p>1210</text:p>
          </table:table-cell>
          <table:table-cell table:style-name="ce8" office:value-type="string">
            <text:p>Ljubljana - Šentvid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52];&quot;'&quot;;[.B252];&quot;',&quot;;[.A252];&quot;);&quot;)" office:value-type="string" office:string-value="INSERT INTO residences (name, post_number) VALUES ('Ljubljana - Šentvid',1210);">
            <text:p>INSERT INTO residences (name, post_number) VALUES ('Ljubljana - Šentvid',1210);</text:p>
          </table:table-cell>
          <table:table-cell table:number-columns-repeated="1016"/>
        </table:table-row>
        <table:table-row table:style-name="ro1">
          <table:table-cell table:style-name="ce3" office:value-type="float" office:value="1211">
            <text:p>1211</text:p>
          </table:table-cell>
          <table:table-cell table:style-name="ce8" office:value-type="string">
            <text:p>Ljubljana - Šmartn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53];&quot;'&quot;;[.B253];&quot;',&quot;;[.A253];&quot;);&quot;)" office:value-type="string" office:string-value="INSERT INTO residences (name, post_number) VALUES ('Ljubljana - Šmartno',1211);">
            <text:p>INSERT INTO residences (name, post_number) VALUES ('Ljubljana - Šmartno',1211);</text:p>
          </table:table-cell>
          <table:table-cell table:number-columns-repeated="1016"/>
        </table:table-row>
        <table:table-row table:style-name="ro1">
          <table:table-cell table:style-name="ce3" office:value-type="float" office:value="3333">
            <text:p>3333</text:p>
          </table:table-cell>
          <table:table-cell table:style-name="ce8" office:value-type="string">
            <text:p>Ljubno ob Savinj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54];&quot;'&quot;;[.B254];&quot;',&quot;;[.A254];&quot;);&quot;)" office:value-type="string" office:string-value="INSERT INTO residences (name, post_number) VALUES ('Ljubno ob Savinji',3333);">
            <text:p>INSERT INTO residences (name, post_number) VALUES ('Ljubno ob Savinji',3333);</text:p>
          </table:table-cell>
          <table:table-cell table:number-columns-repeated="1016"/>
        </table:table-row>
        <table:table-row table:style-name="ro1">
          <table:table-cell table:style-name="ce3" office:value-type="float" office:value="9240">
            <text:p>9240</text:p>
          </table:table-cell>
          <table:table-cell table:style-name="ce8" office:value-type="string">
            <text:p>Ljutome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55];&quot;'&quot;;[.B255];&quot;',&quot;;[.A255];&quot;);&quot;)" office:value-type="string" office:string-value="INSERT INTO residences (name, post_number) VALUES ('Ljutomer',9240);">
            <text:p>INSERT INTO residences (name, post_number) VALUES ('Ljutomer',9240);</text:p>
          </table:table-cell>
          <table:table-cell table:number-columns-repeated="1016"/>
        </table:table-row>
        <table:table-row table:style-name="ro1">
          <table:table-cell table:style-name="ce3" office:value-type="float" office:value="3215">
            <text:p>3215</text:p>
          </table:table-cell>
          <table:table-cell table:style-name="ce8" office:value-type="string">
            <text:p>Lo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56];&quot;'&quot;;[.B256];&quot;',&quot;;[.A256];&quot;);&quot;)" office:value-type="string" office:string-value="INSERT INTO residences (name, post_number) VALUES ('Loče',3215);">
            <text:p>INSERT INTO residences (name, post_number) VALUES ('Loče',3215);</text:p>
          </table:table-cell>
          <table:table-cell table:number-columns-repeated="1016"/>
        </table:table-row>
        <table:table-row table:style-name="ro1">
          <table:table-cell table:style-name="ce3" office:value-type="float" office:value="5231">
            <text:p>5231</text:p>
          </table:table-cell>
          <table:table-cell table:style-name="ce8" office:value-type="string">
            <text:p>Log pod Mangartom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57];&quot;'&quot;;[.B257];&quot;',&quot;;[.A257];&quot;);&quot;)" office:value-type="string" office:string-value="INSERT INTO residences (name, post_number) VALUES ('Log pod Mangartom',5231);">
            <text:p>INSERT INTO residences (name, post_number) VALUES ('Log pod Mangartom',5231);</text:p>
          </table:table-cell>
          <table:table-cell table:number-columns-repeated="1016"/>
        </table:table-row>
        <table:table-row table:style-name="ro1">
          <table:table-cell table:style-name="ce3" office:value-type="float" office:value="1370">
            <text:p>1370</text:p>
          </table:table-cell>
          <table:table-cell table:style-name="ce8" office:value-type="string">
            <text:p>Logatec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58];&quot;'&quot;;[.B258];&quot;',&quot;;[.A258];&quot;);&quot;)" office:value-type="string" office:string-value="INSERT INTO residences (name, post_number) VALUES ('Logatec',1370);">
            <text:p>INSERT INTO residences (name, post_number) VALUES ('Logatec',1370);</text:p>
          </table:table-cell>
          <table:table-cell table:number-columns-repeated="1016"/>
        </table:table-row>
        <table:table-row table:style-name="ro1">
          <table:table-cell table:style-name="ce3" office:value-type="float" office:value="1434">
            <text:p>1434</text:p>
          </table:table-cell>
          <table:table-cell table:style-name="ce8" office:value-type="string">
            <text:p>Loka pri Zidanem Most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59];&quot;'&quot;;[.B259];&quot;',&quot;;[.A259];&quot;);&quot;)" office:value-type="string" office:string-value="INSERT INTO residences (name, post_number) VALUES ('Loka pri Zidanem Mostu',1434);">
            <text:p>INSERT INTO residences (name, post_number) VALUES ('Loka pri Zidanem Mostu',1434);</text:p>
          </table:table-cell>
          <table:table-cell table:number-columns-repeated="1016"/>
        </table:table-row>
        <table:table-row table:style-name="ro1">
          <table:table-cell table:style-name="ce3" office:value-type="float" office:value="3223">
            <text:p>3223</text:p>
          </table:table-cell>
          <table:table-cell table:style-name="ce8" office:value-type="string">
            <text:p>Loka pri Žusm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60];&quot;'&quot;;[.B260];&quot;',&quot;;[.A260];&quot;);&quot;)" office:value-type="string" office:string-value="INSERT INTO residences (name, post_number) VALUES ('Loka pri Žusmu',3223);">
            <text:p>INSERT INTO residences (name, post_number) VALUES ('Loka pri Žusmu',3223);</text:p>
          </table:table-cell>
          <table:table-cell table:number-columns-repeated="1016"/>
        </table:table-row>
        <table:table-row table:style-name="ro1">
          <table:table-cell table:style-name="ce3" office:value-type="float" office:value="6219">
            <text:p>6219</text:p>
          </table:table-cell>
          <table:table-cell table:style-name="ce8" office:value-type="string">
            <text:p>Lokev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61];&quot;'&quot;;[.B261];&quot;',&quot;;[.A261];&quot;);&quot;)" office:value-type="string" office:string-value="INSERT INTO residences (name, post_number) VALUES ('Lokev',6219);">
            <text:p>INSERT INTO residences (name, post_number) VALUES ('Lokev',6219);</text:p>
          </table:table-cell>
          <table:table-cell table:number-columns-repeated="1016"/>
        </table:table-row>
        <table:table-row table:style-name="ro1">
          <table:table-cell table:style-name="ce3" office:value-type="float" office:value="1318">
            <text:p>1318</text:p>
          </table:table-cell>
          <table:table-cell table:style-name="ce8" office:value-type="string">
            <text:p>Loški Poto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62];&quot;'&quot;;[.B262];&quot;',&quot;;[.A262];&quot;);&quot;)" office:value-type="string" office:string-value="INSERT INTO residences (name, post_number) VALUES ('Loški Potok',1318);">
            <text:p>INSERT INTO residences (name, post_number) VALUES ('Loški Potok',1318);</text:p>
          </table:table-cell>
          <table:table-cell table:number-columns-repeated="1016"/>
        </table:table-row>
        <table:table-row table:style-name="ro1">
          <table:table-cell table:style-name="ce3" office:value-type="float" office:value="2324">
            <text:p>2324</text:p>
          </table:table-cell>
          <table:table-cell table:style-name="ce8" office:value-type="string">
            <text:p>Lovrenc na Dravskem polj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63];&quot;'&quot;;[.B263];&quot;',&quot;;[.A263];&quot;);&quot;)" office:value-type="string" office:string-value="INSERT INTO residences (name, post_number) VALUES ('Lovrenc na Dravskem polju',2324);">
            <text:p>INSERT INTO residences (name, post_number) VALUES ('Lovrenc na Dravskem polju',2324);</text:p>
          </table:table-cell>
          <table:table-cell table:number-columns-repeated="1016"/>
        </table:table-row>
        <table:table-row table:style-name="ro1">
          <table:table-cell table:style-name="ce3" office:value-type="float" office:value="2344">
            <text:p>2344</text:p>
          </table:table-cell>
          <table:table-cell table:style-name="ce8" office:value-type="string">
            <text:p>Lovrenc na Pohorj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64];&quot;'&quot;;[.B264];&quot;',&quot;;[.A264];&quot;);&quot;)" office:value-type="string" office:string-value="INSERT INTO residences (name, post_number) VALUES ('Lovrenc na Pohorju',2344);">
            <text:p>INSERT INTO residences (name, post_number) VALUES ('Lovrenc na Pohorju',2344);</text:p>
          </table:table-cell>
          <table:table-cell table:number-columns-repeated="1016"/>
        </table:table-row>
        <table:table-row table:style-name="ro1">
          <table:table-cell table:style-name="ce3" office:value-type="float" office:value="3334">
            <text:p>3334</text:p>
          </table:table-cell>
          <table:table-cell table:style-name="ce8" office:value-type="string">
            <text:p>Lu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65];&quot;'&quot;;[.B265];&quot;',&quot;;[.A265];&quot;);&quot;)" office:value-type="string" office:string-value="INSERT INTO residences (name, post_number) VALUES ('Luče',3334);">
            <text:p>INSERT INTO residences (name, post_number) VALUES ('Luče',3334);</text:p>
          </table:table-cell>
          <table:table-cell table:number-columns-repeated="1016"/>
        </table:table-row>
        <table:table-row table:style-name="ro1">
          <table:table-cell table:style-name="ce3" office:value-type="float" office:value="1225">
            <text:p>1225</text:p>
          </table:table-cell>
          <table:table-cell table:style-name="ce8" office:value-type="string">
            <text:p>Lukov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66];&quot;'&quot;;[.B266];&quot;',&quot;;[.A266];&quot;);&quot;)" office:value-type="string" office:string-value="INSERT INTO residences (name, post_number) VALUES ('Lukovica',1225);">
            <text:p>INSERT INTO residences (name, post_number) VALUES ('Lukovica',1225);</text:p>
          </table:table-cell>
          <table:table-cell table:number-columns-repeated="1016"/>
        </table:table-row>
        <table:table-row table:style-name="ro1">
          <table:table-cell table:style-name="ce3" office:value-type="float" office:value="9202">
            <text:p>9202</text:p>
          </table:table-cell>
          <table:table-cell table:style-name="ce8" office:value-type="string">
            <text:p>Mačkov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67];&quot;'&quot;;[.B267];&quot;',&quot;;[.A267];&quot;);&quot;)" office:value-type="string" office:string-value="INSERT INTO residences (name, post_number) VALUES ('Mačkovci',9202);">
            <text:p>INSERT INTO residences (name, post_number) VALUES ('Mačkovci',9202);</text:p>
          </table:table-cell>
          <table:table-cell table:number-columns-repeated="1016"/>
        </table:table-row>
        <table:table-row table:style-name="ro1">
          <table:table-cell table:style-name="ce3" office:value-type="float" office:value="2322">
            <text:p>2322</text:p>
          </table:table-cell>
          <table:table-cell table:style-name="ce8" office:value-type="string">
            <text:p>Majšper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68];&quot;'&quot;;[.B268];&quot;',&quot;;[.A268];&quot;);&quot;)" office:value-type="string" office:string-value="INSERT INTO residences (name, post_number) VALUES ('Majšperk',2322);">
            <text:p>INSERT INTO residences (name, post_number) VALUES ('Majšperk',2322);</text:p>
          </table:table-cell>
          <table:table-cell table:number-columns-repeated="1016"/>
        </table:table-row>
        <table:table-row table:style-name="ro1">
          <table:table-cell table:style-name="ce3" office:value-type="float" office:value="2321">
            <text:p>2321</text:p>
          </table:table-cell>
          <table:table-cell table:style-name="ce8" office:value-type="string">
            <text:p>Makol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69];&quot;'&quot;;[.B269];&quot;',&quot;;[.A269];&quot;);&quot;)" office:value-type="string" office:string-value="INSERT INTO residences (name, post_number) VALUES ('Makole',2321);">
            <text:p>INSERT INTO residences (name, post_number) VALUES ('Makole',2321);</text:p>
          </table:table-cell>
          <table:table-cell table:number-columns-repeated="1016"/>
        </table:table-row>
        <table:table-row table:style-name="ro1">
          <table:table-cell table:style-name="ce3" office:value-type="float" office:value="9243">
            <text:p>9243</text:p>
          </table:table-cell>
          <table:table-cell table:style-name="ce8" office:value-type="string">
            <text:p>Mala Nedelj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70];&quot;'&quot;;[.B270];&quot;',&quot;;[.A270];&quot;);&quot;)" office:value-type="string" office:string-value="INSERT INTO residences (name, post_number) VALUES ('Mala Nedelja',9243);">
            <text:p>INSERT INTO residences (name, post_number) VALUES ('Mala Nedelja',9243);</text:p>
          </table:table-cell>
          <table:table-cell table:number-columns-repeated="1016"/>
        </table:table-row>
        <table:table-row table:style-name="ro1">
          <table:table-cell table:style-name="ce3" office:value-type="float" office:value="2229">
            <text:p>2229</text:p>
          </table:table-cell>
          <table:table-cell table:style-name="ce8" office:value-type="string">
            <text:p>Malečni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71];&quot;'&quot;;[.B271];&quot;',&quot;;[.A271];&quot;);&quot;)" office:value-type="string" office:string-value="INSERT INTO residences (name, post_number) VALUES ('Malečnik',2229);">
            <text:p>INSERT INTO residences (name, post_number) VALUES ('Malečnik',2229);</text:p>
          </table:table-cell>
          <table:table-cell table:number-columns-repeated="1016"/>
        </table:table-row>
        <table:table-row table:style-name="ro1">
          <table:table-cell table:style-name="ce3" office:value-type="float" office:value="6273">
            <text:p>6273</text:p>
          </table:table-cell>
          <table:table-cell table:style-name="ce8" office:value-type="string">
            <text:p>Marezig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72];&quot;'&quot;;[.B272];&quot;',&quot;;[.A272];&quot;);&quot;)" office:value-type="string" office:string-value="INSERT INTO residences (name, post_number) VALUES ('Marezige',6273);">
            <text:p>INSERT INTO residences (name, post_number) VALUES ('Marezige',6273);</text:p>
          </table:table-cell>
          <table:table-cell table:number-columns-repeated="1016"/>
        </table:table-row>
        <table:table-row table:style-name="ro1">
          <table:table-cell table:style-name="ce3" office:value-type="float" office:value="2000">
            <text:p>2000</text:p>
          </table:table-cell>
          <table:table-cell table:style-name="ce8" office:value-type="string">
            <text:p>Maribor - dosta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73];&quot;'&quot;;[.B273];&quot;',&quot;;[.A273];&quot;);&quot;)" office:value-type="string" office:string-value="INSERT INTO residences (name, post_number) VALUES ('Maribor - dostava',2000);">
            <text:p>INSERT INTO residences (name, post_number) VALUES ('Maribor - dostava',2000);</text:p>
          </table:table-cell>
          <table:table-cell table:number-columns-repeated="1016"/>
        </table:table-row>
        <table:table-row table:style-name="ro1">
          <table:table-cell table:style-name="ce3" office:value-type="float" office:value="2001">
            <text:p>2001</text:p>
          </table:table-cell>
          <table:table-cell table:style-name="ce8" office:value-type="string">
            <text:p>Maribor - poštni predal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74];&quot;'&quot;;[.B274];&quot;',&quot;;[.A274];&quot;);&quot;)" office:value-type="string" office:string-value="INSERT INTO residences (name, post_number) VALUES ('Maribor - poštni predali',2001);">
            <text:p>INSERT INTO residences (name, post_number) VALUES ('Maribor - poštni predali',2001);</text:p>
          </table:table-cell>
          <table:table-cell table:number-columns-repeated="1016"/>
        </table:table-row>
        <table:table-row table:style-name="ro1">
          <table:table-cell table:style-name="ce4" office:value-type="float" office:value="2504">
            <text:p>2504</text:p>
          </table:table-cell>
          <table:table-cell table:style-name="ce9" office:value-type="string">
            <text:p>Maribo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75];&quot;'&quot;;[.B275];&quot;',&quot;;[.A275];&quot;);&quot;)" office:value-type="string" office:string-value="INSERT INTO residences (name, post_number) VALUES ('Maribor',2504);">
            <text:p>INSERT INTO residences (name, post_number) VALUES ('Maribor',2504);</text:p>
          </table:table-cell>
          <table:table-cell table:number-columns-repeated="1016"/>
        </table:table-row>
        <table:table-row table:style-name="ro1">
          <table:table-cell table:style-name="ce4" office:value-type="float" office:value="2502">
            <text:p>2502</text:p>
          </table:table-cell>
          <table:table-cell table:style-name="ce9" office:value-type="string">
            <text:p>Maribo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76];&quot;'&quot;;[.B276];&quot;',&quot;;[.A276];&quot;);&quot;)" office:value-type="string" office:string-value="INSERT INTO residences (name, post_number) VALUES ('Maribor',2502);">
            <text:p>INSERT INTO residences (name, post_number) VALUES ('Maribor',2502);</text:p>
          </table:table-cell>
          <table:table-cell table:number-columns-repeated="1016"/>
        </table:table-row>
        <table:table-row table:style-name="ro1">
          <table:table-cell table:style-name="ce4" office:value-type="float" office:value="2509">
            <text:p>2509</text:p>
          </table:table-cell>
          <table:table-cell table:style-name="ce9" office:value-type="string">
            <text:p>Maribo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77];&quot;'&quot;;[.B277];&quot;',&quot;;[.A277];&quot;);&quot;)" office:value-type="string" office:string-value="INSERT INTO residences (name, post_number) VALUES ('Maribor',2509);">
            <text:p>INSERT INTO residences (name, post_number) VALUES ('Maribor',2509);</text:p>
          </table:table-cell>
          <table:table-cell table:number-columns-repeated="1016"/>
        </table:table-row>
        <table:table-row table:style-name="ro1">
          <table:table-cell table:style-name="ce4" office:value-type="float" office:value="2506">
            <text:p>2506</text:p>
          </table:table-cell>
          <table:table-cell table:style-name="ce9" office:value-type="string">
            <text:p>Maribo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78];&quot;'&quot;;[.B278];&quot;',&quot;;[.A278];&quot;);&quot;)" office:value-type="string" office:string-value="INSERT INTO residences (name, post_number) VALUES ('Maribor',2506);">
            <text:p>INSERT INTO residences (name, post_number) VALUES ('Maribor',2506);</text:p>
          </table:table-cell>
          <table:table-cell table:number-columns-repeated="1016"/>
        </table:table-row>
        <table:table-row table:style-name="ro1">
          <table:table-cell table:style-name="ce4" office:value-type="float" office:value="2508">
            <text:p>2508</text:p>
          </table:table-cell>
          <table:table-cell table:style-name="ce9" office:value-type="string">
            <text:p>Maribo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79];&quot;'&quot;;[.B279];&quot;',&quot;;[.A279];&quot;);&quot;)" office:value-type="string" office:string-value="INSERT INTO residences (name, post_number) VALUES ('Maribor',2508);">
            <text:p>INSERT INTO residences (name, post_number) VALUES ('Maribor',2508);</text:p>
          </table:table-cell>
          <table:table-cell table:number-columns-repeated="1016"/>
        </table:table-row>
        <table:table-row table:style-name="ro1">
          <table:table-cell table:style-name="ce4" office:value-type="float" office:value="2505">
            <text:p>2505</text:p>
          </table:table-cell>
          <table:table-cell table:style-name="ce9" office:value-type="string">
            <text:p>Maribo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80];&quot;'&quot;;[.B280];&quot;',&quot;;[.A280];&quot;);&quot;)" office:value-type="string" office:string-value="INSERT INTO residences (name, post_number) VALUES ('Maribor',2505);">
            <text:p>INSERT INTO residences (name, post_number) VALUES ('Maribor',2505);</text:p>
          </table:table-cell>
          <table:table-cell table:number-columns-repeated="1016"/>
        </table:table-row>
        <table:table-row table:style-name="ro1">
          <table:table-cell table:style-name="ce4" office:value-type="float" office:value="2503">
            <text:p>2503</text:p>
          </table:table-cell>
          <table:table-cell table:style-name="ce9" office:value-type="string">
            <text:p>Maribo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81];&quot;'&quot;;[.B281];&quot;',&quot;;[.A281];&quot;);&quot;)" office:value-type="string" office:string-value="INSERT INTO residences (name, post_number) VALUES ('Maribor',2503);">
            <text:p>INSERT INTO residences (name, post_number) VALUES ('Maribor',2503);</text:p>
          </table:table-cell>
          <table:table-cell table:number-columns-repeated="1016"/>
        </table:table-row>
        <table:table-row table:style-name="ro1">
          <table:table-cell table:style-name="ce4" office:value-type="float" office:value="2500">
            <text:p>2500</text:p>
          </table:table-cell>
          <table:table-cell table:style-name="ce9" office:value-type="string">
            <text:p>Maribo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82];&quot;'&quot;;[.B282];&quot;',&quot;;[.A282];&quot;);&quot;)" office:value-type="string" office:string-value="INSERT INTO residences (name, post_number) VALUES ('Maribor',2500);">
            <text:p>INSERT INTO residences (name, post_number) VALUES ('Maribor',2500);</text:p>
          </table:table-cell>
          <table:table-cell table:number-columns-repeated="1016"/>
        </table:table-row>
        <table:table-row table:style-name="ro1">
          <table:table-cell table:style-name="ce4" office:value-type="float" office:value="2600">
            <text:p>2600</text:p>
          </table:table-cell>
          <table:table-cell table:style-name="ce9" office:value-type="string">
            <text:p>Maribo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83];&quot;'&quot;;[.B283];&quot;',&quot;;[.A283];&quot;);&quot;)" office:value-type="string" office:string-value="INSERT INTO residences (name, post_number) VALUES ('Maribor',2600);">
            <text:p>INSERT INTO residences (name, post_number) VALUES ('Maribor',2600);</text:p>
          </table:table-cell>
          <table:table-cell table:number-columns-repeated="1016"/>
        </table:table-row>
        <table:table-row table:style-name="ro1">
          <table:table-cell table:style-name="ce4" office:value-type="float" office:value="2603">
            <text:p>2603</text:p>
          </table:table-cell>
          <table:table-cell table:style-name="ce9" office:value-type="string">
            <text:p>Maribo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84];&quot;'&quot;;[.B284];&quot;',&quot;;[.A284];&quot;);&quot;)" office:value-type="string" office:string-value="INSERT INTO residences (name, post_number) VALUES ('Maribor',2603);">
            <text:p>INSERT INTO residences (name, post_number) VALUES ('Maribor',2603);</text:p>
          </table:table-cell>
          <table:table-cell table:number-columns-repeated="1016"/>
        </table:table-row>
        <table:table-row table:style-name="ro1">
          <table:table-cell table:style-name="ce4" office:value-type="float" office:value="2501">
            <text:p>2501</text:p>
          </table:table-cell>
          <table:table-cell table:style-name="ce9" office:value-type="string">
            <text:p>Maribo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85];&quot;'&quot;;[.B285];&quot;',&quot;;[.A285];&quot;);&quot;)" office:value-type="string" office:string-value="INSERT INTO residences (name, post_number) VALUES ('Maribor',2501);">
            <text:p>INSERT INTO residences (name, post_number) VALUES ('Maribor',2501);</text:p>
          </table:table-cell>
          <table:table-cell table:number-columns-repeated="1016"/>
        </table:table-row>
        <table:table-row table:style-name="ro1">
          <table:table-cell table:style-name="ce4" office:value-type="float" office:value="2507">
            <text:p>2507</text:p>
          </table:table-cell>
          <table:table-cell table:style-name="ce9" office:value-type="string">
            <text:p>Maribo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86];&quot;'&quot;;[.B286];&quot;',&quot;;[.A286];&quot;);&quot;)" office:value-type="string" office:string-value="INSERT INTO residences (name, post_number) VALUES ('Maribor',2507);">
            <text:p>INSERT INTO residences (name, post_number) VALUES ('Maribor',2507);</text:p>
          </table:table-cell>
          <table:table-cell table:number-columns-repeated="1016"/>
        </table:table-row>
        <table:table-row table:style-name="ro1">
          <table:table-cell table:style-name="ce3" office:value-type="float" office:value="2206">
            <text:p>2206</text:p>
          </table:table-cell>
          <table:table-cell table:style-name="ce8" office:value-type="string">
            <text:p>Marjeta na Dravskem polj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87];&quot;'&quot;;[.B287];&quot;',&quot;;[.A287];&quot;);&quot;)" office:value-type="string" office:string-value="INSERT INTO residences (name, post_number) VALUES ('Marjeta na Dravskem polju',2206);">
            <text:p>INSERT INTO residences (name, post_number) VALUES ('Marjeta na Dravskem polju',2206);</text:p>
          </table:table-cell>
          <table:table-cell table:number-columns-repeated="1016"/>
        </table:table-row>
        <table:table-row table:style-name="ro1">
          <table:table-cell table:style-name="ce3" office:value-type="float" office:value="2281">
            <text:p>2281</text:p>
          </table:table-cell>
          <table:table-cell table:style-name="ce8" office:value-type="string">
            <text:p>Markov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88];&quot;'&quot;;[.B288];&quot;',&quot;;[.A288];&quot;);&quot;)" office:value-type="string" office:string-value="INSERT INTO residences (name, post_number) VALUES ('Markovci',2281);">
            <text:p>INSERT INTO residences (name, post_number) VALUES ('Markovci',2281);</text:p>
          </table:table-cell>
          <table:table-cell table:number-columns-repeated="1016"/>
        </table:table-row>
        <table:table-row table:style-name="ro1">
          <table:table-cell table:style-name="ce3" office:value-type="float" office:value="9221">
            <text:p>9221</text:p>
          </table:table-cell>
          <table:table-cell table:style-name="ce8" office:value-type="string">
            <text:p>Martjan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89];&quot;'&quot;;[.B289];&quot;',&quot;;[.A289];&quot;);&quot;)" office:value-type="string" office:string-value="INSERT INTO residences (name, post_number) VALUES ('Martjanci',9221);">
            <text:p>INSERT INTO residences (name, post_number) VALUES ('Martjanci',9221);</text:p>
          </table:table-cell>
          <table:table-cell table:number-columns-repeated="1016"/>
        </table:table-row>
        <table:table-row table:style-name="ro1">
          <table:table-cell table:style-name="ce3" office:value-type="float" office:value="6242">
            <text:p>6242</text:p>
          </table:table-cell>
          <table:table-cell table:style-name="ce8" office:value-type="string">
            <text:p>Materij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90];&quot;'&quot;;[.B290];&quot;',&quot;;[.A290];&quot;);&quot;)" office:value-type="string" office:string-value="INSERT INTO residences (name, post_number) VALUES ('Materija',6242);">
            <text:p>INSERT INTO residences (name, post_number) VALUES ('Materija',6242);</text:p>
          </table:table-cell>
          <table:table-cell table:number-columns-repeated="1016"/>
        </table:table-row>
        <table:table-row table:style-name="ro1">
          <table:table-cell table:style-name="ce3" office:value-type="float" office:value="4211">
            <text:p>4211</text:p>
          </table:table-cell>
          <table:table-cell table:style-name="ce8" office:value-type="string">
            <text:p>Mavči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91];&quot;'&quot;;[.B291];&quot;',&quot;;[.A291];&quot;);&quot;)" office:value-type="string" office:string-value="INSERT INTO residences (name, post_number) VALUES ('Mavčiče',4211);">
            <text:p>INSERT INTO residences (name, post_number) VALUES ('Mavčiče',4211);</text:p>
          </table:table-cell>
          <table:table-cell table:number-columns-repeated="1016"/>
        </table:table-row>
        <table:table-row table:style-name="ro1">
          <table:table-cell table:style-name="ce3" office:value-type="float" office:value="1215">
            <text:p>1215</text:p>
          </table:table-cell>
          <table:table-cell table:style-name="ce8" office:value-type="string">
            <text:p>Medvod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92];&quot;'&quot;;[.B292];&quot;',&quot;;[.A292];&quot;);&quot;)" office:value-type="string" office:string-value="INSERT INTO residences (name, post_number) VALUES ('Medvode',1215);">
            <text:p>INSERT INTO residences (name, post_number) VALUES ('Medvode',1215);</text:p>
          </table:table-cell>
          <table:table-cell table:number-columns-repeated="1016"/>
        </table:table-row>
        <table:table-row table:style-name="ro1">
          <table:table-cell table:style-name="ce3" office:value-type="float" office:value="1234">
            <text:p>1234</text:p>
          </table:table-cell>
          <table:table-cell table:style-name="ce8" office:value-type="string">
            <text:p>Mengeš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93];&quot;'&quot;;[.B293];&quot;',&quot;;[.A293];&quot;);&quot;)" office:value-type="string" office:string-value="INSERT INTO residences (name, post_number) VALUES ('Mengeš',1234);">
            <text:p>INSERT INTO residences (name, post_number) VALUES ('Mengeš',1234);</text:p>
          </table:table-cell>
          <table:table-cell table:number-columns-repeated="1016"/>
        </table:table-row>
        <table:table-row table:style-name="ro1">
          <table:table-cell table:style-name="ce3" office:value-type="float" office:value="8330">
            <text:p>8330</text:p>
          </table:table-cell>
          <table:table-cell table:style-name="ce8" office:value-type="string">
            <text:p>Metlik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94];&quot;'&quot;;[.B294];&quot;',&quot;;[.A294];&quot;);&quot;)" office:value-type="string" office:string-value="INSERT INTO residences (name, post_number) VALUES ('Metlika',8330);">
            <text:p>INSERT INTO residences (name, post_number) VALUES ('Metlika',8330);</text:p>
          </table:table-cell>
          <table:table-cell table:number-columns-repeated="1016"/>
        </table:table-row>
        <table:table-row table:style-name="ro1">
          <table:table-cell table:style-name="ce3" office:value-type="float" office:value="2392">
            <text:p>2392</text:p>
          </table:table-cell>
          <table:table-cell table:style-name="ce8" office:value-type="string">
            <text:p>Mež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95];&quot;'&quot;;[.B295];&quot;',&quot;;[.A295];&quot;);&quot;)" office:value-type="string" office:string-value="INSERT INTO residences (name, post_number) VALUES ('Mežica',2392);">
            <text:p>INSERT INTO residences (name, post_number) VALUES ('Mežica',2392);</text:p>
          </table:table-cell>
          <table:table-cell table:number-columns-repeated="1016"/>
        </table:table-row>
        <table:table-row table:style-name="ro1">
          <table:table-cell table:style-name="ce3" office:value-type="float" office:value="2204">
            <text:p>2204</text:p>
          </table:table-cell>
          <table:table-cell table:style-name="ce8" office:value-type="string">
            <text:p>Miklavž na Dravskem polj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96];&quot;'&quot;;[.B296];&quot;',&quot;;[.A296];&quot;);&quot;)" office:value-type="string" office:string-value="INSERT INTO residences (name, post_number) VALUES ('Miklavž na Dravskem polju',2204);">
            <text:p>INSERT INTO residences (name, post_number) VALUES ('Miklavž na Dravskem polju',2204);</text:p>
          </table:table-cell>
          <table:table-cell table:number-columns-repeated="1016"/>
        </table:table-row>
        <table:table-row table:style-name="ro1">
          <table:table-cell table:style-name="ce3" office:value-type="float" office:value="2275">
            <text:p>2275</text:p>
          </table:table-cell>
          <table:table-cell table:style-name="ce8" office:value-type="string">
            <text:p>Miklavž pri Ormož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97];&quot;'&quot;;[.B297];&quot;',&quot;;[.A297];&quot;);&quot;)" office:value-type="string" office:string-value="INSERT INTO residences (name, post_number) VALUES ('Miklavž pri Ormožu',2275);">
            <text:p>INSERT INTO residences (name, post_number) VALUES ('Miklavž pri Ormožu',2275);</text:p>
          </table:table-cell>
          <table:table-cell table:number-columns-repeated="1016"/>
        </table:table-row>
        <table:table-row table:style-name="ro1">
          <table:table-cell table:style-name="ce3" office:value-type="float" office:value="5291">
            <text:p>5291</text:p>
          </table:table-cell>
          <table:table-cell table:style-name="ce8" office:value-type="string">
            <text:p>Miren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98];&quot;'&quot;;[.B298];&quot;',&quot;;[.A298];&quot;);&quot;)" office:value-type="string" office:string-value="INSERT INTO residences (name, post_number) VALUES ('Miren',5291);">
            <text:p>INSERT INTO residences (name, post_number) VALUES ('Miren',5291);</text:p>
          </table:table-cell>
          <table:table-cell table:number-columns-repeated="1016"/>
        </table:table-row>
        <table:table-row table:style-name="ro1">
          <table:table-cell table:style-name="ce3" office:value-type="float" office:value="8233">
            <text:p>8233</text:p>
          </table:table-cell>
          <table:table-cell table:style-name="ce8" office:value-type="string">
            <text:p>Mir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299];&quot;'&quot;;[.B299];&quot;',&quot;;[.A299];&quot;);&quot;)" office:value-type="string" office:string-value="INSERT INTO residences (name, post_number) VALUES ('Mirna',8233);">
            <text:p>INSERT INTO residences (name, post_number) VALUES ('Mirna',8233);</text:p>
          </table:table-cell>
          <table:table-cell table:number-columns-repeated="1016"/>
        </table:table-row>
        <table:table-row table:style-name="ro1">
          <table:table-cell table:style-name="ce3" office:value-type="float" office:value="8216">
            <text:p>8216</text:p>
          </table:table-cell>
          <table:table-cell table:style-name="ce8" office:value-type="string">
            <text:p>Mirna Peč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00];&quot;'&quot;;[.B300];&quot;',&quot;;[.A300];&quot;);&quot;)" office:value-type="string" office:string-value="INSERT INTO residences (name, post_number) VALUES ('Mirna Peč',8216);">
            <text:p>INSERT INTO residences (name, post_number) VALUES ('Mirna Peč',8216);</text:p>
          </table:table-cell>
          <table:table-cell table:number-columns-repeated="1016"/>
        </table:table-row>
        <table:table-row table:style-name="ro1">
          <table:table-cell table:style-name="ce3" office:value-type="float" office:value="2382">
            <text:p>2382</text:p>
          </table:table-cell>
          <table:table-cell table:style-name="ce8" office:value-type="string">
            <text:p>Mislinj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01];&quot;'&quot;;[.B301];&quot;',&quot;;[.A301];&quot;);&quot;)" office:value-type="string" office:string-value="INSERT INTO residences (name, post_number) VALUES ('Mislinja',2382);">
            <text:p>INSERT INTO residences (name, post_number) VALUES ('Mislinja',2382);</text:p>
          </table:table-cell>
          <table:table-cell table:number-columns-repeated="1016"/>
        </table:table-row>
        <table:table-row table:style-name="ro1">
          <table:table-cell table:style-name="ce3" office:value-type="float" office:value="4281">
            <text:p>4281</text:p>
          </table:table-cell>
          <table:table-cell table:style-name="ce8" office:value-type="string">
            <text:p>Mojstr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02];&quot;'&quot;;[.B302];&quot;',&quot;;[.A302];&quot;);&quot;)" office:value-type="string" office:string-value="INSERT INTO residences (name, post_number) VALUES ('Mojstrana',4281);">
            <text:p>INSERT INTO residences (name, post_number) VALUES ('Mojstrana',4281);</text:p>
          </table:table-cell>
          <table:table-cell table:number-columns-repeated="1016"/>
        </table:table-row>
        <table:table-row table:style-name="ro1">
          <table:table-cell table:style-name="ce3" office:value-type="float" office:value="8230">
            <text:p>8230</text:p>
          </table:table-cell>
          <table:table-cell table:style-name="ce8" office:value-type="string">
            <text:p>Mokronog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03];&quot;'&quot;;[.B303];&quot;',&quot;;[.A303];&quot;);&quot;)" office:value-type="string" office:string-value="INSERT INTO residences (name, post_number) VALUES ('Mokronog',8230);">
            <text:p>INSERT INTO residences (name, post_number) VALUES ('Mokronog',8230);</text:p>
          </table:table-cell>
          <table:table-cell table:number-columns-repeated="1016"/>
        </table:table-row>
        <table:table-row table:style-name="ro1">
          <table:table-cell table:style-name="ce3" office:value-type="float" office:value="1251">
            <text:p>1251</text:p>
          </table:table-cell>
          <table:table-cell table:style-name="ce8" office:value-type="string">
            <text:p>Morav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04];&quot;'&quot;;[.B304];&quot;',&quot;;[.A304];&quot;);&quot;)" office:value-type="string" office:string-value="INSERT INTO residences (name, post_number) VALUES ('Moravče',1251);">
            <text:p>INSERT INTO residences (name, post_number) VALUES ('Moravče',1251);</text:p>
          </table:table-cell>
          <table:table-cell table:number-columns-repeated="1016"/>
        </table:table-row>
        <table:table-row table:style-name="ro1">
          <table:table-cell table:style-name="ce3" office:value-type="float" office:value="9226">
            <text:p>9226</text:p>
          </table:table-cell>
          <table:table-cell table:style-name="ce8" office:value-type="string">
            <text:p>Moravske Toplic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05];&quot;'&quot;;[.B305];&quot;',&quot;;[.A305];&quot;);&quot;)" office:value-type="string" office:string-value="INSERT INTO residences (name, post_number) VALUES ('Moravske Toplice',9226);">
            <text:p>INSERT INTO residences (name, post_number) VALUES ('Moravske Toplice',9226);</text:p>
          </table:table-cell>
          <table:table-cell table:number-columns-repeated="1016"/>
        </table:table-row>
        <table:table-row table:style-name="ro1">
          <table:table-cell table:style-name="ce3" office:value-type="float" office:value="5216">
            <text:p>5216</text:p>
          </table:table-cell>
          <table:table-cell table:style-name="ce8" office:value-type="string">
            <text:p>Most na Soč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06];&quot;'&quot;;[.B306];&quot;',&quot;;[.A306];&quot;);&quot;)" office:value-type="string" office:string-value="INSERT INTO residences (name, post_number) VALUES ('Most na Soči',5216);">
            <text:p>INSERT INTO residences (name, post_number) VALUES ('Most na Soči',5216);</text:p>
          </table:table-cell>
          <table:table-cell table:number-columns-repeated="1016"/>
        </table:table-row>
        <table:table-row table:style-name="ro1">
          <table:table-cell table:style-name="ce3" office:value-type="float" office:value="1221">
            <text:p>1221</text:p>
          </table:table-cell>
          <table:table-cell table:style-name="ce8" office:value-type="string">
            <text:p>Motni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07];&quot;'&quot;;[.B307];&quot;',&quot;;[.A307];&quot;);&quot;)" office:value-type="string" office:string-value="INSERT INTO residences (name, post_number) VALUES ('Motnik',1221);">
            <text:p>INSERT INTO residences (name, post_number) VALUES ('Motnik',1221);</text:p>
          </table:table-cell>
          <table:table-cell table:number-columns-repeated="1016"/>
        </table:table-row>
        <table:table-row table:style-name="ro1">
          <table:table-cell table:style-name="ce3" office:value-type="float" office:value="3330">
            <text:p>3330</text:p>
          </table:table-cell>
          <table:table-cell table:style-name="ce8" office:value-type="string">
            <text:p>Mozir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08];&quot;'&quot;;[.B308];&quot;',&quot;;[.A308];&quot;);&quot;)" office:value-type="string" office:string-value="INSERT INTO residences (name, post_number) VALUES ('Mozirje',3330);">
            <text:p>INSERT INTO residences (name, post_number) VALUES ('Mozirje',3330);</text:p>
          </table:table-cell>
          <table:table-cell table:number-columns-repeated="1016"/>
        </table:table-row>
        <table:table-row table:style-name="ro1">
          <table:table-cell table:style-name="ce3" office:value-type="float" office:value="9000">
            <text:p>9000</text:p>
          </table:table-cell>
          <table:table-cell table:style-name="ce8" office:value-type="string">
            <text:p>Murska Sobota - dosta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09];&quot;'&quot;;[.B309];&quot;',&quot;;[.A309];&quot;);&quot;)" office:value-type="string" office:string-value="INSERT INTO residences (name, post_number) VALUES ('Murska Sobota - dostava',9000);">
            <text:p>INSERT INTO residences (name, post_number) VALUES ('Murska Sobota - dostava',9000);</text:p>
          </table:table-cell>
          <table:table-cell table:number-columns-repeated="1016"/>
        </table:table-row>
        <table:table-row table:style-name="ro1">
          <table:table-cell table:style-name="ce3" office:value-type="float" office:value="9001">
            <text:p>9001</text:p>
          </table:table-cell>
          <table:table-cell table:style-name="ce8" office:value-type="string">
            <text:p>Murska Sobota - poštni predal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10];&quot;'&quot;;[.B310];&quot;',&quot;;[.A310];&quot;);&quot;)" office:value-type="string" office:string-value="INSERT INTO residences (name, post_number) VALUES ('Murska Sobota - poštni predali',9001);">
            <text:p>INSERT INTO residences (name, post_number) VALUES ('Murska Sobota - poštni predali',9001);</text:p>
          </table:table-cell>
          <table:table-cell table:number-columns-repeated="1016"/>
        </table:table-row>
        <table:table-row table:style-name="ro1">
          <table:table-cell table:style-name="ce4" office:value-type="float" office:value="9501">
            <text:p>9501</text:p>
          </table:table-cell>
          <table:table-cell table:style-name="ce9" office:value-type="string">
            <text:p>Murska Sobot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11];&quot;'&quot;;[.B311];&quot;',&quot;;[.A311];&quot;);&quot;)" office:value-type="string" office:string-value="INSERT INTO residences (name, post_number) VALUES ('Murska Sobota',9501);">
            <text:p>INSERT INTO residences (name, post_number) VALUES ('Murska Sobota',9501);</text:p>
          </table:table-cell>
          <table:table-cell table:number-columns-repeated="1016"/>
        </table:table-row>
        <table:table-row table:style-name="ro1">
          <table:table-cell table:style-name="ce4" office:value-type="float" office:value="9600">
            <text:p>9600</text:p>
          </table:table-cell>
          <table:table-cell table:style-name="ce9" office:value-type="string">
            <text:p>Murska Sobot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12];&quot;'&quot;;[.B312];&quot;',&quot;;[.A312];&quot;);&quot;)" office:value-type="string" office:string-value="INSERT INTO residences (name, post_number) VALUES ('Murska Sobota',9600);">
            <text:p>INSERT INTO residences (name, post_number) VALUES ('Murska Sobota',9600);</text:p>
          </table:table-cell>
          <table:table-cell table:number-columns-repeated="1016"/>
        </table:table-row>
        <table:table-row table:style-name="ro1">
          <table:table-cell table:style-name="ce3" office:value-type="float" office:value="2366">
            <text:p>2366</text:p>
          </table:table-cell>
          <table:table-cell table:style-name="ce8" office:value-type="string">
            <text:p>Mut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13];&quot;'&quot;;[.B313];&quot;',&quot;;[.A313];&quot;);&quot;)" office:value-type="string" office:string-value="INSERT INTO residences (name, post_number) VALUES ('Muta',2366);">
            <text:p>INSERT INTO residences (name, post_number) VALUES ('Muta',2366);</text:p>
          </table:table-cell>
          <table:table-cell table:number-columns-repeated="1016"/>
        </table:table-row>
        <table:table-row table:style-name="ro1">
          <table:table-cell table:style-name="ce3" office:value-type="float" office:value="4202">
            <text:p>4202</text:p>
          </table:table-cell>
          <table:table-cell table:style-name="ce8" office:value-type="string">
            <text:p>Nakl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14];&quot;'&quot;;[.B314];&quot;',&quot;;[.A314];&quot;);&quot;)" office:value-type="string" office:string-value="INSERT INTO residences (name, post_number) VALUES ('Naklo',4202);">
            <text:p>INSERT INTO residences (name, post_number) VALUES ('Naklo',4202);</text:p>
          </table:table-cell>
          <table:table-cell table:number-columns-repeated="1016"/>
        </table:table-row>
        <table:table-row table:style-name="ro1">
          <table:table-cell table:style-name="ce4" office:value-type="float" office:value="4501">
            <text:p>4501</text:p>
          </table:table-cell>
          <table:table-cell table:style-name="ce9" office:value-type="string">
            <text:p>Nakl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15];&quot;'&quot;;[.B315];&quot;',&quot;;[.A315];&quot;);&quot;)" office:value-type="string" office:string-value="INSERT INTO residences (name, post_number) VALUES ('Naklo',4501);">
            <text:p>INSERT INTO residences (name, post_number) VALUES ('Naklo',4501);</text:p>
          </table:table-cell>
          <table:table-cell table:number-columns-repeated="1016"/>
        </table:table-row>
        <table:table-row table:style-name="ro1">
          <table:table-cell table:style-name="ce3" office:value-type="float" office:value="3331">
            <text:p>3331</text:p>
          </table:table-cell>
          <table:table-cell table:style-name="ce8" office:value-type="string">
            <text:p>Nazar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16];&quot;'&quot;;[.B316];&quot;',&quot;;[.A316];&quot;);&quot;)" office:value-type="string" office:string-value="INSERT INTO residences (name, post_number) VALUES ('Nazarje',3331);">
            <text:p>INSERT INTO residences (name, post_number) VALUES ('Nazarje',3331);</text:p>
          </table:table-cell>
          <table:table-cell table:number-columns-repeated="1016"/>
        </table:table-row>
        <table:table-row table:style-name="ro1">
          <table:table-cell table:style-name="ce3" office:value-type="float" office:value="1357">
            <text:p>1357</text:p>
          </table:table-cell>
          <table:table-cell table:style-name="ce8" office:value-type="string">
            <text:p>Notranje Goric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17];&quot;'&quot;;[.B317];&quot;',&quot;;[.A317];&quot;);&quot;)" office:value-type="string" office:string-value="INSERT INTO residences (name, post_number) VALUES ('Notranje Gorice',1357);">
            <text:p>INSERT INTO residences (name, post_number) VALUES ('Notranje Gorice',1357);</text:p>
          </table:table-cell>
          <table:table-cell table:number-columns-repeated="1016"/>
        </table:table-row>
        <table:table-row table:style-name="ro1">
          <table:table-cell table:style-name="ce3" office:value-type="float" office:value="3203">
            <text:p>3203</text:p>
          </table:table-cell>
          <table:table-cell table:style-name="ce8" office:value-type="string">
            <text:p>Nova Cerkev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18];&quot;'&quot;;[.B318];&quot;',&quot;;[.A318];&quot;);&quot;)" office:value-type="string" office:string-value="INSERT INTO residences (name, post_number) VALUES ('Nova Cerkev',3203);">
            <text:p>INSERT INTO residences (name, post_number) VALUES ('Nova Cerkev',3203);</text:p>
          </table:table-cell>
          <table:table-cell table:number-columns-repeated="1016"/>
        </table:table-row>
        <table:table-row table:style-name="ro1">
          <table:table-cell table:style-name="ce3" office:value-type="float" office:value="5000">
            <text:p>5000</text:p>
          </table:table-cell>
          <table:table-cell table:style-name="ce8" office:value-type="string">
            <text:p>Nova Gorica - dosta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19];&quot;'&quot;;[.B319];&quot;',&quot;;[.A319];&quot;);&quot;)" office:value-type="string" office:string-value="INSERT INTO residences (name, post_number) VALUES ('Nova Gorica - dostava',5000);">
            <text:p>INSERT INTO residences (name, post_number) VALUES ('Nova Gorica - dostava',5000);</text:p>
          </table:table-cell>
          <table:table-cell table:number-columns-repeated="1016"/>
        </table:table-row>
        <table:table-row table:style-name="ro1">
          <table:table-cell table:style-name="ce3" office:value-type="float" office:value="5001">
            <text:p>5001</text:p>
          </table:table-cell>
          <table:table-cell table:style-name="ce8" office:value-type="string">
            <text:p>Nova Gorica - poštni predal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20];&quot;'&quot;;[.B320];&quot;',&quot;;[.A320];&quot;);&quot;)" office:value-type="string" office:string-value="INSERT INTO residences (name, post_number) VALUES ('Nova Gorica - poštni predali',5001);">
            <text:p>INSERT INTO residences (name, post_number) VALUES ('Nova Gorica - poštni predali',5001);</text:p>
          </table:table-cell>
          <table:table-cell table:number-columns-repeated="1016"/>
        </table:table-row>
        <table:table-row table:style-name="ro1">
          <table:table-cell table:style-name="ce4" office:value-type="float" office:value="5600">
            <text:p>5600</text:p>
          </table:table-cell>
          <table:table-cell table:style-name="ce9" office:value-type="string">
            <text:p>Nova Gor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21];&quot;'&quot;;[.B321];&quot;',&quot;;[.A321];&quot;);&quot;)" office:value-type="string" office:string-value="INSERT INTO residences (name, post_number) VALUES ('Nova Gorica',5600);">
            <text:p>INSERT INTO residences (name, post_number) VALUES ('Nova Gorica',5600);</text:p>
          </table:table-cell>
          <table:table-cell table:number-columns-repeated="1016"/>
        </table:table-row>
        <table:table-row table:style-name="ro1">
          <table:table-cell table:style-name="ce3" office:value-type="float" office:value="1385">
            <text:p>1385</text:p>
          </table:table-cell>
          <table:table-cell table:style-name="ce8" office:value-type="string">
            <text:p>Nova vas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22];&quot;'&quot;;[.B322];&quot;',&quot;;[.A322];&quot;);&quot;)" office:value-type="string" office:string-value="INSERT INTO residences (name, post_number) VALUES ('Nova vas',1385);">
            <text:p>INSERT INTO residences (name, post_number) VALUES ('Nova vas',1385);</text:p>
          </table:table-cell>
          <table:table-cell table:number-columns-repeated="1016"/>
        </table:table-row>
        <table:table-row table:style-name="ro1">
          <table:table-cell table:style-name="ce3" office:value-type="float" office:value="8000">
            <text:p>8000</text:p>
          </table:table-cell>
          <table:table-cell table:style-name="ce8" office:value-type="string">
            <text:p>Novo mesto - dosta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23];&quot;'&quot;;[.B323];&quot;',&quot;;[.A323];&quot;);&quot;)" office:value-type="string" office:string-value="INSERT INTO residences (name, post_number) VALUES ('Novo mesto - dostava',8000);">
            <text:p>INSERT INTO residences (name, post_number) VALUES ('Novo mesto - dostava',8000);</text:p>
          </table:table-cell>
          <table:table-cell table:number-columns-repeated="1016"/>
        </table:table-row>
        <table:table-row table:style-name="ro1">
          <table:table-cell table:style-name="ce3" office:value-type="float" office:value="8001">
            <text:p>8001</text:p>
          </table:table-cell>
          <table:table-cell table:style-name="ce8" office:value-type="string">
            <text:p>Novo mesto - poštni predal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24];&quot;'&quot;;[.B324];&quot;',&quot;;[.A324];&quot;);&quot;)" office:value-type="string" office:string-value="INSERT INTO residences (name, post_number) VALUES ('Novo mesto - poštni predali',8001);">
            <text:p>INSERT INTO residences (name, post_number) VALUES ('Novo mesto - poštni predali',8001);</text:p>
          </table:table-cell>
          <table:table-cell table:number-columns-repeated="1016"/>
        </table:table-row>
        <table:table-row table:style-name="ro1">
          <table:table-cell table:style-name="ce4" office:value-type="float" office:value="8501">
            <text:p>8501</text:p>
          </table:table-cell>
          <table:table-cell table:style-name="ce9" office:value-type="string">
            <text:p>Novo mest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25];&quot;'&quot;;[.B325];&quot;',&quot;;[.A325];&quot;);&quot;)" office:value-type="string" office:string-value="INSERT INTO residences (name, post_number) VALUES ('Novo mesto',8501);">
            <text:p>INSERT INTO residences (name, post_number) VALUES ('Novo mesto',8501);</text:p>
          </table:table-cell>
          <table:table-cell table:number-columns-repeated="1016"/>
        </table:table-row>
        <table:table-row table:style-name="ro1">
          <table:table-cell table:style-name="ce4" office:value-type="float" office:value="8600">
            <text:p>8600</text:p>
          </table:table-cell>
          <table:table-cell table:style-name="ce9" office:value-type="string">
            <text:p>Novo mest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26];&quot;'&quot;;[.B326];&quot;',&quot;;[.A326];&quot;);&quot;)" office:value-type="string" office:string-value="INSERT INTO residences (name, post_number) VALUES ('Novo mesto',8600);">
            <text:p>INSERT INTO residences (name, post_number) VALUES ('Novo mesto',8600);</text:p>
          </table:table-cell>
          <table:table-cell table:number-columns-repeated="1016"/>
        </table:table-row>
        <table:table-row table:style-name="ro1">
          <table:table-cell table:style-name="ce3" office:value-type="float" office:value="6243">
            <text:p>6243</text:p>
          </table:table-cell>
          <table:table-cell table:style-name="ce8" office:value-type="string">
            <text:p>Obrov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27];&quot;'&quot;;[.B327];&quot;',&quot;;[.A327];&quot;);&quot;)" office:value-type="string" office:string-value="INSERT INTO residences (name, post_number) VALUES ('Obrov',6243);">
            <text:p>INSERT INTO residences (name, post_number) VALUES ('Obrov',6243);</text:p>
          </table:table-cell>
          <table:table-cell table:number-columns-repeated="1016"/>
        </table:table-row>
        <table:table-row table:style-name="ro1">
          <table:table-cell table:style-name="ce3" office:value-type="float" office:value="9233">
            <text:p>9233</text:p>
          </table:table-cell>
          <table:table-cell table:style-name="ce8" office:value-type="string">
            <text:p>Odran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28];&quot;'&quot;;[.B328];&quot;',&quot;;[.A328];&quot;);&quot;)" office:value-type="string" office:string-value="INSERT INTO residences (name, post_number) VALUES ('Odranci',9233);">
            <text:p>INSERT INTO residences (name, post_number) VALUES ('Odranci',9233);</text:p>
          </table:table-cell>
          <table:table-cell table:number-columns-repeated="1016"/>
        </table:table-row>
        <table:table-row table:style-name="ro1">
          <table:table-cell table:style-name="ce3" office:value-type="float" office:value="2317">
            <text:p>2317</text:p>
          </table:table-cell>
          <table:table-cell table:style-name="ce8" office:value-type="string">
            <text:p>Oplot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29];&quot;'&quot;;[.B329];&quot;',&quot;;[.A329];&quot;);&quot;)" office:value-type="string" office:string-value="INSERT INTO residences (name, post_number) VALUES ('Oplotnica',2317);">
            <text:p>INSERT INTO residences (name, post_number) VALUES ('Oplotnica',2317);</text:p>
          </table:table-cell>
          <table:table-cell table:number-columns-repeated="1016"/>
        </table:table-row>
        <table:table-row table:style-name="ro1">
          <table:table-cell table:style-name="ce3" office:value-type="float" office:value="2312">
            <text:p>2312</text:p>
          </table:table-cell>
          <table:table-cell table:style-name="ce8" office:value-type="string">
            <text:p>Orehova vas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30];&quot;'&quot;;[.B330];&quot;',&quot;;[.A330];&quot;);&quot;)" office:value-type="string" office:string-value="INSERT INTO residences (name, post_number) VALUES ('Orehova vas',2312);">
            <text:p>INSERT INTO residences (name, post_number) VALUES ('Orehova vas',2312);</text:p>
          </table:table-cell>
          <table:table-cell table:number-columns-repeated="1016"/>
        </table:table-row>
        <table:table-row table:style-name="ro1">
          <table:table-cell table:style-name="ce3" office:value-type="float" office:value="2270">
            <text:p>2270</text:p>
          </table:table-cell>
          <table:table-cell table:style-name="ce8" office:value-type="string">
            <text:p>Ormož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31];&quot;'&quot;;[.B331];&quot;',&quot;;[.A331];&quot;);&quot;)" office:value-type="string" office:string-value="INSERT INTO residences (name, post_number) VALUES ('Ormož',2270);">
            <text:p>INSERT INTO residences (name, post_number) VALUES ('Ormož',2270);</text:p>
          </table:table-cell>
          <table:table-cell table:number-columns-repeated="1016"/>
        </table:table-row>
        <table:table-row table:style-name="ro1">
          <table:table-cell table:style-name="ce3" office:value-type="float" office:value="1316">
            <text:p>1316</text:p>
          </table:table-cell>
          <table:table-cell table:style-name="ce8" office:value-type="string">
            <text:p>Ortne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32];&quot;'&quot;;[.B332];&quot;',&quot;;[.A332];&quot;);&quot;)" office:value-type="string" office:string-value="INSERT INTO residences (name, post_number) VALUES ('Ortnek',1316);">
            <text:p>INSERT INTO residences (name, post_number) VALUES ('Ortnek',1316);</text:p>
          </table:table-cell>
          <table:table-cell table:number-columns-repeated="1016"/>
        </table:table-row>
        <table:table-row table:style-name="ro1">
          <table:table-cell table:style-name="ce3" office:value-type="float" office:value="1337">
            <text:p>1337</text:p>
          </table:table-cell>
          <table:table-cell table:style-name="ce8" office:value-type="string">
            <text:p>Osil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33];&quot;'&quot;;[.B333];&quot;',&quot;;[.A333];&quot;);&quot;)" office:value-type="string" office:string-value="INSERT INTO residences (name, post_number) VALUES ('Osilnica',1337);">
            <text:p>INSERT INTO residences (name, post_number) VALUES ('Osilnica',1337);</text:p>
          </table:table-cell>
          <table:table-cell table:number-columns-repeated="1016"/>
        </table:table-row>
        <table:table-row table:style-name="ro1">
          <table:table-cell table:style-name="ce3" office:value-type="float" office:value="8222">
            <text:p>8222</text:p>
          </table:table-cell>
          <table:table-cell table:style-name="ce8" office:value-type="string">
            <text:p>Otočec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34];&quot;'&quot;;[.B334];&quot;',&quot;;[.A334];&quot;);&quot;)" office:value-type="string" office:string-value="INSERT INTO residences (name, post_number) VALUES ('Otočec',8222);">
            <text:p>INSERT INTO residences (name, post_number) VALUES ('Otočec',8222);</text:p>
          </table:table-cell>
          <table:table-cell table:number-columns-repeated="1016"/>
        </table:table-row>
        <table:table-row table:style-name="ro1">
          <table:table-cell table:style-name="ce3" office:value-type="float" office:value="2361">
            <text:p>2361</text:p>
          </table:table-cell>
          <table:table-cell table:style-name="ce8" office:value-type="string">
            <text:p>Ožbalt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35];&quot;'&quot;;[.B335];&quot;',&quot;;[.A335];&quot;);&quot;)" office:value-type="string" office:string-value="INSERT INTO residences (name, post_number) VALUES ('Ožbalt',2361);">
            <text:p>INSERT INTO residences (name, post_number) VALUES ('Ožbalt',2361);</text:p>
          </table:table-cell>
          <table:table-cell table:number-columns-repeated="1016"/>
        </table:table-row>
        <table:table-row table:style-name="ro1">
          <table:table-cell table:style-name="ce3" office:value-type="float" office:value="2231">
            <text:p>2231</text:p>
          </table:table-cell>
          <table:table-cell table:style-name="ce8" office:value-type="string">
            <text:p>Per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36];&quot;'&quot;;[.B336];&quot;',&quot;;[.A336];&quot;);&quot;)" office:value-type="string" office:string-value="INSERT INTO residences (name, post_number) VALUES ('Pernica',2231);">
            <text:p>INSERT INTO residences (name, post_number) VALUES ('Pernica',2231);</text:p>
          </table:table-cell>
          <table:table-cell table:number-columns-repeated="1016"/>
        </table:table-row>
        <table:table-row table:style-name="ro1">
          <table:table-cell table:style-name="ce3" office:value-type="float" office:value="2211">
            <text:p>2211</text:p>
          </table:table-cell>
          <table:table-cell table:style-name="ce8" office:value-type="string">
            <text:p>Pesnica pri Maribor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37];&quot;'&quot;;[.B337];&quot;',&quot;;[.A337];&quot;);&quot;)" office:value-type="string" office:string-value="INSERT INTO residences (name, post_number) VALUES ('Pesnica pri Mariboru',2211);">
            <text:p>INSERT INTO residences (name, post_number) VALUES ('Pesnica pri Mariboru',2211);</text:p>
          </table:table-cell>
          <table:table-cell table:number-columns-repeated="1016"/>
        </table:table-row>
        <table:table-row table:style-name="ro1">
          <table:table-cell table:style-name="ce3" office:value-type="float" office:value="9203">
            <text:p>9203</text:p>
          </table:table-cell>
          <table:table-cell table:style-name="ce8" office:value-type="string">
            <text:p>Petrov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38];&quot;'&quot;;[.B338];&quot;',&quot;;[.A338];&quot;);&quot;)" office:value-type="string" office:string-value="INSERT INTO residences (name, post_number) VALUES ('Petrovci',9203);">
            <text:p>INSERT INTO residences (name, post_number) VALUES ('Petrovci',9203);</text:p>
          </table:table-cell>
          <table:table-cell table:number-columns-repeated="1016"/>
        </table:table-row>
        <table:table-row table:style-name="ro1">
          <table:table-cell table:style-name="ce3" office:value-type="float" office:value="3301">
            <text:p>3301</text:p>
          </table:table-cell>
          <table:table-cell table:style-name="ce8" office:value-type="string">
            <text:p>Petrov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39];&quot;'&quot;;[.B339];&quot;',&quot;;[.A339];&quot;);&quot;)" office:value-type="string" office:string-value="INSERT INTO residences (name, post_number) VALUES ('Petrovče',3301);">
            <text:p>INSERT INTO residences (name, post_number) VALUES ('Petrovče',3301);</text:p>
          </table:table-cell>
          <table:table-cell table:number-columns-repeated="1016"/>
        </table:table-row>
        <table:table-row table:style-name="ro1">
          <table:table-cell table:style-name="ce3" office:value-type="float" office:value="6330">
            <text:p>6330</text:p>
          </table:table-cell>
          <table:table-cell table:style-name="ce8" office:value-type="string">
            <text:p>Piran - Piran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40];&quot;'&quot;;[.B340];&quot;',&quot;;[.A340];&quot;);&quot;)" office:value-type="string" office:string-value="INSERT INTO residences (name, post_number) VALUES ('Piran - Pirano',6330);">
            <text:p>INSERT INTO residences (name, post_number) VALUES ('Piran - Pirano',6330);</text:p>
          </table:table-cell>
          <table:table-cell table:number-columns-repeated="1016"/>
        </table:table-row>
        <table:table-row table:style-name="ro1">
          <table:table-cell table:style-name="ce3" office:value-type="float" office:value="8255">
            <text:p>8255</text:p>
          </table:table-cell>
          <table:table-cell table:style-name="ce8" office:value-type="string">
            <text:p>Pišec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41];&quot;'&quot;;[.B341];&quot;',&quot;;[.A341];&quot;);&quot;)" office:value-type="string" office:string-value="INSERT INTO residences (name, post_number) VALUES ('Pišece',8255);">
            <text:p>INSERT INTO residences (name, post_number) VALUES ('Pišece',8255);</text:p>
          </table:table-cell>
          <table:table-cell table:number-columns-repeated="1016"/>
        </table:table-row>
        <table:table-row table:style-name="ro1">
          <table:table-cell table:style-name="ce3" office:value-type="float" office:value="6257">
            <text:p>6257</text:p>
          </table:table-cell>
          <table:table-cell table:style-name="ce8" office:value-type="string">
            <text:p>Pivk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42];&quot;'&quot;;[.B342];&quot;',&quot;;[.A342];&quot;);&quot;)" office:value-type="string" office:string-value="INSERT INTO residences (name, post_number) VALUES ('Pivka',6257);">
            <text:p>INSERT INTO residences (name, post_number) VALUES ('Pivka',6257);</text:p>
          </table:table-cell>
          <table:table-cell table:number-columns-repeated="1016"/>
        </table:table-row>
        <table:table-row table:style-name="ro1">
          <table:table-cell table:style-name="ce3" office:value-type="float" office:value="6232">
            <text:p>6232</text:p>
          </table:table-cell>
          <table:table-cell table:style-name="ce8" office:value-type="string">
            <text:p>Plani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43];&quot;'&quot;;[.B343];&quot;',&quot;;[.A343];&quot;);&quot;)" office:value-type="string" office:string-value="INSERT INTO residences (name, post_number) VALUES ('Planina',6232);">
            <text:p>INSERT INTO residences (name, post_number) VALUES ('Planina',6232);</text:p>
          </table:table-cell>
          <table:table-cell table:number-columns-repeated="1016"/>
        </table:table-row>
        <table:table-row table:style-name="ro1">
          <table:table-cell table:style-name="ce3" office:value-type="float" office:value="3225">
            <text:p>3225</text:p>
          </table:table-cell>
          <table:table-cell table:style-name="ce8" office:value-type="string">
            <text:p>Planina pri Sevni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44];&quot;'&quot;;[.B344];&quot;',&quot;;[.A344];&quot;);&quot;)" office:value-type="string" office:string-value="INSERT INTO residences (name, post_number) VALUES ('Planina pri Sevnici',3225);">
            <text:p>INSERT INTO residences (name, post_number) VALUES ('Planina pri Sevnici',3225);</text:p>
          </table:table-cell>
          <table:table-cell table:number-columns-repeated="1016"/>
        </table:table-row>
        <table:table-row table:style-name="ro1">
          <table:table-cell table:style-name="ce3" office:value-type="float" office:value="6276">
            <text:p>6276</text:p>
          </table:table-cell>
          <table:table-cell table:style-name="ce8" office:value-type="string">
            <text:p>Pobeg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45];&quot;'&quot;;[.B345];&quot;',&quot;;[.A345];&quot;);&quot;)" office:value-type="string" office:string-value="INSERT INTO residences (name, post_number) VALUES ('Pobegi',6276);">
            <text:p>INSERT INTO residences (name, post_number) VALUES ('Pobegi',6276);</text:p>
          </table:table-cell>
          <table:table-cell table:number-columns-repeated="1016"/>
        </table:table-row>
        <table:table-row table:style-name="ro1">
          <table:table-cell table:style-name="ce3" office:value-type="float" office:value="8312">
            <text:p>8312</text:p>
          </table:table-cell>
          <table:table-cell table:style-name="ce8" office:value-type="string">
            <text:p>Podboč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46];&quot;'&quot;;[.B346];&quot;',&quot;;[.A346];&quot;);&quot;)" office:value-type="string" office:string-value="INSERT INTO residences (name, post_number) VALUES ('Podbočje',8312);">
            <text:p>INSERT INTO residences (name, post_number) VALUES ('Podbočje',8312);</text:p>
          </table:table-cell>
          <table:table-cell table:number-columns-repeated="1016"/>
        </table:table-row>
        <table:table-row table:style-name="ro1">
          <table:table-cell table:style-name="ce3" office:value-type="float" office:value="5243">
            <text:p>5243</text:p>
          </table:table-cell>
          <table:table-cell table:style-name="ce8" office:value-type="string">
            <text:p>Podbrd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47];&quot;'&quot;;[.B347];&quot;',&quot;;[.A347];&quot;);&quot;)" office:value-type="string" office:string-value="INSERT INTO residences (name, post_number) VALUES ('Podbrdo',5243);">
            <text:p>INSERT INTO residences (name, post_number) VALUES ('Podbrdo',5243);</text:p>
          </table:table-cell>
          <table:table-cell table:number-columns-repeated="1016"/>
        </table:table-row>
        <table:table-row table:style-name="ro1">
          <table:table-cell table:style-name="ce3" office:value-type="float" office:value="3254">
            <text:p>3254</text:p>
          </table:table-cell>
          <table:table-cell table:style-name="ce8" office:value-type="string">
            <text:p>Podčetrte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48];&quot;'&quot;;[.B348];&quot;',&quot;;[.A348];&quot;);&quot;)" office:value-type="string" office:string-value="INSERT INTO residences (name, post_number) VALUES ('Podčetrtek',3254);">
            <text:p>INSERT INTO residences (name, post_number) VALUES ('Podčetrtek',3254);</text:p>
          </table:table-cell>
          <table:table-cell table:number-columns-repeated="1016"/>
        </table:table-row>
        <table:table-row table:style-name="ro1">
          <table:table-cell table:style-name="ce3" office:value-type="float" office:value="2273">
            <text:p>2273</text:p>
          </table:table-cell>
          <table:table-cell table:style-name="ce8" office:value-type="string">
            <text:p>Podgor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49];&quot;'&quot;;[.B349];&quot;',&quot;;[.A349];&quot;);&quot;)" office:value-type="string" office:string-value="INSERT INTO residences (name, post_number) VALUES ('Podgorci',2273);">
            <text:p>INSERT INTO residences (name, post_number) VALUES ('Podgorci',2273);</text:p>
          </table:table-cell>
          <table:table-cell table:number-columns-repeated="1016"/>
        </table:table-row>
        <table:table-row table:style-name="ro1">
          <table:table-cell table:style-name="ce3" office:value-type="float" office:value="6216">
            <text:p>6216</text:p>
          </table:table-cell>
          <table:table-cell table:style-name="ce8" office:value-type="string">
            <text:p>Podgor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50];&quot;'&quot;;[.B350];&quot;',&quot;;[.A350];&quot;);&quot;)" office:value-type="string" office:string-value="INSERT INTO residences (name, post_number) VALUES ('Podgorje',6216);">
            <text:p>INSERT INTO residences (name, post_number) VALUES ('Podgorje',6216);</text:p>
          </table:table-cell>
          <table:table-cell table:number-columns-repeated="1016"/>
        </table:table-row>
        <table:table-row table:style-name="ro1">
          <table:table-cell table:style-name="ce3" office:value-type="float" office:value="2381">
            <text:p>2381</text:p>
          </table:table-cell>
          <table:table-cell table:style-name="ce8" office:value-type="string">
            <text:p>Podgorje pri Slovenj Gradc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51];&quot;'&quot;;[.B351];&quot;',&quot;;[.A351];&quot;);&quot;)" office:value-type="string" office:string-value="INSERT INTO residences (name, post_number) VALUES ('Podgorje pri Slovenj Gradcu',2381);">
            <text:p>INSERT INTO residences (name, post_number) VALUES ('Podgorje pri Slovenj Gradcu',2381);</text:p>
          </table:table-cell>
          <table:table-cell table:number-columns-repeated="1016"/>
        </table:table-row>
        <table:table-row table:style-name="ro1">
          <table:table-cell table:style-name="ce3" office:value-type="float" office:value="6244">
            <text:p>6244</text:p>
          </table:table-cell>
          <table:table-cell table:style-name="ce8" office:value-type="string">
            <text:p>Podgrad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52];&quot;'&quot;;[.B352];&quot;',&quot;;[.A352];&quot;);&quot;)" office:value-type="string" office:string-value="INSERT INTO residences (name, post_number) VALUES ('Podgrad',6244);">
            <text:p>INSERT INTO residences (name, post_number) VALUES ('Podgrad',6244);</text:p>
          </table:table-cell>
          <table:table-cell table:number-columns-repeated="1016"/>
        </table:table-row>
        <table:table-row table:style-name="ro1">
          <table:table-cell table:style-name="ce3" office:value-type="float" office:value="1414">
            <text:p>1414</text:p>
          </table:table-cell>
          <table:table-cell table:style-name="ce8" office:value-type="string">
            <text:p>Podkum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53];&quot;'&quot;;[.B353];&quot;',&quot;;[.A353];&quot;);&quot;)" office:value-type="string" office:string-value="INSERT INTO residences (name, post_number) VALUES ('Podkum',1414);">
            <text:p>INSERT INTO residences (name, post_number) VALUES ('Podkum',1414);</text:p>
          </table:table-cell>
          <table:table-cell table:number-columns-repeated="1016"/>
        </table:table-row>
        <table:table-row table:style-name="ro1">
          <table:table-cell table:style-name="ce3" office:value-type="float" office:value="2286">
            <text:p>2286</text:p>
          </table:table-cell>
          <table:table-cell table:style-name="ce8" office:value-type="string">
            <text:p>Podlehni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54];&quot;'&quot;;[.B354];&quot;',&quot;;[.A354];&quot;);&quot;)" office:value-type="string" office:string-value="INSERT INTO residences (name, post_number) VALUES ('Podlehnik',2286);">
            <text:p>INSERT INTO residences (name, post_number) VALUES ('Podlehnik',2286);</text:p>
          </table:table-cell>
          <table:table-cell table:number-columns-repeated="1016"/>
        </table:table-row>
        <table:table-row table:style-name="ro1">
          <table:table-cell table:style-name="ce3" office:value-type="float" office:value="5272">
            <text:p>5272</text:p>
          </table:table-cell>
          <table:table-cell table:style-name="ce8" office:value-type="string">
            <text:p>Podnanos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55];&quot;'&quot;;[.B355];&quot;',&quot;;[.A355];&quot;);&quot;)" office:value-type="string" office:string-value="INSERT INTO residences (name, post_number) VALUES ('Podnanos',5272);">
            <text:p>INSERT INTO residences (name, post_number) VALUES ('Podnanos',5272);</text:p>
          </table:table-cell>
          <table:table-cell table:number-columns-repeated="1016"/>
        </table:table-row>
        <table:table-row table:style-name="ro1">
          <table:table-cell table:style-name="ce3" office:value-type="float" office:value="4244">
            <text:p>4244</text:p>
          </table:table-cell>
          <table:table-cell table:style-name="ce8" office:value-type="string">
            <text:p>Podnart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56];&quot;'&quot;;[.B356];&quot;',&quot;;[.A356];&quot;);&quot;)" office:value-type="string" office:string-value="INSERT INTO residences (name, post_number) VALUES ('Podnart',4244);">
            <text:p>INSERT INTO residences (name, post_number) VALUES ('Podnart',4244);</text:p>
          </table:table-cell>
          <table:table-cell table:number-columns-repeated="1016"/>
        </table:table-row>
        <table:table-row table:style-name="ro1">
          <table:table-cell table:style-name="ce3" office:value-type="float" office:value="3241">
            <text:p>3241</text:p>
          </table:table-cell>
          <table:table-cell table:style-name="ce8" office:value-type="string">
            <text:p>Podplat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57];&quot;'&quot;;[.B357];&quot;',&quot;;[.A357];&quot;);&quot;)" office:value-type="string" office:string-value="INSERT INTO residences (name, post_number) VALUES ('Podplat',3241);">
            <text:p>INSERT INTO residences (name, post_number) VALUES ('Podplat',3241);</text:p>
          </table:table-cell>
          <table:table-cell table:number-columns-repeated="1016"/>
        </table:table-row>
        <table:table-row table:style-name="ro1">
          <table:table-cell table:style-name="ce3" office:value-type="float" office:value="3257">
            <text:p>3257</text:p>
          </table:table-cell>
          <table:table-cell table:style-name="ce8" office:value-type="string">
            <text:p>Podsred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58];&quot;'&quot;;[.B358];&quot;',&quot;;[.A358];&quot;);&quot;)" office:value-type="string" office:string-value="INSERT INTO residences (name, post_number) VALUES ('Podsreda',3257);">
            <text:p>INSERT INTO residences (name, post_number) VALUES ('Podsreda',3257);</text:p>
          </table:table-cell>
          <table:table-cell table:number-columns-repeated="1016"/>
        </table:table-row>
        <table:table-row table:style-name="ro1">
          <table:table-cell table:style-name="ce3" office:value-type="float" office:value="2363">
            <text:p>2363</text:p>
          </table:table-cell>
          <table:table-cell table:style-name="ce8" office:value-type="string">
            <text:p>Podvelk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59];&quot;'&quot;;[.B359];&quot;',&quot;;[.A359];&quot;);&quot;)" office:value-type="string" office:string-value="INSERT INTO residences (name, post_number) VALUES ('Podvelka',2363);">
            <text:p>INSERT INTO residences (name, post_number) VALUES ('Podvelka',2363);</text:p>
          </table:table-cell>
          <table:table-cell table:number-columns-repeated="1016"/>
        </table:table-row>
        <table:table-row table:style-name="ro1">
          <table:table-cell table:style-name="ce3" office:value-type="float" office:value="2208">
            <text:p>2208</text:p>
          </table:table-cell>
          <table:table-cell table:style-name="ce8" office:value-type="string">
            <text:p>Pohor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60];&quot;'&quot;;[.B360];&quot;',&quot;;[.A360];&quot;);&quot;)" office:value-type="string" office:string-value="INSERT INTO residences (name, post_number) VALUES ('Pohorje',2208);">
            <text:p>INSERT INTO residences (name, post_number) VALUES ('Pohorje',2208);</text:p>
          </table:table-cell>
          <table:table-cell table:number-columns-repeated="1016"/>
        </table:table-row>
        <table:table-row table:style-name="ro1">
          <table:table-cell table:style-name="ce3" office:value-type="float" office:value="2257">
            <text:p>2257</text:p>
          </table:table-cell>
          <table:table-cell table:style-name="ce8" office:value-type="string">
            <text:p>Polenša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61];&quot;'&quot;;[.B361];&quot;',&quot;;[.A361];&quot;);&quot;)" office:value-type="string" office:string-value="INSERT INTO residences (name, post_number) VALUES ('Polenšak',2257);">
            <text:p>INSERT INTO residences (name, post_number) VALUES ('Polenšak',2257);</text:p>
          </table:table-cell>
          <table:table-cell table:number-columns-repeated="1016"/>
        </table:table-row>
        <table:table-row table:style-name="ro1">
          <table:table-cell table:style-name="ce3" office:value-type="float" office:value="1355">
            <text:p>1355</text:p>
          </table:table-cell>
          <table:table-cell table:style-name="ce8" office:value-type="string">
            <text:p>Polhov Gradec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62];&quot;'&quot;;[.B362];&quot;',&quot;;[.A362];&quot;);&quot;)" office:value-type="string" office:string-value="INSERT INTO residences (name, post_number) VALUES ('Polhov Gradec',1355);">
            <text:p>INSERT INTO residences (name, post_number) VALUES ('Polhov Gradec',1355);</text:p>
          </table:table-cell>
          <table:table-cell table:number-columns-repeated="1016"/>
        </table:table-row>
        <table:table-row table:style-name="ro1">
          <table:table-cell table:style-name="ce3" office:value-type="float" office:value="4223">
            <text:p>4223</text:p>
          </table:table-cell>
          <table:table-cell table:style-name="ce8" office:value-type="string">
            <text:p>Poljane nad Škofjo Lok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63];&quot;'&quot;;[.B363];&quot;',&quot;;[.A363];&quot;);&quot;)" office:value-type="string" office:string-value="INSERT INTO residences (name, post_number) VALUES ('Poljane nad Škofjo Loko',4223);">
            <text:p>INSERT INTO residences (name, post_number) VALUES ('Poljane nad Škofjo Loko',4223);</text:p>
          </table:table-cell>
          <table:table-cell table:number-columns-repeated="1016"/>
        </table:table-row>
        <table:table-row table:style-name="ro1">
          <table:table-cell table:style-name="ce3" office:value-type="float" office:value="2319">
            <text:p>2319</text:p>
          </table:table-cell>
          <table:table-cell table:style-name="ce8" office:value-type="string">
            <text:p>Poljčan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64];&quot;'&quot;;[.B364];&quot;',&quot;;[.A364];&quot;);&quot;)" office:value-type="string" office:string-value="INSERT INTO residences (name, post_number) VALUES ('Poljčane',2319);">
            <text:p>INSERT INTO residences (name, post_number) VALUES ('Poljčane',2319);</text:p>
          </table:table-cell>
          <table:table-cell table:number-columns-repeated="1016"/>
        </table:table-row>
        <table:table-row table:style-name="ro1">
          <table:table-cell table:style-name="ce3" office:value-type="float" office:value="1272">
            <text:p>1272</text:p>
          </table:table-cell>
          <table:table-cell table:style-name="ce8" office:value-type="string">
            <text:p>Polšni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65];&quot;'&quot;;[.B365];&quot;',&quot;;[.A365];&quot;);&quot;)" office:value-type="string" office:string-value="INSERT INTO residences (name, post_number) VALUES ('Polšnik',1272);">
            <text:p>INSERT INTO residences (name, post_number) VALUES ('Polšnik',1272);</text:p>
          </table:table-cell>
          <table:table-cell table:number-columns-repeated="1016"/>
        </table:table-row>
        <table:table-row table:style-name="ro1">
          <table:table-cell table:style-name="ce3" office:value-type="float" office:value="3313">
            <text:p>3313</text:p>
          </table:table-cell>
          <table:table-cell table:style-name="ce8" office:value-type="string">
            <text:p>Polzel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66];&quot;'&quot;;[.B366];&quot;',&quot;;[.A366];&quot;);&quot;)" office:value-type="string" office:string-value="INSERT INTO residences (name, post_number) VALUES ('Polzela',3313);">
            <text:p>INSERT INTO residences (name, post_number) VALUES ('Polzela',3313);</text:p>
          </table:table-cell>
          <table:table-cell table:number-columns-repeated="1016"/>
        </table:table-row>
        <table:table-row table:style-name="ro1">
          <table:table-cell table:style-name="ce3" office:value-type="float" office:value="3232">
            <text:p>3232</text:p>
          </table:table-cell>
          <table:table-cell table:style-name="ce8" office:value-type="string">
            <text:p>Ponik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67];&quot;'&quot;;[.B367];&quot;',&quot;;[.A367];&quot;);&quot;)" office:value-type="string" office:string-value="INSERT INTO residences (name, post_number) VALUES ('Ponikva',3232);">
            <text:p>INSERT INTO residences (name, post_number) VALUES ('Ponikva',3232);</text:p>
          </table:table-cell>
          <table:table-cell table:number-columns-repeated="1016"/>
        </table:table-row>
        <table:table-row table:style-name="ro1">
          <table:table-cell table:style-name="ce3" office:value-type="float" office:value="6320">
            <text:p>6320</text:p>
          </table:table-cell>
          <table:table-cell table:style-name="ce8" office:value-type="string">
            <text:p>Portorož - Portoros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68];&quot;'&quot;;[.B368];&quot;',&quot;;[.A368];&quot;);&quot;)" office:value-type="string" office:string-value="INSERT INTO residences (name, post_number) VALUES ('Portorož - Portorose',6320);">
            <text:p>INSERT INTO residences (name, post_number) VALUES ('Portorož - Portorose',6320);</text:p>
          </table:table-cell>
          <table:table-cell table:number-columns-repeated="1016"/>
        </table:table-row>
        <table:table-row table:style-name="ro1">
          <table:table-cell table:style-name="ce3" office:value-type="float" office:value="6230">
            <text:p>6230</text:p>
          </table:table-cell>
          <table:table-cell table:style-name="ce8" office:value-type="string">
            <text:p>Postoj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69];&quot;'&quot;;[.B369];&quot;',&quot;;[.A369];&quot;);&quot;)" office:value-type="string" office:string-value="INSERT INTO residences (name, post_number) VALUES ('Postojna',6230);">
            <text:p>INSERT INTO residences (name, post_number) VALUES ('Postojna',6230);</text:p>
          </table:table-cell>
          <table:table-cell table:number-columns-repeated="1016"/>
        </table:table-row>
        <table:table-row table:style-name="ro1">
          <table:table-cell table:style-name="ce3" office:value-type="float" office:value="2331">
            <text:p>2331</text:p>
          </table:table-cell>
          <table:table-cell table:style-name="ce8" office:value-type="string">
            <text:p>Pragersk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70];&quot;'&quot;;[.B370];&quot;',&quot;;[.A370];&quot;);&quot;)" office:value-type="string" office:string-value="INSERT INTO residences (name, post_number) VALUES ('Pragersko',2331);">
            <text:p>INSERT INTO residences (name, post_number) VALUES ('Pragersko',2331);</text:p>
          </table:table-cell>
          <table:table-cell table:number-columns-repeated="1016"/>
        </table:table-row>
        <table:table-row table:style-name="ro1">
          <table:table-cell table:style-name="ce3" office:value-type="float" office:value="3312">
            <text:p>3312</text:p>
          </table:table-cell>
          <table:table-cell table:style-name="ce8" office:value-type="string">
            <text:p>Prebold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71];&quot;'&quot;;[.B371];&quot;',&quot;;[.A371];&quot;);&quot;)" office:value-type="string" office:string-value="INSERT INTO residences (name, post_number) VALUES ('Prebold',3312);">
            <text:p>INSERT INTO residences (name, post_number) VALUES ('Prebold',3312);</text:p>
          </table:table-cell>
          <table:table-cell table:number-columns-repeated="1016"/>
        </table:table-row>
        <table:table-row table:style-name="ro1">
          <table:table-cell table:style-name="ce3" office:value-type="float" office:value="4205">
            <text:p>4205</text:p>
          </table:table-cell>
          <table:table-cell table:style-name="ce8" office:value-type="string">
            <text:p>Preddvo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72];&quot;'&quot;;[.B372];&quot;',&quot;;[.A372];&quot;);&quot;)" office:value-type="string" office:string-value="INSERT INTO residences (name, post_number) VALUES ('Preddvor',4205);">
            <text:p>INSERT INTO residences (name, post_number) VALUES ('Preddvor',4205);</text:p>
          </table:table-cell>
          <table:table-cell table:number-columns-repeated="1016"/>
        </table:table-row>
        <table:table-row table:style-name="ro1">
          <table:table-cell table:style-name="ce3" office:value-type="float" office:value="6255">
            <text:p>6255</text:p>
          </table:table-cell>
          <table:table-cell table:style-name="ce8" office:value-type="string">
            <text:p>Prem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73];&quot;'&quot;;[.B373];&quot;',&quot;;[.A373];&quot;);&quot;)" office:value-type="string" office:string-value="INSERT INTO residences (name, post_number) VALUES ('Prem',6255);">
            <text:p>INSERT INTO residences (name, post_number) VALUES ('Prem',6255);</text:p>
          </table:table-cell>
          <table:table-cell table:number-columns-repeated="1016"/>
        </table:table-row>
        <table:table-row table:style-name="ro1">
          <table:table-cell table:style-name="ce3" office:value-type="float" office:value="1352">
            <text:p>1352</text:p>
          </table:table-cell>
          <table:table-cell table:style-name="ce8" office:value-type="string">
            <text:p>Preser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74];&quot;'&quot;;[.B374];&quot;',&quot;;[.A374];&quot;);&quot;)" office:value-type="string" office:string-value="INSERT INTO residences (name, post_number) VALUES ('Preserje',1352);">
            <text:p>INSERT INTO residences (name, post_number) VALUES ('Preserje',1352);</text:p>
          </table:table-cell>
          <table:table-cell table:number-columns-repeated="1016"/>
        </table:table-row>
        <table:table-row table:style-name="ro1">
          <table:table-cell table:style-name="ce3" office:value-type="float" office:value="6258">
            <text:p>6258</text:p>
          </table:table-cell>
          <table:table-cell table:style-name="ce8" office:value-type="string">
            <text:p>Prestrane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75];&quot;'&quot;;[.B375];&quot;',&quot;;[.A375];&quot;);&quot;)" office:value-type="string" office:string-value="INSERT INTO residences (name, post_number) VALUES ('Prestranek',6258);">
            <text:p>INSERT INTO residences (name, post_number) VALUES ('Prestranek',6258);</text:p>
          </table:table-cell>
          <table:table-cell table:number-columns-repeated="1016"/>
        </table:table-row>
        <table:table-row table:style-name="ro1">
          <table:table-cell table:style-name="ce3" office:value-type="float" office:value="2391">
            <text:p>2391</text:p>
          </table:table-cell>
          <table:table-cell table:style-name="ce8" office:value-type="string">
            <text:p>Preval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76];&quot;'&quot;;[.B376];&quot;',&quot;;[.A376];&quot;);&quot;)" office:value-type="string" office:string-value="INSERT INTO residences (name, post_number) VALUES ('Prevalje',2391);">
            <text:p>INSERT INTO residences (name, post_number) VALUES ('Prevalje',2391);</text:p>
          </table:table-cell>
          <table:table-cell table:number-columns-repeated="1016"/>
        </table:table-row>
        <table:table-row table:style-name="ro1">
          <table:table-cell table:style-name="ce3" office:value-type="float" office:value="3262">
            <text:p>3262</text:p>
          </table:table-cell>
          <table:table-cell table:style-name="ce8" office:value-type="string">
            <text:p>Prevor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77];&quot;'&quot;;[.B377];&quot;',&quot;;[.A377];&quot;);&quot;)" office:value-type="string" office:string-value="INSERT INTO residences (name, post_number) VALUES ('Prevorje',3262);">
            <text:p>INSERT INTO residences (name, post_number) VALUES ('Prevorje',3262);</text:p>
          </table:table-cell>
          <table:table-cell table:number-columns-repeated="1016"/>
        </table:table-row>
        <table:table-row table:style-name="ro1">
          <table:table-cell table:style-name="ce3" office:value-type="float" office:value="1276">
            <text:p>1276</text:p>
          </table:table-cell>
          <table:table-cell table:style-name="ce8" office:value-type="string">
            <text:p>Primskovo 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78];&quot;'&quot;;[.B378];&quot;',&quot;;[.A378];&quot;);&quot;)" office:value-type="string" office:string-value="INSERT INTO residences (name, post_number) VALUES ('Primskovo ',1276);">
            <text:p>INSERT INTO residences (name, post_number) VALUES ('Primskovo ',1276);</text:p>
          </table:table-cell>
          <table:table-cell table:number-columns-repeated="1016"/>
        </table:table-row>
        <table:table-row table:style-name="ro1">
          <table:table-cell table:style-name="ce3" office:value-type="float" office:value="3253">
            <text:p>3253</text:p>
          </table:table-cell>
          <table:table-cell table:style-name="ce8" office:value-type="string">
            <text:p>Pristava pri Mestinj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79];&quot;'&quot;;[.B379];&quot;',&quot;;[.A379];&quot;);&quot;)" office:value-type="string" office:string-value="INSERT INTO residences (name, post_number) VALUES ('Pristava pri Mestinju',3253);">
            <text:p>INSERT INTO residences (name, post_number) VALUES ('Pristava pri Mestinju',3253);</text:p>
          </table:table-cell>
          <table:table-cell table:number-columns-repeated="1016"/>
        </table:table-row>
        <table:table-row table:style-name="ro1">
          <table:table-cell table:style-name="ce3" office:value-type="float" office:value="9207">
            <text:p>9207</text:p>
          </table:table-cell>
          <table:table-cell table:style-name="ce8" office:value-type="string">
            <text:p>Prosenjakovci - Partosfal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80];&quot;'&quot;;[.B380];&quot;',&quot;;[.A380];&quot;);&quot;)" office:value-type="string" office:string-value="INSERT INTO residences (name, post_number) VALUES ('Prosenjakovci - Partosfalva',9207);">
            <text:p>INSERT INTO residences (name, post_number) VALUES ('Prosenjakovci - Partosfalva',9207);</text:p>
          </table:table-cell>
          <table:table-cell table:number-columns-repeated="1016"/>
        </table:table-row>
        <table:table-row table:style-name="ro1">
          <table:table-cell table:style-name="ce3" office:value-type="float" office:value="5297">
            <text:p>5297</text:p>
          </table:table-cell>
          <table:table-cell table:style-name="ce8" office:value-type="string">
            <text:p>Prvači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81];&quot;'&quot;;[.B381];&quot;',&quot;;[.A381];&quot;);&quot;)" office:value-type="string" office:string-value="INSERT INTO residences (name, post_number) VALUES ('Prvačina',5297);">
            <text:p>INSERT INTO residences (name, post_number) VALUES ('Prvačina',5297);</text:p>
          </table:table-cell>
          <table:table-cell table:number-columns-repeated="1016"/>
        </table:table-row>
        <table:table-row table:style-name="ro1">
          <table:table-cell table:style-name="ce3" office:value-type="float" office:value="2250">
            <text:p>2250</text:p>
          </table:table-cell>
          <table:table-cell table:style-name="ce8" office:value-type="string">
            <text:p>Ptuj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82];&quot;'&quot;;[.B382];&quot;',&quot;;[.A382];&quot;);&quot;)" office:value-type="string" office:string-value="INSERT INTO residences (name, post_number) VALUES ('Ptuj',2250);">
            <text:p>INSERT INTO residences (name, post_number) VALUES ('Ptuj',2250);</text:p>
          </table:table-cell>
          <table:table-cell table:number-columns-repeated="1016"/>
        </table:table-row>
        <table:table-row table:style-name="ro1">
          <table:table-cell table:style-name="ce3" office:value-type="float" office:value="2323">
            <text:p>2323</text:p>
          </table:table-cell>
          <table:table-cell table:style-name="ce8" office:value-type="string">
            <text:p>Ptujska Gor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83];&quot;'&quot;;[.B383];&quot;',&quot;;[.A383];&quot;);&quot;)" office:value-type="string" office:string-value="INSERT INTO residences (name, post_number) VALUES ('Ptujska Gora',2323);">
            <text:p>INSERT INTO residences (name, post_number) VALUES ('Ptujska Gora',2323);</text:p>
          </table:table-cell>
          <table:table-cell table:number-columns-repeated="1016"/>
        </table:table-row>
        <table:table-row table:style-name="ro1">
          <table:table-cell table:style-name="ce3" office:value-type="float" office:value="9201">
            <text:p>9201</text:p>
          </table:table-cell>
          <table:table-cell table:style-name="ce8" office:value-type="string">
            <text:p>Pucon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84];&quot;'&quot;;[.B384];&quot;',&quot;;[.A384];&quot;);&quot;)" office:value-type="string" office:string-value="INSERT INTO residences (name, post_number) VALUES ('Puconci',9201);">
            <text:p>INSERT INTO residences (name, post_number) VALUES ('Puconci',9201);</text:p>
          </table:table-cell>
          <table:table-cell table:number-columns-repeated="1016"/>
        </table:table-row>
        <table:table-row table:style-name="ro1">
          <table:table-cell table:style-name="ce3" office:value-type="float" office:value="2327">
            <text:p>2327</text:p>
          </table:table-cell>
          <table:table-cell table:style-name="ce8" office:value-type="string">
            <text:p>Ra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85];&quot;'&quot;;[.B385];&quot;',&quot;;[.A385];&quot;);&quot;)" office:value-type="string" office:string-value="INSERT INTO residences (name, post_number) VALUES ('Rače',2327);">
            <text:p>INSERT INTO residences (name, post_number) VALUES ('Rače',2327);</text:p>
          </table:table-cell>
          <table:table-cell table:number-columns-repeated="1016"/>
        </table:table-row>
        <table:table-row table:style-name="ro1">
          <table:table-cell table:style-name="ce3" office:value-type="float" office:value="1433">
            <text:p>1433</text:p>
          </table:table-cell>
          <table:table-cell table:style-name="ce8" office:value-type="string">
            <text:p>Rade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86];&quot;'&quot;;[.B386];&quot;',&quot;;[.A386];&quot;);&quot;)" office:value-type="string" office:string-value="INSERT INTO residences (name, post_number) VALUES ('Radeče',1433);">
            <text:p>INSERT INTO residences (name, post_number) VALUES ('Radeče',1433);</text:p>
          </table:table-cell>
          <table:table-cell table:number-columns-repeated="1016"/>
        </table:table-row>
        <table:table-row table:style-name="ro1">
          <table:table-cell table:style-name="ce3" office:value-type="float" office:value="9252">
            <text:p>9252</text:p>
          </table:table-cell>
          <table:table-cell table:style-name="ce8" office:value-type="string">
            <text:p>Raden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87];&quot;'&quot;;[.B387];&quot;',&quot;;[.A387];&quot;);&quot;)" office:value-type="string" office:string-value="INSERT INTO residences (name, post_number) VALUES ('Radenci',9252);">
            <text:p>INSERT INTO residences (name, post_number) VALUES ('Radenci',9252);</text:p>
          </table:table-cell>
          <table:table-cell table:number-columns-repeated="1016"/>
        </table:table-row>
        <table:table-row table:style-name="ro1">
          <table:table-cell table:style-name="ce4" office:value-type="float" office:value="9502">
            <text:p>9502</text:p>
          </table:table-cell>
          <table:table-cell table:style-name="ce9" office:value-type="string">
            <text:p>Raden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88];&quot;'&quot;;[.B388];&quot;',&quot;;[.A388];&quot;);&quot;)" office:value-type="string" office:string-value="INSERT INTO residences (name, post_number) VALUES ('Radenci',9502);">
            <text:p>INSERT INTO residences (name, post_number) VALUES ('Radenci',9502);</text:p>
          </table:table-cell>
          <table:table-cell table:number-columns-repeated="1016"/>
        </table:table-row>
        <table:table-row table:style-name="ro1">
          <table:table-cell table:style-name="ce3" office:value-type="float" office:value="2360">
            <text:p>2360</text:p>
          </table:table-cell>
          <table:table-cell table:style-name="ce8" office:value-type="string">
            <text:p>Radlje ob Drav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89];&quot;'&quot;;[.B389];&quot;',&quot;;[.A389];&quot;);&quot;)" office:value-type="string" office:string-value="INSERT INTO residences (name, post_number) VALUES ('Radlje ob Dravi',2360);">
            <text:p>INSERT INTO residences (name, post_number) VALUES ('Radlje ob Dravi',2360);</text:p>
          </table:table-cell>
          <table:table-cell table:number-columns-repeated="1016"/>
        </table:table-row>
        <table:table-row table:style-name="ro1">
          <table:table-cell table:style-name="ce3" office:value-type="float" office:value="1235">
            <text:p>1235</text:p>
          </table:table-cell>
          <table:table-cell table:style-name="ce8" office:value-type="string">
            <text:p>Radoml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90];&quot;'&quot;;[.B390];&quot;',&quot;;[.A390];&quot;);&quot;)" office:value-type="string" office:string-value="INSERT INTO residences (name, post_number) VALUES ('Radomlje',1235);">
            <text:p>INSERT INTO residences (name, post_number) VALUES ('Radomlje',1235);</text:p>
          </table:table-cell>
          <table:table-cell table:number-columns-repeated="1016"/>
        </table:table-row>
        <table:table-row table:style-name="ro1">
          <table:table-cell table:style-name="ce3" office:value-type="float" office:value="4240">
            <text:p>4240</text:p>
          </table:table-cell>
          <table:table-cell table:style-name="ce8" office:value-type="string">
            <text:p>Radovlj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91];&quot;'&quot;;[.B391];&quot;',&quot;;[.A391];&quot;);&quot;)" office:value-type="string" office:string-value="INSERT INTO residences (name, post_number) VALUES ('Radovljica',4240);">
            <text:p>INSERT INTO residences (name, post_number) VALUES ('Radovljica',4240);</text:p>
          </table:table-cell>
          <table:table-cell table:number-columns-repeated="1016"/>
        </table:table-row>
        <table:table-row table:style-name="ro1">
          <table:table-cell table:style-name="ce3" office:value-type="float" office:value="8274">
            <text:p>8274</text:p>
          </table:table-cell>
          <table:table-cell table:style-name="ce8" office:value-type="string">
            <text:p>Rak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92];&quot;'&quot;;[.B392];&quot;',&quot;;[.A392];&quot;);&quot;)" office:value-type="string" office:string-value="INSERT INTO residences (name, post_number) VALUES ('Raka',8274);">
            <text:p>INSERT INTO residences (name, post_number) VALUES ('Raka',8274);</text:p>
          </table:table-cell>
          <table:table-cell table:number-columns-repeated="1016"/>
        </table:table-row>
        <table:table-row table:style-name="ro1">
          <table:table-cell table:style-name="ce3" office:value-type="float" office:value="1381">
            <text:p>1381</text:p>
          </table:table-cell>
          <table:table-cell table:style-name="ce8" office:value-type="string">
            <text:p>Rake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93];&quot;'&quot;;[.B393];&quot;',&quot;;[.A393];&quot;);&quot;)" office:value-type="string" office:string-value="INSERT INTO residences (name, post_number) VALUES ('Rakek',1381);">
            <text:p>INSERT INTO residences (name, post_number) VALUES ('Rakek',1381);</text:p>
          </table:table-cell>
          <table:table-cell table:number-columns-repeated="1016"/>
        </table:table-row>
        <table:table-row table:style-name="ro1">
          <table:table-cell table:style-name="ce3" office:value-type="float" office:value="4283">
            <text:p>4283</text:p>
          </table:table-cell>
          <table:table-cell table:style-name="ce8" office:value-type="string">
            <text:p>Rateče - Pla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94];&quot;'&quot;;[.B394];&quot;',&quot;;[.A394];&quot;);&quot;)" office:value-type="string" office:string-value="INSERT INTO residences (name, post_number) VALUES ('Rateče - Planica',4283);">
            <text:p>INSERT INTO residences (name, post_number) VALUES ('Rateče - Planica',4283);</text:p>
          </table:table-cell>
          <table:table-cell table:number-columns-repeated="1016"/>
        </table:table-row>
        <table:table-row table:style-name="ro1">
          <table:table-cell table:style-name="ce3" office:value-type="float" office:value="2390">
            <text:p>2390</text:p>
          </table:table-cell>
          <table:table-cell table:style-name="ce8" office:value-type="string">
            <text:p>Ravne na Koroškem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95];&quot;'&quot;;[.B395];&quot;',&quot;;[.A395];&quot;);&quot;)" office:value-type="string" office:string-value="INSERT INTO residences (name, post_number) VALUES ('Ravne na Koroškem',2390);">
            <text:p>INSERT INTO residences (name, post_number) VALUES ('Ravne na Koroškem',2390);</text:p>
          </table:table-cell>
          <table:table-cell table:number-columns-repeated="1016"/>
        </table:table-row>
        <table:table-row table:style-name="ro1">
          <table:table-cell table:style-name="ce3" office:value-type="float" office:value="3332">
            <text:p>3332</text:p>
          </table:table-cell>
          <table:table-cell table:style-name="ce8" office:value-type="string">
            <text:p>Rečica ob Savinj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96];&quot;'&quot;;[.B396];&quot;',&quot;;[.A396];&quot;);&quot;)" office:value-type="string" office:string-value="INSERT INTO residences (name, post_number) VALUES ('Rečica ob Savinji',3332);">
            <text:p>INSERT INTO residences (name, post_number) VALUES ('Rečica ob Savinji',3332);</text:p>
          </table:table-cell>
          <table:table-cell table:number-columns-repeated="1016"/>
        </table:table-row>
        <table:table-row table:style-name="ro1">
          <table:table-cell table:style-name="ce3" office:value-type="float" office:value="5292">
            <text:p>5292</text:p>
          </table:table-cell>
          <table:table-cell table:style-name="ce8" office:value-type="string">
            <text:p>Ren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97];&quot;'&quot;;[.B397];&quot;',&quot;;[.A397];&quot;);&quot;)" office:value-type="string" office:string-value="INSERT INTO residences (name, post_number) VALUES ('Renče',5292);">
            <text:p>INSERT INTO residences (name, post_number) VALUES ('Renče',5292);</text:p>
          </table:table-cell>
          <table:table-cell table:number-columns-repeated="1016"/>
        </table:table-row>
        <table:table-row table:style-name="ro1">
          <table:table-cell table:style-name="ce3" office:value-type="float" office:value="1310">
            <text:p>1310</text:p>
          </table:table-cell>
          <table:table-cell table:style-name="ce8" office:value-type="string">
            <text:p>Rib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98];&quot;'&quot;;[.B398];&quot;',&quot;;[.A398];&quot;);&quot;)" office:value-type="string" office:string-value="INSERT INTO residences (name, post_number) VALUES ('Ribnica',1310);">
            <text:p>INSERT INTO residences (name, post_number) VALUES ('Ribnica',1310);</text:p>
          </table:table-cell>
          <table:table-cell table:number-columns-repeated="1016"/>
        </table:table-row>
        <table:table-row table:style-name="ro1">
          <table:table-cell table:style-name="ce3" office:value-type="float" office:value="2364">
            <text:p>2364</text:p>
          </table:table-cell>
          <table:table-cell table:style-name="ce8" office:value-type="string">
            <text:p>Ribnica na Pohorj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399];&quot;'&quot;;[.B399];&quot;',&quot;;[.A399];&quot;);&quot;)" office:value-type="string" office:string-value="INSERT INTO residences (name, post_number) VALUES ('Ribnica na Pohorju',2364);">
            <text:p>INSERT INTO residences (name, post_number) VALUES ('Ribnica na Pohorju',2364);</text:p>
          </table:table-cell>
          <table:table-cell table:number-columns-repeated="1016"/>
        </table:table-row>
        <table:table-row table:style-name="ro1">
          <table:table-cell table:style-name="ce3" office:value-type="float" office:value="3272">
            <text:p>3272</text:p>
          </table:table-cell>
          <table:table-cell table:style-name="ce8" office:value-type="string">
            <text:p>Rimske Toplic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00];&quot;'&quot;;[.B400];&quot;',&quot;;[.A400];&quot;);&quot;)" office:value-type="string" office:string-value="INSERT INTO residences (name, post_number) VALUES ('Rimske Toplice',3272);">
            <text:p>INSERT INTO residences (name, post_number) VALUES ('Rimske Toplice',3272);</text:p>
          </table:table-cell>
          <table:table-cell table:number-columns-repeated="1016"/>
        </table:table-row>
        <table:table-row table:style-name="ro1">
          <table:table-cell table:style-name="ce3" office:value-type="float" office:value="1314">
            <text:p>1314</text:p>
          </table:table-cell>
          <table:table-cell table:style-name="ce8" office:value-type="string">
            <text:p>Rob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01];&quot;'&quot;;[.B401];&quot;',&quot;;[.A401];&quot;);&quot;)" office:value-type="string" office:string-value="INSERT INTO residences (name, post_number) VALUES ('Rob',1314);">
            <text:p>INSERT INTO residences (name, post_number) VALUES ('Rob',1314);</text:p>
          </table:table-cell>
          <table:table-cell table:number-columns-repeated="1016"/>
        </table:table-row>
        <table:table-row table:style-name="ro1">
          <table:table-cell table:style-name="ce3" office:value-type="float" office:value="5215">
            <text:p>5215</text:p>
          </table:table-cell>
          <table:table-cell table:style-name="ce8" office:value-type="string">
            <text:p>Ročinj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02];&quot;'&quot;;[.B402];&quot;',&quot;;[.A402];&quot;);&quot;)" office:value-type="string" office:string-value="INSERT INTO residences (name, post_number) VALUES ('Ročinj',5215);">
            <text:p>INSERT INTO residences (name, post_number) VALUES ('Ročinj',5215);</text:p>
          </table:table-cell>
          <table:table-cell table:number-columns-repeated="1016"/>
        </table:table-row>
        <table:table-row table:style-name="ro1">
          <table:table-cell table:style-name="ce3" office:value-type="float" office:value="3250">
            <text:p>3250</text:p>
          </table:table-cell>
          <table:table-cell table:style-name="ce8" office:value-type="string">
            <text:p>Rogaška Slati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03];&quot;'&quot;;[.B403];&quot;',&quot;;[.A403];&quot;);&quot;)" office:value-type="string" office:string-value="INSERT INTO residences (name, post_number) VALUES ('Rogaška Slatina',3250);">
            <text:p>INSERT INTO residences (name, post_number) VALUES ('Rogaška Slatina',3250);</text:p>
          </table:table-cell>
          <table:table-cell table:number-columns-repeated="1016"/>
        </table:table-row>
        <table:table-row table:style-name="ro1">
          <table:table-cell table:style-name="ce3" office:value-type="float" office:value="9262">
            <text:p>9262</text:p>
          </table:table-cell>
          <table:table-cell table:style-name="ce8" office:value-type="string">
            <text:p>Rogašov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04];&quot;'&quot;;[.B404];&quot;',&quot;;[.A404];&quot;);&quot;)" office:value-type="string" office:string-value="INSERT INTO residences (name, post_number) VALUES ('Rogašovci',9262);">
            <text:p>INSERT INTO residences (name, post_number) VALUES ('Rogašovci',9262);</text:p>
          </table:table-cell>
          <table:table-cell table:number-columns-repeated="1016"/>
        </table:table-row>
        <table:table-row table:style-name="ro1">
          <table:table-cell table:style-name="ce3" office:value-type="float" office:value="3252">
            <text:p>3252</text:p>
          </table:table-cell>
          <table:table-cell table:style-name="ce8" office:value-type="string">
            <text:p>Rogatec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05];&quot;'&quot;;[.B405];&quot;',&quot;;[.A405];&quot;);&quot;)" office:value-type="string" office:string-value="INSERT INTO residences (name, post_number) VALUES ('Rogatec',3252);">
            <text:p>INSERT INTO residences (name, post_number) VALUES ('Rogatec',3252);</text:p>
          </table:table-cell>
          <table:table-cell table:number-columns-repeated="1016"/>
        </table:table-row>
        <table:table-row table:style-name="ro1">
          <table:table-cell table:style-name="ce3" office:value-type="float" office:value="1373">
            <text:p>1373</text:p>
          </table:table-cell>
          <table:table-cell table:style-name="ce8" office:value-type="string">
            <text:p>Rovt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06];&quot;'&quot;;[.B406];&quot;',&quot;;[.A406];&quot;);&quot;)" office:value-type="string" office:string-value="INSERT INTO residences (name, post_number) VALUES ('Rovte',1373);">
            <text:p>INSERT INTO residences (name, post_number) VALUES ('Rovte',1373);</text:p>
          </table:table-cell>
          <table:table-cell table:number-columns-repeated="1016"/>
        </table:table-row>
        <table:table-row table:style-name="ro1">
          <table:table-cell table:style-name="ce3" office:value-type="float" office:value="2342">
            <text:p>2342</text:p>
          </table:table-cell>
          <table:table-cell table:style-name="ce8" office:value-type="string">
            <text:p>Ruš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07];&quot;'&quot;;[.B407];&quot;',&quot;;[.A407];&quot;);&quot;)" office:value-type="string" office:string-value="INSERT INTO residences (name, post_number) VALUES ('Ruše',2342);">
            <text:p>INSERT INTO residences (name, post_number) VALUES ('Ruše',2342);</text:p>
          </table:table-cell>
          <table:table-cell table:number-columns-repeated="1016"/>
        </table:table-row>
        <table:table-row table:style-name="ro1">
          <table:table-cell table:style-name="ce3" office:value-type="float" office:value="1282">
            <text:p>1282</text:p>
          </table:table-cell>
          <table:table-cell table:style-name="ce8" office:value-type="string">
            <text:p>Sa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08];&quot;'&quot;;[.B408];&quot;',&quot;;[.A408];&quot;);&quot;)" office:value-type="string" office:string-value="INSERT INTO residences (name, post_number) VALUES ('Sava',1282);">
            <text:p>INSERT INTO residences (name, post_number) VALUES ('Sava',1282);</text:p>
          </table:table-cell>
          <table:table-cell table:number-columns-repeated="1016"/>
        </table:table-row>
        <table:table-row table:style-name="ro1">
          <table:table-cell table:style-name="ce3" office:value-type="float" office:value="6333">
            <text:p>6333</text:p>
          </table:table-cell>
          <table:table-cell table:style-name="ce8" office:value-type="string">
            <text:p>Sečovlje - Sicciol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09];&quot;'&quot;;[.B409];&quot;',&quot;;[.A409];&quot;);&quot;)" office:value-type="string" office:string-value="INSERT INTO residences (name, post_number) VALUES ('Sečovlje - Sicciole',6333);">
            <text:p>INSERT INTO residences (name, post_number) VALUES ('Sečovlje - Sicciole',6333);</text:p>
          </table:table-cell>
          <table:table-cell table:number-columns-repeated="1016"/>
        </table:table-row>
        <table:table-row table:style-name="ro1">
          <table:table-cell table:style-name="ce3" office:value-type="float" office:value="4227">
            <text:p>4227</text:p>
          </table:table-cell>
          <table:table-cell table:style-name="ce8" office:value-type="string">
            <text:p>Sel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10];&quot;'&quot;;[.B410];&quot;',&quot;;[.A410];&quot;);&quot;)" office:value-type="string" office:string-value="INSERT INTO residences (name, post_number) VALUES ('Selca',4227);">
            <text:p>INSERT INTO residences (name, post_number) VALUES ('Selca',4227);</text:p>
          </table:table-cell>
          <table:table-cell table:number-columns-repeated="1016"/>
        </table:table-row>
        <table:table-row table:style-name="ro1">
          <table:table-cell table:style-name="ce3" office:value-type="float" office:value="2352">
            <text:p>2352</text:p>
          </table:table-cell>
          <table:table-cell table:style-name="ce8" office:value-type="string">
            <text:p>Selnica ob Drav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11];&quot;'&quot;;[.B411];&quot;',&quot;;[.A411];&quot;);&quot;)" office:value-type="string" office:string-value="INSERT INTO residences (name, post_number) VALUES ('Selnica ob Dravi',2352);">
            <text:p>INSERT INTO residences (name, post_number) VALUES ('Selnica ob Dravi',2352);</text:p>
          </table:table-cell>
          <table:table-cell table:number-columns-repeated="1016"/>
        </table:table-row>
        <table:table-row table:style-name="ro1">
          <table:table-cell table:style-name="ce3" office:value-type="float" office:value="8333">
            <text:p>8333</text:p>
          </table:table-cell>
          <table:table-cell table:style-name="ce8" office:value-type="string">
            <text:p>Semič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12];&quot;'&quot;;[.B412];&quot;',&quot;;[.A412];&quot;);&quot;)" office:value-type="string" office:string-value="INSERT INTO residences (name, post_number) VALUES ('Semič',8333);">
            <text:p>INSERT INTO residences (name, post_number) VALUES ('Semič',8333);</text:p>
          </table:table-cell>
          <table:table-cell table:number-columns-repeated="1016"/>
        </table:table-row>
        <table:table-row table:style-name="ro1">
          <table:table-cell table:style-name="ce3" office:value-type="float" office:value="8281">
            <text:p>8281</text:p>
          </table:table-cell>
          <table:table-cell table:style-name="ce8" office:value-type="string">
            <text:p>Senov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13];&quot;'&quot;;[.B413];&quot;',&quot;;[.A413];&quot;);&quot;)" office:value-type="string" office:string-value="INSERT INTO residences (name, post_number) VALUES ('Senovo',8281);">
            <text:p>INSERT INTO residences (name, post_number) VALUES ('Senovo',8281);</text:p>
          </table:table-cell>
          <table:table-cell table:number-columns-repeated="1016"/>
        </table:table-row>
        <table:table-row table:style-name="ro1">
          <table:table-cell table:style-name="ce3" office:value-type="float" office:value="6224">
            <text:p>6224</text:p>
          </table:table-cell>
          <table:table-cell table:style-name="ce8" office:value-type="string">
            <text:p>Senože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14];&quot;'&quot;;[.B414];&quot;',&quot;;[.A414];&quot;);&quot;)" office:value-type="string" office:string-value="INSERT INTO residences (name, post_number) VALUES ('Senožeče',6224);">
            <text:p>INSERT INTO residences (name, post_number) VALUES ('Senožeče',6224);</text:p>
          </table:table-cell>
          <table:table-cell table:number-columns-repeated="1016"/>
        </table:table-row>
        <table:table-row table:style-name="ro1">
          <table:table-cell table:style-name="ce3" office:value-type="float" office:value="8290">
            <text:p>8290</text:p>
          </table:table-cell>
          <table:table-cell table:style-name="ce8" office:value-type="string">
            <text:p>Sev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15];&quot;'&quot;;[.B415];&quot;',&quot;;[.A415];&quot;);&quot;)" office:value-type="string" office:string-value="INSERT INTO residences (name, post_number) VALUES ('Sevnica',8290);">
            <text:p>INSERT INTO residences (name, post_number) VALUES ('Sevnica',8290);</text:p>
          </table:table-cell>
          <table:table-cell table:number-columns-repeated="1016"/>
        </table:table-row>
        <table:table-row table:style-name="ro1">
          <table:table-cell table:style-name="ce3" office:value-type="float" office:value="6210">
            <text:p>6210</text:p>
          </table:table-cell>
          <table:table-cell table:style-name="ce8" office:value-type="string">
            <text:p>Sež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16];&quot;'&quot;;[.B416];&quot;',&quot;;[.A416];&quot;);&quot;)" office:value-type="string" office:string-value="INSERT INTO residences (name, post_number) VALUES ('Sežana',6210);">
            <text:p>INSERT INTO residences (name, post_number) VALUES ('Sežana',6210);</text:p>
          </table:table-cell>
          <table:table-cell table:number-columns-repeated="1016"/>
        </table:table-row>
        <table:table-row table:style-name="ro1">
          <table:table-cell table:style-name="ce3" office:value-type="float" office:value="2214">
            <text:p>2214</text:p>
          </table:table-cell>
          <table:table-cell table:style-name="ce8" office:value-type="string">
            <text:p>Sladki Vrh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17];&quot;'&quot;;[.B417];&quot;',&quot;;[.A417];&quot;);&quot;)" office:value-type="string" office:string-value="INSERT INTO residences (name, post_number) VALUES ('Sladki Vrh',2214);">
            <text:p>INSERT INTO residences (name, post_number) VALUES ('Sladki Vrh',2214);</text:p>
          </table:table-cell>
          <table:table-cell table:number-columns-repeated="1016"/>
        </table:table-row>
        <table:table-row table:style-name="ro1">
          <table:table-cell table:style-name="ce3" office:value-type="float" office:value="5283">
            <text:p>5283</text:p>
          </table:table-cell>
          <table:table-cell table:style-name="ce8" office:value-type="string">
            <text:p>Slap ob Idrij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18];&quot;'&quot;;[.B418];&quot;',&quot;;[.A418];&quot;);&quot;)" office:value-type="string" office:string-value="INSERT INTO residences (name, post_number) VALUES ('Slap ob Idrijci',5283);">
            <text:p>INSERT INTO residences (name, post_number) VALUES ('Slap ob Idrijci',5283);</text:p>
          </table:table-cell>
          <table:table-cell table:number-columns-repeated="1016"/>
        </table:table-row>
        <table:table-row table:style-name="ro1">
          <table:table-cell table:style-name="ce3" office:value-type="float" office:value="2380">
            <text:p>2380</text:p>
          </table:table-cell>
          <table:table-cell table:style-name="ce8" office:value-type="string">
            <text:p>Slovenj Gradec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19];&quot;'&quot;;[.B419];&quot;',&quot;;[.A419];&quot;);&quot;)" office:value-type="string" office:string-value="INSERT INTO residences (name, post_number) VALUES ('Slovenj Gradec',2380);">
            <text:p>INSERT INTO residences (name, post_number) VALUES ('Slovenj Gradec',2380);</text:p>
          </table:table-cell>
          <table:table-cell table:number-columns-repeated="1016"/>
        </table:table-row>
        <table:table-row table:style-name="ro1">
          <table:table-cell table:style-name="ce3" office:value-type="float" office:value="2310">
            <text:p>2310</text:p>
          </table:table-cell>
          <table:table-cell table:style-name="ce8" office:value-type="string">
            <text:p>Slovenska Bistr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20];&quot;'&quot;;[.B420];&quot;',&quot;;[.A420];&quot;);&quot;)" office:value-type="string" office:string-value="INSERT INTO residences (name, post_number) VALUES ('Slovenska Bistrica',2310);">
            <text:p>INSERT INTO residences (name, post_number) VALUES ('Slovenska Bistrica',2310);</text:p>
          </table:table-cell>
          <table:table-cell table:number-columns-repeated="1016"/>
        </table:table-row>
        <table:table-row table:style-name="ro1">
          <table:table-cell table:style-name="ce3" office:value-type="float" office:value="3210">
            <text:p>3210</text:p>
          </table:table-cell>
          <table:table-cell table:style-name="ce8" office:value-type="string">
            <text:p>Slovenske Konjic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21];&quot;'&quot;;[.B421];&quot;',&quot;;[.A421];&quot;);&quot;)" office:value-type="string" office:string-value="INSERT INTO residences (name, post_number) VALUES ('Slovenske Konjice',3210);">
            <text:p>INSERT INTO residences (name, post_number) VALUES ('Slovenske Konjice',3210);</text:p>
          </table:table-cell>
          <table:table-cell table:number-columns-repeated="1016"/>
        </table:table-row>
        <table:table-row table:style-name="ro1">
          <table:table-cell table:style-name="ce3" office:value-type="float" office:value="1216">
            <text:p>1216</text:p>
          </table:table-cell>
          <table:table-cell table:style-name="ce8" office:value-type="string">
            <text:p>Smledni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22];&quot;'&quot;;[.B422];&quot;',&quot;;[.A422];&quot;);&quot;)" office:value-type="string" office:string-value="INSERT INTO residences (name, post_number) VALUES ('Smlednik',1216);">
            <text:p>INSERT INTO residences (name, post_number) VALUES ('Smlednik',1216);</text:p>
          </table:table-cell>
          <table:table-cell table:number-columns-repeated="1016"/>
        </table:table-row>
        <table:table-row table:style-name="ro1">
          <table:table-cell table:style-name="ce3" office:value-type="float" office:value="5232">
            <text:p>5232</text:p>
          </table:table-cell>
          <table:table-cell table:style-name="ce8" office:value-type="string">
            <text:p>Soč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23];&quot;'&quot;;[.B423];&quot;',&quot;;[.A423];&quot;);&quot;)" office:value-type="string" office:string-value="INSERT INTO residences (name, post_number) VALUES ('Soča',5232);">
            <text:p>INSERT INTO residences (name, post_number) VALUES ('Soča',5232);</text:p>
          </table:table-cell>
          <table:table-cell table:number-columns-repeated="1016"/>
        </table:table-row>
        <table:table-row table:style-name="ro1">
          <table:table-cell table:style-name="ce3" office:value-type="float" office:value="1317">
            <text:p>1317</text:p>
          </table:table-cell>
          <table:table-cell table:style-name="ce8" office:value-type="string">
            <text:p>Sodraž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24];&quot;'&quot;;[.B424];&quot;',&quot;;[.A424];&quot;);&quot;)" office:value-type="string" office:string-value="INSERT INTO residences (name, post_number) VALUES ('Sodražica',1317);">
            <text:p>INSERT INTO residences (name, post_number) VALUES ('Sodražica',1317);</text:p>
          </table:table-cell>
          <table:table-cell table:number-columns-repeated="1016"/>
        </table:table-row>
        <table:table-row table:style-name="ro1">
          <table:table-cell table:style-name="ce3" office:value-type="float" office:value="3335">
            <text:p>3335</text:p>
          </table:table-cell>
          <table:table-cell table:style-name="ce8" office:value-type="string">
            <text:p>Solča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25];&quot;'&quot;;[.B425];&quot;',&quot;;[.A425];&quot;);&quot;)" office:value-type="string" office:string-value="INSERT INTO residences (name, post_number) VALUES ('Solčava',3335);">
            <text:p>INSERT INTO residences (name, post_number) VALUES ('Solčava',3335);</text:p>
          </table:table-cell>
          <table:table-cell table:number-columns-repeated="1016"/>
        </table:table-row>
        <table:table-row table:style-name="ro1">
          <table:table-cell table:style-name="ce3" office:value-type="float" office:value="5250">
            <text:p>5250</text:p>
          </table:table-cell>
          <table:table-cell table:style-name="ce8" office:value-type="string">
            <text:p>Solkan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26];&quot;'&quot;;[.B426];&quot;',&quot;;[.A426];&quot;);&quot;)" office:value-type="string" office:string-value="INSERT INTO residences (name, post_number) VALUES ('Solkan',5250);">
            <text:p>INSERT INTO residences (name, post_number) VALUES ('Solkan',5250);</text:p>
          </table:table-cell>
          <table:table-cell table:number-columns-repeated="1016"/>
        </table:table-row>
        <table:table-row table:style-name="ro1">
          <table:table-cell table:style-name="ce3" office:value-type="float" office:value="4229">
            <text:p>4229</text:p>
          </table:table-cell>
          <table:table-cell table:style-name="ce8" office:value-type="string">
            <text:p>Sor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27];&quot;'&quot;;[.B427];&quot;',&quot;;[.A427];&quot;);&quot;)" office:value-type="string" office:string-value="INSERT INTO residences (name, post_number) VALUES ('Sorica',4229);">
            <text:p>INSERT INTO residences (name, post_number) VALUES ('Sorica',4229);</text:p>
          </table:table-cell>
          <table:table-cell table:number-columns-repeated="1016"/>
        </table:table-row>
        <table:table-row table:style-name="ro1">
          <table:table-cell table:style-name="ce3" office:value-type="float" office:value="4225">
            <text:p>4225</text:p>
          </table:table-cell>
          <table:table-cell table:style-name="ce8" office:value-type="string">
            <text:p>Sovodenj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28];&quot;'&quot;;[.B428];&quot;',&quot;;[.A428];&quot;);&quot;)" office:value-type="string" office:string-value="INSERT INTO residences (name, post_number) VALUES ('Sovodenj',4225);">
            <text:p>INSERT INTO residences (name, post_number) VALUES ('Sovodenj',4225);</text:p>
          </table:table-cell>
          <table:table-cell table:number-columns-repeated="1016"/>
        </table:table-row>
        <table:table-row table:style-name="ro1">
          <table:table-cell table:style-name="ce3" office:value-type="float" office:value="5281">
            <text:p>5281</text:p>
          </table:table-cell>
          <table:table-cell table:style-name="ce8" office:value-type="string">
            <text:p>Spodnja Idrij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29];&quot;'&quot;;[.B429];&quot;',&quot;;[.A429];&quot;);&quot;)" office:value-type="string" office:string-value="INSERT INTO residences (name, post_number) VALUES ('Spodnja Idrija',5281);">
            <text:p>INSERT INTO residences (name, post_number) VALUES ('Spodnja Idrija',5281);</text:p>
          </table:table-cell>
          <table:table-cell table:number-columns-repeated="1016"/>
        </table:table-row>
        <table:table-row table:style-name="ro1">
          <table:table-cell table:style-name="ce3" office:value-type="float" office:value="2241">
            <text:p>2241</text:p>
          </table:table-cell>
          <table:table-cell table:style-name="ce8" office:value-type="string">
            <text:p>Spodnji Duple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30];&quot;'&quot;;[.B430];&quot;',&quot;;[.A430];&quot;);&quot;)" office:value-type="string" office:string-value="INSERT INTO residences (name, post_number) VALUES ('Spodnji Duplek',2241);">
            <text:p>INSERT INTO residences (name, post_number) VALUES ('Spodnji Duplek',2241);</text:p>
          </table:table-cell>
          <table:table-cell table:number-columns-repeated="1016"/>
        </table:table-row>
        <table:table-row table:style-name="ro1">
          <table:table-cell table:style-name="ce3" office:value-type="float" office:value="9245">
            <text:p>9245</text:p>
          </table:table-cell>
          <table:table-cell table:style-name="ce8" office:value-type="string">
            <text:p>Spodnji Ivanj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31];&quot;'&quot;;[.B431];&quot;',&quot;;[.A431];&quot;);&quot;)" office:value-type="string" office:string-value="INSERT INTO residences (name, post_number) VALUES ('Spodnji Ivanjci',9245);">
            <text:p>INSERT INTO residences (name, post_number) VALUES ('Spodnji Ivanjci',9245);</text:p>
          </table:table-cell>
          <table:table-cell table:number-columns-repeated="1016"/>
        </table:table-row>
        <table:table-row table:style-name="ro1">
          <table:table-cell table:style-name="ce3" office:value-type="float" office:value="2277">
            <text:p>2277</text:p>
          </table:table-cell>
          <table:table-cell table:style-name="ce8" office:value-type="string">
            <text:p>Središče ob Drav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32];&quot;'&quot;;[.B432];&quot;',&quot;;[.A432];&quot;);&quot;)" office:value-type="string" office:string-value="INSERT INTO residences (name, post_number) VALUES ('Središče ob Dravi',2277);">
            <text:p>INSERT INTO residences (name, post_number) VALUES ('Središče ob Dravi',2277);</text:p>
          </table:table-cell>
          <table:table-cell table:number-columns-repeated="1016"/>
        </table:table-row>
        <table:table-row table:style-name="ro1">
          <table:table-cell table:style-name="ce3" office:value-type="float" office:value="4267">
            <text:p>4267</text:p>
          </table:table-cell>
          <table:table-cell table:style-name="ce8" office:value-type="string">
            <text:p>Srednja vas v Bohinj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33];&quot;'&quot;;[.B433];&quot;',&quot;;[.A433];&quot;);&quot;)" office:value-type="string" office:string-value="INSERT INTO residences (name, post_number) VALUES ('Srednja vas v Bohinju',4267);">
            <text:p>INSERT INTO residences (name, post_number) VALUES ('Srednja vas v Bohinju',4267);</text:p>
          </table:table-cell>
          <table:table-cell table:number-columns-repeated="1016"/>
        </table:table-row>
        <table:table-row table:style-name="ro1">
          <table:table-cell table:style-name="ce3" office:value-type="float" office:value="8256">
            <text:p>8256</text:p>
          </table:table-cell>
          <table:table-cell table:style-name="ce8" office:value-type="string">
            <text:p>Sromlje 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34];&quot;'&quot;;[.B434];&quot;',&quot;;[.A434];&quot;);&quot;)" office:value-type="string" office:string-value="INSERT INTO residences (name, post_number) VALUES ('Sromlje ',8256);">
            <text:p>INSERT INTO residences (name, post_number) VALUES ('Sromlje ',8256);</text:p>
          </table:table-cell>
          <table:table-cell table:number-columns-repeated="1016"/>
        </table:table-row>
        <table:table-row table:style-name="ro1">
          <table:table-cell table:style-name="ce3" office:value-type="float" office:value="5224">
            <text:p>5224</text:p>
          </table:table-cell>
          <table:table-cell table:style-name="ce8" office:value-type="string">
            <text:p>Srpe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35];&quot;'&quot;;[.B435];&quot;',&quot;;[.A435];&quot;);&quot;)" office:value-type="string" office:string-value="INSERT INTO residences (name, post_number) VALUES ('Srpenica',5224);">
            <text:p>INSERT INTO residences (name, post_number) VALUES ('Srpenica',5224);</text:p>
          </table:table-cell>
          <table:table-cell table:number-columns-repeated="1016"/>
        </table:table-row>
        <table:table-row table:style-name="ro1">
          <table:table-cell table:style-name="ce3" office:value-type="float" office:value="1242">
            <text:p>1242</text:p>
          </table:table-cell>
          <table:table-cell table:style-name="ce8" office:value-type="string">
            <text:p>Stahov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36];&quot;'&quot;;[.B436];&quot;',&quot;;[.A436];&quot;);&quot;)" office:value-type="string" office:string-value="INSERT INTO residences (name, post_number) VALUES ('Stahovica',1242);">
            <text:p>INSERT INTO residences (name, post_number) VALUES ('Stahovica',1242);</text:p>
          </table:table-cell>
          <table:table-cell table:number-columns-repeated="1016"/>
        </table:table-row>
        <table:table-row table:style-name="ro1">
          <table:table-cell table:style-name="ce3" office:value-type="float" office:value="1332">
            <text:p>1332</text:p>
          </table:table-cell>
          <table:table-cell table:style-name="ce8" office:value-type="string">
            <text:p>Stara Cerkev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37];&quot;'&quot;;[.B437];&quot;',&quot;;[.A437];&quot;);&quot;)" office:value-type="string" office:string-value="INSERT INTO residences (name, post_number) VALUES ('Stara Cerkev',1332);">
            <text:p>INSERT INTO residences (name, post_number) VALUES ('Stara Cerkev',1332);</text:p>
          </table:table-cell>
          <table:table-cell table:number-columns-repeated="1016"/>
        </table:table-row>
        <table:table-row table:style-name="ro1">
          <table:table-cell table:style-name="ce3" office:value-type="float" office:value="8342">
            <text:p>8342</text:p>
          </table:table-cell>
          <table:table-cell table:style-name="ce8" office:value-type="string">
            <text:p>Stari trg ob Kolp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38];&quot;'&quot;;[.B438];&quot;',&quot;;[.A438];&quot;);&quot;)" office:value-type="string" office:string-value="INSERT INTO residences (name, post_number) VALUES ('Stari trg ob Kolpi',8342);">
            <text:p>INSERT INTO residences (name, post_number) VALUES ('Stari trg ob Kolpi',8342);</text:p>
          </table:table-cell>
          <table:table-cell table:number-columns-repeated="1016"/>
        </table:table-row>
        <table:table-row table:style-name="ro1">
          <table:table-cell table:style-name="ce3" office:value-type="float" office:value="1386">
            <text:p>1386</text:p>
          </table:table-cell>
          <table:table-cell table:style-name="ce8" office:value-type="string">
            <text:p>Stari trg pri Lož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39];&quot;'&quot;;[.B439];&quot;',&quot;;[.A439];&quot;);&quot;)" office:value-type="string" office:string-value="INSERT INTO residences (name, post_number) VALUES ('Stari trg pri Ložu',1386);">
            <text:p>INSERT INTO residences (name, post_number) VALUES ('Stari trg pri Ložu',1386);</text:p>
          </table:table-cell>
          <table:table-cell table:number-columns-repeated="1016"/>
        </table:table-row>
        <table:table-row table:style-name="ro1">
          <table:table-cell table:style-name="ce3" office:value-type="float" office:value="2205">
            <text:p>2205</text:p>
          </table:table-cell>
          <table:table-cell table:style-name="ce8" office:value-type="string">
            <text:p>Starš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40];&quot;'&quot;;[.B440];&quot;',&quot;;[.A440];&quot;);&quot;)" office:value-type="string" office:string-value="INSERT INTO residences (name, post_number) VALUES ('Starše',2205);">
            <text:p>INSERT INTO residences (name, post_number) VALUES ('Starše',2205);</text:p>
          </table:table-cell>
          <table:table-cell table:number-columns-repeated="1016"/>
        </table:table-row>
        <table:table-row table:style-name="ro1">
          <table:table-cell table:style-name="ce3" office:value-type="float" office:value="2289">
            <text:p>2289</text:p>
          </table:table-cell>
          <table:table-cell table:style-name="ce8" office:value-type="string">
            <text:p>Stoperc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41];&quot;'&quot;;[.B441];&quot;',&quot;;[.A441];&quot;);&quot;)" office:value-type="string" office:string-value="INSERT INTO residences (name, post_number) VALUES ('Stoperce',2289);">
            <text:p>INSERT INTO residences (name, post_number) VALUES ('Stoperce',2289);</text:p>
          </table:table-cell>
          <table:table-cell table:number-columns-repeated="1016"/>
        </table:table-row>
        <table:table-row table:style-name="ro1">
          <table:table-cell table:style-name="ce3" office:value-type="float" office:value="8322">
            <text:p>8322</text:p>
          </table:table-cell>
          <table:table-cell table:style-name="ce8" office:value-type="string">
            <text:p>Stopi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42];&quot;'&quot;;[.B442];&quot;',&quot;;[.A442];&quot;);&quot;)" office:value-type="string" office:string-value="INSERT INTO residences (name, post_number) VALUES ('Stopiče',8322);">
            <text:p>INSERT INTO residences (name, post_number) VALUES ('Stopiče',8322);</text:p>
          </table:table-cell>
          <table:table-cell table:number-columns-repeated="1016"/>
        </table:table-row>
        <table:table-row table:style-name="ro1">
          <table:table-cell table:style-name="ce3" office:value-type="float" office:value="3206">
            <text:p>3206</text:p>
          </table:table-cell>
          <table:table-cell table:style-name="ce8" office:value-type="string">
            <text:p>Stranic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43];&quot;'&quot;;[.B443];&quot;',&quot;;[.A443];&quot;);&quot;)" office:value-type="string" office:string-value="INSERT INTO residences (name, post_number) VALUES ('Stranice',3206);">
            <text:p>INSERT INTO residences (name, post_number) VALUES ('Stranice',3206);</text:p>
          </table:table-cell>
          <table:table-cell table:number-columns-repeated="1016"/>
        </table:table-row>
        <table:table-row table:style-name="ro1">
          <table:table-cell table:style-name="ce3" office:value-type="float" office:value="8351">
            <text:p>8351</text:p>
          </table:table-cell>
          <table:table-cell table:style-name="ce8" office:value-type="string">
            <text:p>Straž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44];&quot;'&quot;;[.B444];&quot;',&quot;;[.A444];&quot;);&quot;)" office:value-type="string" office:string-value="INSERT INTO residences (name, post_number) VALUES ('Straža',8351);">
            <text:p>INSERT INTO residences (name, post_number) VALUES ('Straža',8351);</text:p>
          </table:table-cell>
          <table:table-cell table:number-columns-repeated="1016"/>
        </table:table-row>
        <table:table-row table:style-name="ro1">
          <table:table-cell table:style-name="ce3" office:value-type="float" office:value="1313">
            <text:p>1313</text:p>
          </table:table-cell>
          <table:table-cell table:style-name="ce8" office:value-type="string">
            <text:p>Strug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45];&quot;'&quot;;[.B445];&quot;',&quot;;[.A445];&quot;);&quot;)" office:value-type="string" office:string-value="INSERT INTO residences (name, post_number) VALUES ('Struge',1313);">
            <text:p>INSERT INTO residences (name, post_number) VALUES ('Struge',1313);</text:p>
          </table:table-cell>
          <table:table-cell table:number-columns-repeated="1016"/>
        </table:table-row>
        <table:table-row table:style-name="ro2">
          <table:table-cell table:style-name="ce3" office:value-type="float" office:value="6323">
            <text:p>6323</text:p>
          </table:table-cell>
          <table:table-cell table:style-name="ce8" office:value-type="string">
            <text:p>Strunjan - Strugnano <text:span text:style-name="T1">(sezonska pošta)Strunjan - Strugnano (sezonska pošta)Strunjan - Strugnano (sezonska pošta)Strunjan - Strugnano (sezonska pošta)Strunjan - Strugnano (sezonska pošta)Strunjan - Strugnano (sezonska pošta)Strunjan - Strugnano (sezonska pošta)Strunjan - Strugnano (sezonska pošta)</text:span>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46];&quot;'&quot;;[.B446];&quot;',&quot;;[.A446];&quot;);&quot;)" office:value-type="string" office:string-value="INSERT INTO residences (name, post_number) VALUES ('Strunjan - Strugnano (sezonska pošta)Strunjan - Strugnano (sezonska pošta)Strunjan - Strugnano (sezonska pošta)Strunjan - Strugnano (sezonska pošta)Strunjan - Strugnano (sezonska pošta)Strunjan - Strugnano (sezonska pošta)Strunjan - Strugnano (sezonska pošta)Strunjan - Strugnano (sezonska pošta)',6323);">
            <text:p>INSERT INTO residences (name, post_number) VALUES ('Strunjan - Strugnano (sezonska pošta)Strunjan - Strugnano (sezonska pošta)Strunjan - Strugnano (sezonska pošta)Strunjan - Strugnano (sezonska pošta)Strunjan - Strugnano (sezonska pošta)Strunjan - Strugnano (sezonska pošta)Strunjan - Strugnano (sezonska pošta)Strunjan - Strugnano (sezonska pošta)',6323);</text:p>
          </table:table-cell>
          <table:table-cell table:number-columns-repeated="1016"/>
        </table:table-row>
        <table:table-row table:style-name="ro1">
          <table:table-cell table:style-name="ce3" office:value-type="float" office:value="8293">
            <text:p>8293</text:p>
          </table:table-cell>
          <table:table-cell table:style-name="ce8" office:value-type="string">
            <text:p>Studenec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47];&quot;'&quot;;[.B447];&quot;',&quot;;[.A447];&quot;);&quot;)" office:value-type="string" office:string-value="INSERT INTO residences (name, post_number) VALUES ('Studenec',8293);">
            <text:p>INSERT INTO residences (name, post_number) VALUES ('Studenec',8293);</text:p>
          </table:table-cell>
          <table:table-cell table:number-columns-repeated="1016"/>
        </table:table-row>
        <table:table-row table:style-name="ro1">
          <table:table-cell table:style-name="ce3" office:value-type="float" office:value="8331">
            <text:p>8331</text:p>
          </table:table-cell>
          <table:table-cell table:style-name="ce8" office:value-type="string">
            <text:p>Suho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48];&quot;'&quot;;[.B448];&quot;',&quot;;[.A448];&quot;);&quot;)" office:value-type="string" office:string-value="INSERT INTO residences (name, post_number) VALUES ('Suhor',8331);">
            <text:p>INSERT INTO residences (name, post_number) VALUES ('Suhor',8331);</text:p>
          </table:table-cell>
          <table:table-cell table:number-columns-repeated="1016"/>
        </table:table-row>
        <table:table-row table:style-name="ro1">
          <table:table-cell table:style-name="ce3" office:value-type="float" office:value="2233">
            <text:p>2233</text:p>
          </table:table-cell>
          <table:table-cell table:style-name="ce8" office:value-type="string">
            <text:p>Sv. Ana v Slovenskih goricah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49];&quot;'&quot;;[.B449];&quot;',&quot;;[.A449];&quot;);&quot;)" office:value-type="string" office:string-value="INSERT INTO residences (name, post_number) VALUES ('Sv. Ana v Slovenskih goricah',2233);">
            <text:p>INSERT INTO residences (name, post_number) VALUES ('Sv. Ana v Slovenskih goricah',2233);</text:p>
          </table:table-cell>
          <table:table-cell table:number-columns-repeated="1016"/>
        </table:table-row>
        <table:table-row table:style-name="ro1">
          <table:table-cell table:style-name="ce3" office:value-type="float" office:value="2353">
            <text:p>2353</text:p>
          </table:table-cell>
          <table:table-cell table:style-name="ce8" office:value-type="string">
            <text:p>Sv. Duh na Ostrem Vrh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50];&quot;'&quot;;[.B450];&quot;',&quot;;[.A450];&quot;);&quot;)" office:value-type="string" office:string-value="INSERT INTO residences (name, post_number) VALUES ('Sv. Duh na Ostrem Vrhu',2353);">
            <text:p>INSERT INTO residences (name, post_number) VALUES ('Sv. Duh na Ostrem Vrhu',2353);</text:p>
          </table:table-cell>
          <table:table-cell table:number-columns-repeated="1016"/>
        </table:table-row>
        <table:table-row table:style-name="ro1">
          <table:table-cell table:style-name="ce3" office:value-type="float" office:value="9244">
            <text:p>9244</text:p>
          </table:table-cell>
          <table:table-cell table:style-name="ce8" office:value-type="string">
            <text:p>Sv. Jurij ob Ščavni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51];&quot;'&quot;;[.B451];&quot;',&quot;;[.A451];&quot;);&quot;)" office:value-type="string" office:string-value="INSERT INTO residences (name, post_number) VALUES ('Sv. Jurij ob Ščavnici',9244);">
            <text:p>INSERT INTO residences (name, post_number) VALUES ('Sv. Jurij ob Ščavnici',9244);</text:p>
          </table:table-cell>
          <table:table-cell table:number-columns-repeated="1016"/>
        </table:table-row>
        <table:table-row table:style-name="ro1">
          <table:table-cell table:style-name="ce3" office:value-type="float" office:value="2235">
            <text:p>2235</text:p>
          </table:table-cell>
          <table:table-cell table:style-name="ce8" office:value-type="string">
            <text:p>Sv. Trojica v Slovenskih goricah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52];&quot;'&quot;;[.B452];&quot;',&quot;;[.A452];&quot;);&quot;)" office:value-type="string" office:string-value="INSERT INTO residences (name, post_number) VALUES ('Sv. Trojica v Slovenskih goricah',2235);">
            <text:p>INSERT INTO residences (name, post_number) VALUES ('Sv. Trojica v Slovenskih goricah',2235);</text:p>
          </table:table-cell>
          <table:table-cell table:number-columns-repeated="1016"/>
        </table:table-row>
        <table:table-row table:style-name="ro1">
          <table:table-cell table:style-name="ce3" office:value-type="float" office:value="3264">
            <text:p>3264</text:p>
          </table:table-cell>
          <table:table-cell table:style-name="ce8" office:value-type="string">
            <text:p>Sveti Štefan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53];&quot;'&quot;;[.B453];&quot;',&quot;;[.A453];&quot;);&quot;)" office:value-type="string" office:string-value="INSERT INTO residences (name, post_number) VALUES ('Sveti Štefan',3264);">
            <text:p>INSERT INTO residences (name, post_number) VALUES ('Sveti Štefan',3264);</text:p>
          </table:table-cell>
          <table:table-cell table:number-columns-repeated="1016"/>
        </table:table-row>
        <table:table-row table:style-name="ro1">
          <table:table-cell table:style-name="ce3" office:value-type="float" office:value="2258">
            <text:p>2258</text:p>
          </table:table-cell>
          <table:table-cell table:style-name="ce8" office:value-type="string">
            <text:p>Sveti Tomaž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54];&quot;'&quot;;[.B454];&quot;',&quot;;[.A454];&quot;);&quot;)" office:value-type="string" office:string-value="INSERT INTO residences (name, post_number) VALUES ('Sveti Tomaž',2258);">
            <text:p>INSERT INTO residences (name, post_number) VALUES ('Sveti Tomaž',2258);</text:p>
          </table:table-cell>
          <table:table-cell table:number-columns-repeated="1016"/>
        </table:table-row>
        <table:table-row table:style-name="ro1">
          <table:table-cell table:style-name="ce3" office:value-type="float" office:value="9204">
            <text:p>9204</text:p>
          </table:table-cell>
          <table:table-cell table:style-name="ce8" office:value-type="string">
            <text:p>Šalov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55];&quot;'&quot;;[.B455];&quot;',&quot;;[.A455];&quot;);&quot;)" office:value-type="string" office:string-value="INSERT INTO residences (name, post_number) VALUES ('Šalovci',9204);">
            <text:p>INSERT INTO residences (name, post_number) VALUES ('Šalovci',9204);</text:p>
          </table:table-cell>
          <table:table-cell table:number-columns-repeated="1016"/>
        </table:table-row>
        <table:table-row table:style-name="ro1">
          <table:table-cell table:style-name="ce3" office:value-type="float" office:value="5261">
            <text:p>5261</text:p>
          </table:table-cell>
          <table:table-cell table:style-name="ce8" office:value-type="string">
            <text:p>Šempas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56];&quot;'&quot;;[.B456];&quot;',&quot;;[.A456];&quot;);&quot;)" office:value-type="string" office:string-value="INSERT INTO residences (name, post_number) VALUES ('Šempas',5261);">
            <text:p>INSERT INTO residences (name, post_number) VALUES ('Šempas',5261);</text:p>
          </table:table-cell>
          <table:table-cell table:number-columns-repeated="1016"/>
        </table:table-row>
        <table:table-row table:style-name="ro1">
          <table:table-cell table:style-name="ce3" office:value-type="float" office:value="5290">
            <text:p>5290</text:p>
          </table:table-cell>
          <table:table-cell table:style-name="ce8" office:value-type="string">
            <text:p>Šempeter pri Gori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57];&quot;'&quot;;[.B457];&quot;',&quot;;[.A457];&quot;);&quot;)" office:value-type="string" office:string-value="INSERT INTO residences (name, post_number) VALUES ('Šempeter pri Gorici',5290);">
            <text:p>INSERT INTO residences (name, post_number) VALUES ('Šempeter pri Gorici',5290);</text:p>
          </table:table-cell>
          <table:table-cell table:number-columns-repeated="1016"/>
        </table:table-row>
        <table:table-row table:style-name="ro1">
          <table:table-cell table:style-name="ce3" office:value-type="float" office:value="3311">
            <text:p>3311</text:p>
          </table:table-cell>
          <table:table-cell table:style-name="ce8" office:value-type="string">
            <text:p>Šempeter v Savinjski dolin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58];&quot;'&quot;;[.B458];&quot;',&quot;;[.A458];&quot;);&quot;)" office:value-type="string" office:string-value="INSERT INTO residences (name, post_number) VALUES ('Šempeter v Savinjski dolini',3311);">
            <text:p>INSERT INTO residences (name, post_number) VALUES ('Šempeter v Savinjski dolini',3311);</text:p>
          </table:table-cell>
          <table:table-cell table:number-columns-repeated="1016"/>
        </table:table-row>
        <table:table-row table:style-name="ro1">
          <table:table-cell table:style-name="ce3" office:value-type="float" office:value="4208">
            <text:p>4208</text:p>
          </table:table-cell>
          <table:table-cell table:style-name="ce8" office:value-type="string">
            <text:p>Šenču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59];&quot;'&quot;;[.B459];&quot;',&quot;;[.A459];&quot;);&quot;)" office:value-type="string" office:string-value="INSERT INTO residences (name, post_number) VALUES ('Šenčur',4208);">
            <text:p>INSERT INTO residences (name, post_number) VALUES ('Šenčur',4208);</text:p>
          </table:table-cell>
          <table:table-cell table:number-columns-repeated="1016"/>
        </table:table-row>
        <table:table-row table:style-name="ro1">
          <table:table-cell table:style-name="ce3" office:value-type="float" office:value="2212">
            <text:p>2212</text:p>
          </table:table-cell>
          <table:table-cell table:style-name="ce8" office:value-type="string">
            <text:p>Šentilj v Slovenskih goricah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60];&quot;'&quot;;[.B460];&quot;',&quot;;[.A460];&quot;);&quot;)" office:value-type="string" office:string-value="INSERT INTO residences (name, post_number) VALUES ('Šentilj v Slovenskih goricah',2212);">
            <text:p>INSERT INTO residences (name, post_number) VALUES ('Šentilj v Slovenskih goricah',2212);</text:p>
          </table:table-cell>
          <table:table-cell table:number-columns-repeated="1016"/>
        </table:table-row>
        <table:table-row table:style-name="ro1">
          <table:table-cell table:style-name="ce3" office:value-type="float" office:value="8297">
            <text:p>8297</text:p>
          </table:table-cell>
          <table:table-cell table:style-name="ce8" office:value-type="string">
            <text:p>Šentjanž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61];&quot;'&quot;;[.B461];&quot;',&quot;;[.A461];&quot;);&quot;)" office:value-type="string" office:string-value="INSERT INTO residences (name, post_number) VALUES ('Šentjanž',8297);">
            <text:p>INSERT INTO residences (name, post_number) VALUES ('Šentjanž',8297);</text:p>
          </table:table-cell>
          <table:table-cell table:number-columns-repeated="1016"/>
        </table:table-row>
        <table:table-row table:style-name="ro1">
          <table:table-cell table:style-name="ce3" office:value-type="float" office:value="2373">
            <text:p>2373</text:p>
          </table:table-cell>
          <table:table-cell table:style-name="ce8" office:value-type="string">
            <text:p>Šentjanž pri Dravograd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62];&quot;'&quot;;[.B462];&quot;',&quot;;[.A462];&quot;);&quot;)" office:value-type="string" office:string-value="INSERT INTO residences (name, post_number) VALUES ('Šentjanž pri Dravogradu',2373);">
            <text:p>INSERT INTO residences (name, post_number) VALUES ('Šentjanž pri Dravogradu',2373);</text:p>
          </table:table-cell>
          <table:table-cell table:number-columns-repeated="1016"/>
        </table:table-row>
        <table:table-row table:style-name="ro1">
          <table:table-cell table:style-name="ce3" office:value-type="float" office:value="8310">
            <text:p>8310</text:p>
          </table:table-cell>
          <table:table-cell table:style-name="ce8" office:value-type="string">
            <text:p>Šentjernej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63];&quot;'&quot;;[.B463];&quot;',&quot;;[.A463];&quot;);&quot;)" office:value-type="string" office:string-value="INSERT INTO residences (name, post_number) VALUES ('Šentjernej',8310);">
            <text:p>INSERT INTO residences (name, post_number) VALUES ('Šentjernej',8310);</text:p>
          </table:table-cell>
          <table:table-cell table:number-columns-repeated="1016"/>
        </table:table-row>
        <table:table-row table:style-name="ro1">
          <table:table-cell table:style-name="ce3" office:value-type="float" office:value="3230">
            <text:p>3230</text:p>
          </table:table-cell>
          <table:table-cell table:style-name="ce8" office:value-type="string">
            <text:p>Šentju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64];&quot;'&quot;;[.B464];&quot;',&quot;;[.A464];&quot;);&quot;)" office:value-type="string" office:string-value="INSERT INTO residences (name, post_number) VALUES ('Šentjur',3230);">
            <text:p>INSERT INTO residences (name, post_number) VALUES ('Šentjur',3230);</text:p>
          </table:table-cell>
          <table:table-cell table:number-columns-repeated="1016"/>
        </table:table-row>
        <table:table-row table:style-name="ro1">
          <table:table-cell table:style-name="ce3" office:value-type="float" office:value="3271">
            <text:p>3271</text:p>
          </table:table-cell>
          <table:table-cell table:style-name="ce8" office:value-type="string">
            <text:p>Šentrupert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65];&quot;'&quot;;[.B465];&quot;',&quot;;[.A465];&quot;);&quot;)" office:value-type="string" office:string-value="INSERT INTO residences (name, post_number) VALUES ('Šentrupert',3271);">
            <text:p>INSERT INTO residences (name, post_number) VALUES ('Šentrupert',3271);</text:p>
          </table:table-cell>
          <table:table-cell table:number-columns-repeated="1016"/>
        </table:table-row>
        <table:table-row table:style-name="ro1">
          <table:table-cell table:style-name="ce3" office:value-type="float" office:value="8232">
            <text:p>8232</text:p>
          </table:table-cell>
          <table:table-cell table:style-name="ce8" office:value-type="string">
            <text:p>Šentrupert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66];&quot;'&quot;;[.B466];&quot;',&quot;;[.A466];&quot;);&quot;)" office:value-type="string" office:string-value="INSERT INTO residences (name, post_number) VALUES ('Šentrupert',8232);">
            <text:p>INSERT INTO residences (name, post_number) VALUES ('Šentrupert',8232);</text:p>
          </table:table-cell>
          <table:table-cell table:number-columns-repeated="1016"/>
        </table:table-row>
        <table:table-row table:style-name="ro1">
          <table:table-cell table:style-name="ce3" office:value-type="float" office:value="1296">
            <text:p>1296</text:p>
          </table:table-cell>
          <table:table-cell table:style-name="ce8" office:value-type="string">
            <text:p>Šentvid pri Stičn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67];&quot;'&quot;;[.B467];&quot;',&quot;;[.A467];&quot;);&quot;)" office:value-type="string" office:string-value="INSERT INTO residences (name, post_number) VALUES ('Šentvid pri Stični',1296);">
            <text:p>INSERT INTO residences (name, post_number) VALUES ('Šentvid pri Stični',1296);</text:p>
          </table:table-cell>
          <table:table-cell table:number-columns-repeated="1016"/>
        </table:table-row>
        <table:table-row table:style-name="ro1">
          <table:table-cell table:style-name="ce3" office:value-type="float" office:value="8275">
            <text:p>8275</text:p>
          </table:table-cell>
          <table:table-cell table:style-name="ce8" office:value-type="string">
            <text:p>Škocjan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68];&quot;'&quot;;[.B468];&quot;',&quot;;[.A468];&quot;);&quot;)" office:value-type="string" office:string-value="INSERT INTO residences (name, post_number) VALUES ('Škocjan',8275);">
            <text:p>INSERT INTO residences (name, post_number) VALUES ('Škocjan',8275);</text:p>
          </table:table-cell>
          <table:table-cell table:number-columns-repeated="1016"/>
        </table:table-row>
        <table:table-row table:style-name="ro1">
          <table:table-cell table:style-name="ce3" office:value-type="float" office:value="6281">
            <text:p>6281</text:p>
          </table:table-cell>
          <table:table-cell table:style-name="ce8" office:value-type="string">
            <text:p>Škofi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69];&quot;'&quot;;[.B469];&quot;',&quot;;[.A469];&quot;);&quot;)" office:value-type="string" office:string-value="INSERT INTO residences (name, post_number) VALUES ('Škofije',6281);">
            <text:p>INSERT INTO residences (name, post_number) VALUES ('Škofije',6281);</text:p>
          </table:table-cell>
          <table:table-cell table:number-columns-repeated="1016"/>
        </table:table-row>
        <table:table-row table:style-name="ro1">
          <table:table-cell table:style-name="ce3" office:value-type="float" office:value="4220">
            <text:p>4220</text:p>
          </table:table-cell>
          <table:table-cell table:style-name="ce8" office:value-type="string">
            <text:p>Škofja Lok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70];&quot;'&quot;;[.B470];&quot;',&quot;;[.A470];&quot;);&quot;)" office:value-type="string" office:string-value="INSERT INTO residences (name, post_number) VALUES ('Škofja Loka',4220);">
            <text:p>INSERT INTO residences (name, post_number) VALUES ('Škofja Loka',4220);</text:p>
          </table:table-cell>
          <table:table-cell table:number-columns-repeated="1016"/>
        </table:table-row>
        <table:table-row table:style-name="ro1">
          <table:table-cell table:style-name="ce3" office:value-type="float" office:value="3211">
            <text:p>3211</text:p>
          </table:table-cell>
          <table:table-cell table:style-name="ce8" office:value-type="string">
            <text:p>Škofja vas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71];&quot;'&quot;;[.B471];&quot;',&quot;;[.A471];&quot;);&quot;)" office:value-type="string" office:string-value="INSERT INTO residences (name, post_number) VALUES ('Škofja vas',3211);">
            <text:p>INSERT INTO residences (name, post_number) VALUES ('Škofja vas',3211);</text:p>
          </table:table-cell>
          <table:table-cell table:number-columns-repeated="1016"/>
        </table:table-row>
        <table:table-row table:style-name="ro1">
          <table:table-cell table:style-name="ce3" office:value-type="float" office:value="1291">
            <text:p>1291</text:p>
          </table:table-cell>
          <table:table-cell table:style-name="ce8" office:value-type="string">
            <text:p>Škoflj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72];&quot;'&quot;;[.B472];&quot;',&quot;;[.A472];&quot;);&quot;)" office:value-type="string" office:string-value="INSERT INTO residences (name, post_number) VALUES ('Škofljica',1291);">
            <text:p>INSERT INTO residences (name, post_number) VALUES ('Škofljica',1291);</text:p>
          </table:table-cell>
          <table:table-cell table:number-columns-repeated="1016"/>
        </table:table-row>
        <table:table-row table:style-name="ro1">
          <table:table-cell table:style-name="ce3" office:value-type="float" office:value="6274">
            <text:p>6274</text:p>
          </table:table-cell>
          <table:table-cell table:style-name="ce8" office:value-type="string">
            <text:p>Šmar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73];&quot;'&quot;;[.B473];&quot;',&quot;;[.A473];&quot;);&quot;)" office:value-type="string" office:string-value="INSERT INTO residences (name, post_number) VALUES ('Šmarje',6274);">
            <text:p>INSERT INTO residences (name, post_number) VALUES ('Šmarje',6274);</text:p>
          </table:table-cell>
          <table:table-cell table:number-columns-repeated="1016"/>
        </table:table-row>
        <table:table-row table:style-name="ro1">
          <table:table-cell table:style-name="ce3" office:value-type="float" office:value="1293">
            <text:p>1293</text:p>
          </table:table-cell>
          <table:table-cell table:style-name="ce8" office:value-type="string">
            <text:p>Šmarje - Sap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74];&quot;'&quot;;[.B474];&quot;',&quot;;[.A474];&quot;);&quot;)" office:value-type="string" office:string-value="INSERT INTO residences (name, post_number) VALUES ('Šmarje - Sap',1293);">
            <text:p>INSERT INTO residences (name, post_number) VALUES ('Šmarje - Sap',1293);</text:p>
          </table:table-cell>
          <table:table-cell table:number-columns-repeated="1016"/>
        </table:table-row>
        <table:table-row table:style-name="ro1">
          <table:table-cell table:style-name="ce3" office:value-type="float" office:value="3240">
            <text:p>3240</text:p>
          </table:table-cell>
          <table:table-cell table:style-name="ce8" office:value-type="string">
            <text:p>Šmarje pri Jelšah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75];&quot;'&quot;;[.B475];&quot;',&quot;;[.A475];&quot;);&quot;)" office:value-type="string" office:string-value="INSERT INTO residences (name, post_number) VALUES ('Šmarje pri Jelšah',3240);">
            <text:p>INSERT INTO residences (name, post_number) VALUES ('Šmarje pri Jelšah',3240);</text:p>
          </table:table-cell>
          <table:table-cell table:number-columns-repeated="1016"/>
        </table:table-row>
        <table:table-row table:style-name="ro1">
          <table:table-cell table:style-name="ce3" office:value-type="float" office:value="8220">
            <text:p>8220</text:p>
          </table:table-cell>
          <table:table-cell table:style-name="ce8" office:value-type="string">
            <text:p>Šmarješke Toplic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76];&quot;'&quot;;[.B476];&quot;',&quot;;[.A476];&quot;);&quot;)" office:value-type="string" office:string-value="INSERT INTO residences (name, post_number) VALUES ('Šmarješke Toplice',8220);">
            <text:p>INSERT INTO residences (name, post_number) VALUES ('Šmarješke Toplice',8220);</text:p>
          </table:table-cell>
          <table:table-cell table:number-columns-repeated="1016"/>
        </table:table-row>
        <table:table-row table:style-name="ro1">
          <table:table-cell table:style-name="ce3" office:value-type="float" office:value="2315">
            <text:p>2315</text:p>
          </table:table-cell>
          <table:table-cell table:style-name="ce8" office:value-type="string">
            <text:p>Šmartno na Pohorj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77];&quot;'&quot;;[.B477];&quot;',&quot;;[.A477];&quot;);&quot;)" office:value-type="string" office:string-value="INSERT INTO residences (name, post_number) VALUES ('Šmartno na Pohorju',2315);">
            <text:p>INSERT INTO residences (name, post_number) VALUES ('Šmartno na Pohorju',2315);</text:p>
          </table:table-cell>
          <table:table-cell table:number-columns-repeated="1016"/>
        </table:table-row>
        <table:table-row table:style-name="ro1">
          <table:table-cell table:style-name="ce3" office:value-type="float" office:value="3341">
            <text:p>3341</text:p>
          </table:table-cell>
          <table:table-cell table:style-name="ce8" office:value-type="string">
            <text:p>Šmartno ob Dret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78];&quot;'&quot;;[.B478];&quot;',&quot;;[.A478];&quot;);&quot;)" office:value-type="string" office:string-value="INSERT INTO residences (name, post_number) VALUES ('Šmartno ob Dreti',3341);">
            <text:p>INSERT INTO residences (name, post_number) VALUES ('Šmartno ob Dreti',3341);</text:p>
          </table:table-cell>
          <table:table-cell table:number-columns-repeated="1016"/>
        </table:table-row>
        <table:table-row table:style-name="ro1">
          <table:table-cell table:style-name="ce3" office:value-type="float" office:value="3327">
            <text:p>3327</text:p>
          </table:table-cell>
          <table:table-cell table:style-name="ce8" office:value-type="string">
            <text:p>Šmartno ob Pak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79];&quot;'&quot;;[.B479];&quot;',&quot;;[.A479];&quot;);&quot;)" office:value-type="string" office:string-value="INSERT INTO residences (name, post_number) VALUES ('Šmartno ob Paki',3327);">
            <text:p>INSERT INTO residences (name, post_number) VALUES ('Šmartno ob Paki',3327);</text:p>
          </table:table-cell>
          <table:table-cell table:number-columns-repeated="1016"/>
        </table:table-row>
        <table:table-row table:style-name="ro1">
          <table:table-cell table:style-name="ce3" office:value-type="float" office:value="1275">
            <text:p>1275</text:p>
          </table:table-cell>
          <table:table-cell table:style-name="ce8" office:value-type="string">
            <text:p>Šmartno pri Litij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80];&quot;'&quot;;[.B480];&quot;',&quot;;[.A480];&quot;);&quot;)" office:value-type="string" office:string-value="INSERT INTO residences (name, post_number) VALUES ('Šmartno pri Litiji',1275);">
            <text:p>INSERT INTO residences (name, post_number) VALUES ('Šmartno pri Litiji',1275);</text:p>
          </table:table-cell>
          <table:table-cell table:number-columns-repeated="1016"/>
        </table:table-row>
        <table:table-row table:style-name="ro1">
          <table:table-cell table:style-name="ce3" office:value-type="float" office:value="2383">
            <text:p>2383</text:p>
          </table:table-cell>
          <table:table-cell table:style-name="ce8" office:value-type="string">
            <text:p>Šmartno pri Slovenj Gradc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81];&quot;'&quot;;[.B481];&quot;',&quot;;[.A481];&quot;);&quot;)" office:value-type="string" office:string-value="INSERT INTO residences (name, post_number) VALUES ('Šmartno pri Slovenj Gradcu',2383);">
            <text:p>INSERT INTO residences (name, post_number) VALUES ('Šmartno pri Slovenj Gradcu',2383);</text:p>
          </table:table-cell>
          <table:table-cell table:number-columns-repeated="1016"/>
        </table:table-row>
        <table:table-row table:style-name="ro1">
          <table:table-cell table:style-name="ce3" office:value-type="float" office:value="3201">
            <text:p>3201</text:p>
          </table:table-cell>
          <table:table-cell table:style-name="ce8" office:value-type="string">
            <text:p>Šmartno v Rožni dolin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82];&quot;'&quot;;[.B482];&quot;',&quot;;[.A482];&quot;);&quot;)" office:value-type="string" office:string-value="INSERT INTO residences (name, post_number) VALUES ('Šmartno v Rožni dolini',3201);">
            <text:p>INSERT INTO residences (name, post_number) VALUES ('Šmartno v Rožni dolini',3201);</text:p>
          </table:table-cell>
          <table:table-cell table:number-columns-repeated="1016"/>
        </table:table-row>
        <table:table-row table:style-name="ro1">
          <table:table-cell table:style-name="ce3" office:value-type="float" office:value="3325">
            <text:p>3325</text:p>
          </table:table-cell>
          <table:table-cell table:style-name="ce8" office:value-type="string">
            <text:p>Šoštanj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83];&quot;'&quot;;[.B483];&quot;',&quot;;[.A483];&quot;);&quot;)" office:value-type="string" office:string-value="INSERT INTO residences (name, post_number) VALUES ('Šoštanj',3325);">
            <text:p>INSERT INTO residences (name, post_number) VALUES ('Šoštanj',3325);</text:p>
          </table:table-cell>
          <table:table-cell table:number-columns-repeated="1016"/>
        </table:table-row>
        <table:table-row table:style-name="ro1">
          <table:table-cell table:style-name="ce3" office:value-type="float" office:value="6222">
            <text:p>6222</text:p>
          </table:table-cell>
          <table:table-cell table:style-name="ce8" office:value-type="string">
            <text:p>Štanjel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84];&quot;'&quot;;[.B484];&quot;',&quot;;[.A484];&quot;);&quot;)" office:value-type="string" office:string-value="INSERT INTO residences (name, post_number) VALUES ('Štanjel',6222);">
            <text:p>INSERT INTO residences (name, post_number) VALUES ('Štanjel',6222);</text:p>
          </table:table-cell>
          <table:table-cell table:number-columns-repeated="1016"/>
        </table:table-row>
        <table:table-row table:style-name="ro1">
          <table:table-cell table:style-name="ce3" office:value-type="float" office:value="3220">
            <text:p>3220</text:p>
          </table:table-cell>
          <table:table-cell table:style-name="ce8" office:value-type="string">
            <text:p>Štor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85];&quot;'&quot;;[.B485];&quot;',&quot;;[.A485];&quot;);&quot;)" office:value-type="string" office:string-value="INSERT INTO residences (name, post_number) VALUES ('Štore',3220);">
            <text:p>INSERT INTO residences (name, post_number) VALUES ('Štore',3220);</text:p>
          </table:table-cell>
          <table:table-cell table:number-columns-repeated="1016"/>
        </table:table-row>
        <table:table-row table:style-name="ro1">
          <table:table-cell table:style-name="ce3" office:value-type="float" office:value="3304">
            <text:p>3304</text:p>
          </table:table-cell>
          <table:table-cell table:style-name="ce8" office:value-type="string">
            <text:p>Tabo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86];&quot;'&quot;;[.B486];&quot;',&quot;;[.A486];&quot;);&quot;)" office:value-type="string" office:string-value="INSERT INTO residences (name, post_number) VALUES ('Tabor',3304);">
            <text:p>INSERT INTO residences (name, post_number) VALUES ('Tabor',3304);</text:p>
          </table:table-cell>
          <table:table-cell table:number-columns-repeated="1016"/>
        </table:table-row>
        <table:table-row table:style-name="ro1">
          <table:table-cell table:style-name="ce3" office:value-type="float" office:value="3221">
            <text:p>3221</text:p>
          </table:table-cell>
          <table:table-cell table:style-name="ce8" office:value-type="string">
            <text:p>Tehar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87];&quot;'&quot;;[.B487];&quot;',&quot;;[.A487];&quot;);&quot;)" office:value-type="string" office:string-value="INSERT INTO residences (name, post_number) VALUES ('Teharje',3221);">
            <text:p>INSERT INTO residences (name, post_number) VALUES ('Teharje',3221);</text:p>
          </table:table-cell>
          <table:table-cell table:number-columns-repeated="1016"/>
        </table:table-row>
        <table:table-row table:style-name="ro1">
          <table:table-cell table:style-name="ce3" office:value-type="float" office:value="9251">
            <text:p>9251</text:p>
          </table:table-cell>
          <table:table-cell table:style-name="ce8" office:value-type="string">
            <text:p>Tiši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88];&quot;'&quot;;[.B488];&quot;',&quot;;[.A488];&quot;);&quot;)" office:value-type="string" office:string-value="INSERT INTO residences (name, post_number) VALUES ('Tišina',9251);">
            <text:p>INSERT INTO residences (name, post_number) VALUES ('Tišina',9251);</text:p>
          </table:table-cell>
          <table:table-cell table:number-columns-repeated="1016"/>
        </table:table-row>
        <table:table-row table:style-name="ro1">
          <table:table-cell table:style-name="ce3" office:value-type="float" office:value="5220">
            <text:p>5220</text:p>
          </table:table-cell>
          <table:table-cell table:style-name="ce8" office:value-type="string">
            <text:p>Tolmin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89];&quot;'&quot;;[.B489];&quot;',&quot;;[.A489];&quot;);&quot;)" office:value-type="string" office:string-value="INSERT INTO residences (name, post_number) VALUES ('Tolmin',5220);">
            <text:p>INSERT INTO residences (name, post_number) VALUES ('Tolmin',5220);</text:p>
          </table:table-cell>
          <table:table-cell table:number-columns-repeated="1016"/>
        </table:table-row>
        <table:table-row table:style-name="ro1">
          <table:table-cell table:style-name="ce3" office:value-type="float" office:value="3326">
            <text:p>3326</text:p>
          </table:table-cell>
          <table:table-cell table:style-name="ce8" office:value-type="string">
            <text:p>Topolš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90];&quot;'&quot;;[.B490];&quot;',&quot;;[.A490];&quot;);&quot;)" office:value-type="string" office:string-value="INSERT INTO residences (name, post_number) VALUES ('Topolšica',3326);">
            <text:p>INSERT INTO residences (name, post_number) VALUES ('Topolšica',3326);</text:p>
          </table:table-cell>
          <table:table-cell table:number-columns-repeated="1016"/>
        </table:table-row>
        <table:table-row table:style-name="ro1">
          <table:table-cell table:style-name="ce3" office:value-type="float" office:value="2371">
            <text:p>2371</text:p>
          </table:table-cell>
          <table:table-cell table:style-name="ce8" office:value-type="string">
            <text:p>Trbon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91];&quot;'&quot;;[.B491];&quot;',&quot;;[.A491];&quot;);&quot;)" office:value-type="string" office:string-value="INSERT INTO residences (name, post_number) VALUES ('Trbonje',2371);">
            <text:p>INSERT INTO residences (name, post_number) VALUES ('Trbonje',2371);</text:p>
          </table:table-cell>
          <table:table-cell table:number-columns-repeated="1016"/>
        </table:table-row>
        <table:table-row table:style-name="ro1">
          <table:table-cell table:style-name="ce3" office:value-type="float" office:value="1420">
            <text:p>1420</text:p>
          </table:table-cell>
          <table:table-cell table:style-name="ce8" office:value-type="string">
            <text:p>Trbovl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92];&quot;'&quot;;[.B492];&quot;',&quot;;[.A492];&quot;);&quot;)" office:value-type="string" office:string-value="INSERT INTO residences (name, post_number) VALUES ('Trbovlje',1420);">
            <text:p>INSERT INTO residences (name, post_number) VALUES ('Trbovlje',1420);</text:p>
          </table:table-cell>
          <table:table-cell table:number-columns-repeated="1016"/>
        </table:table-row>
        <table:table-row table:style-name="ro1">
          <table:table-cell table:style-name="ce3" office:value-type="float" office:value="8231">
            <text:p>8231</text:p>
          </table:table-cell>
          <table:table-cell table:style-name="ce8" office:value-type="string">
            <text:p>Trebelno 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93];&quot;'&quot;;[.B493];&quot;',&quot;;[.A493];&quot;);&quot;)" office:value-type="string" office:string-value="INSERT INTO residences (name, post_number) VALUES ('Trebelno ',8231);">
            <text:p>INSERT INTO residences (name, post_number) VALUES ('Trebelno ',8231);</text:p>
          </table:table-cell>
          <table:table-cell table:number-columns-repeated="1016"/>
        </table:table-row>
        <table:table-row table:style-name="ro1">
          <table:table-cell table:style-name="ce3" office:value-type="float" office:value="8210">
            <text:p>8210</text:p>
          </table:table-cell>
          <table:table-cell table:style-name="ce8" office:value-type="string">
            <text:p>Trebn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94];&quot;'&quot;;[.B494];&quot;',&quot;;[.A494];&quot;);&quot;)" office:value-type="string" office:string-value="INSERT INTO residences (name, post_number) VALUES ('Trebnje',8210);">
            <text:p>INSERT INTO residences (name, post_number) VALUES ('Trebnje',8210);</text:p>
          </table:table-cell>
          <table:table-cell table:number-columns-repeated="1016"/>
        </table:table-row>
        <table:table-row table:style-name="ro1">
          <table:table-cell table:style-name="ce3" office:value-type="float" office:value="5252">
            <text:p>5252</text:p>
          </table:table-cell>
          <table:table-cell table:style-name="ce8" office:value-type="string">
            <text:p>Trnovo pri Gori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95];&quot;'&quot;;[.B495];&quot;',&quot;;[.A495];&quot;);&quot;)" office:value-type="string" office:string-value="INSERT INTO residences (name, post_number) VALUES ('Trnovo pri Gorici',5252);">
            <text:p>INSERT INTO residences (name, post_number) VALUES ('Trnovo pri Gorici',5252);</text:p>
          </table:table-cell>
          <table:table-cell table:number-columns-repeated="1016"/>
        </table:table-row>
        <table:table-row table:style-name="ro1">
          <table:table-cell table:style-name="ce3" office:value-type="float" office:value="2254">
            <text:p>2254</text:p>
          </table:table-cell>
          <table:table-cell table:style-name="ce8" office:value-type="string">
            <text:p>Trnovska vas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96];&quot;'&quot;;[.B496];&quot;',&quot;;[.A496];&quot;);&quot;)" office:value-type="string" office:string-value="INSERT INTO residences (name, post_number) VALUES ('Trnovska vas',2254);">
            <text:p>INSERT INTO residences (name, post_number) VALUES ('Trnovska vas',2254);</text:p>
          </table:table-cell>
          <table:table-cell table:number-columns-repeated="1016"/>
        </table:table-row>
        <table:table-row table:style-name="ro1">
          <table:table-cell table:style-name="ce3" office:value-type="float" office:value="1222">
            <text:p>1222</text:p>
          </table:table-cell>
          <table:table-cell table:style-name="ce8" office:value-type="string">
            <text:p>Trojan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97];&quot;'&quot;;[.B497];&quot;',&quot;;[.A497];&quot;);&quot;)" office:value-type="string" office:string-value="INSERT INTO residences (name, post_number) VALUES ('Trojane',1222);">
            <text:p>INSERT INTO residences (name, post_number) VALUES ('Trojane',1222);</text:p>
          </table:table-cell>
          <table:table-cell table:number-columns-repeated="1016"/>
        </table:table-row>
        <table:table-row table:style-name="ro1">
          <table:table-cell table:style-name="ce3" office:value-type="float" office:value="1236">
            <text:p>1236</text:p>
          </table:table-cell>
          <table:table-cell table:style-name="ce8" office:value-type="string">
            <text:p>Trzin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98];&quot;'&quot;;[.B498];&quot;',&quot;;[.A498];&quot;);&quot;)" office:value-type="string" office:string-value="INSERT INTO residences (name, post_number) VALUES ('Trzin',1236);">
            <text:p>INSERT INTO residences (name, post_number) VALUES ('Trzin',1236);</text:p>
          </table:table-cell>
          <table:table-cell table:number-columns-repeated="1016"/>
        </table:table-row>
        <table:table-row table:style-name="ro1">
          <table:table-cell table:style-name="ce3" office:value-type="float" office:value="4290">
            <text:p>4290</text:p>
          </table:table-cell>
          <table:table-cell table:style-name="ce8" office:value-type="string">
            <text:p>Tržič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499];&quot;'&quot;;[.B499];&quot;',&quot;;[.A499];&quot;);&quot;)" office:value-type="string" office:string-value="INSERT INTO residences (name, post_number) VALUES ('Tržič',4290);">
            <text:p>INSERT INTO residences (name, post_number) VALUES ('Tržič',4290);</text:p>
          </table:table-cell>
          <table:table-cell table:number-columns-repeated="1016"/>
        </table:table-row>
        <table:table-row table:style-name="ro1">
          <table:table-cell table:style-name="ce3" office:value-type="float" office:value="8295">
            <text:p>8295</text:p>
          </table:table-cell>
          <table:table-cell table:style-name="ce8" office:value-type="string">
            <text:p>Tržiš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00];&quot;'&quot;;[.B500];&quot;',&quot;;[.A500];&quot;);&quot;)" office:value-type="string" office:string-value="INSERT INTO residences (name, post_number) VALUES ('Tržišče',8295);">
            <text:p>INSERT INTO residences (name, post_number) VALUES ('Tržišče',8295);</text:p>
          </table:table-cell>
          <table:table-cell table:number-columns-repeated="1016"/>
        </table:table-row>
        <table:table-row table:style-name="ro1">
          <table:table-cell table:style-name="ce3" office:value-type="float" office:value="1311">
            <text:p>1311</text:p>
          </table:table-cell>
          <table:table-cell table:style-name="ce8" office:value-type="string">
            <text:p>Turja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01];&quot;'&quot;;[.B501];&quot;',&quot;;[.A501];&quot;);&quot;)" office:value-type="string" office:string-value="INSERT INTO residences (name, post_number) VALUES ('Turjak',1311);">
            <text:p>INSERT INTO residences (name, post_number) VALUES ('Turjak',1311);</text:p>
          </table:table-cell>
          <table:table-cell table:number-columns-repeated="1016"/>
        </table:table-row>
        <table:table-row table:style-name="ro1">
          <table:table-cell table:style-name="ce3" office:value-type="float" office:value="9224">
            <text:p>9224</text:p>
          </table:table-cell>
          <table:table-cell table:style-name="ce8" office:value-type="string">
            <text:p>Turniš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02];&quot;'&quot;;[.B502];&quot;',&quot;;[.A502];&quot;);&quot;)" office:value-type="string" office:string-value="INSERT INTO residences (name, post_number) VALUES ('Turnišče',9224);">
            <text:p>INSERT INTO residences (name, post_number) VALUES ('Turnišče',9224);</text:p>
          </table:table-cell>
          <table:table-cell table:number-columns-repeated="1016"/>
        </table:table-row>
        <table:table-row table:style-name="ro1">
          <table:table-cell table:style-name="ce3" office:value-type="float" office:value="8323">
            <text:p>8323</text:p>
          </table:table-cell>
          <table:table-cell table:style-name="ce8" office:value-type="string">
            <text:p>Uršna sel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03];&quot;'&quot;;[.B503];&quot;',&quot;;[.A503];&quot;);&quot;)" office:value-type="string" office:string-value="INSERT INTO residences (name, post_number) VALUES ('Uršna sela',8323);">
            <text:p>INSERT INTO residences (name, post_number) VALUES ('Uršna sela',8323);</text:p>
          </table:table-cell>
          <table:table-cell table:number-columns-repeated="1016"/>
        </table:table-row>
        <table:table-row table:style-name="ro1">
          <table:table-cell table:style-name="ce3" office:value-type="float" office:value="1252">
            <text:p>1252</text:p>
          </table:table-cell>
          <table:table-cell table:style-name="ce8" office:value-type="string">
            <text:p>Va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04];&quot;'&quot;;[.B504];&quot;',&quot;;[.A504];&quot;);&quot;)" office:value-type="string" office:string-value="INSERT INTO residences (name, post_number) VALUES ('Vače',1252);">
            <text:p>INSERT INTO residences (name, post_number) VALUES ('Vače',1252);</text:p>
          </table:table-cell>
          <table:table-cell table:number-columns-repeated="1016"/>
        </table:table-row>
        <table:table-row table:style-name="ro1">
          <table:table-cell table:style-name="ce3" office:value-type="float" office:value="1336">
            <text:p>1336</text:p>
          </table:table-cell>
          <table:table-cell table:style-name="ce8" office:value-type="string">
            <text:p>Vas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05];&quot;'&quot;;[.B505];&quot;',&quot;;[.A505];&quot;);&quot;)" office:value-type="string" office:string-value="INSERT INTO residences (name, post_number) VALUES ('Vas',1336);">
            <text:p>INSERT INTO residences (name, post_number) VALUES ('Vas',1336);</text:p>
          </table:table-cell>
          <table:table-cell table:number-columns-repeated="1016"/>
        </table:table-row>
        <table:table-row table:style-name="ro1">
          <table:table-cell table:style-name="ce3" office:value-type="float" office:value="3320">
            <text:p>3320</text:p>
          </table:table-cell>
          <table:table-cell table:style-name="ce8" office:value-type="string">
            <text:p>Velenje - dosta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06];&quot;'&quot;;[.B506];&quot;',&quot;;[.A506];&quot;);&quot;)" office:value-type="string" office:string-value="INSERT INTO residences (name, post_number) VALUES ('Velenje - dostava',3320);">
            <text:p>INSERT INTO residences (name, post_number) VALUES ('Velenje - dostava',3320);</text:p>
          </table:table-cell>
          <table:table-cell table:number-columns-repeated="1016"/>
        </table:table-row>
        <table:table-row table:style-name="ro1">
          <table:table-cell table:style-name="ce3" office:value-type="float" office:value="3322">
            <text:p>3322</text:p>
          </table:table-cell>
          <table:table-cell table:style-name="ce8" office:value-type="string">
            <text:p>Velenje - poštni predal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07];&quot;'&quot;;[.B507];&quot;',&quot;;[.A507];&quot;);&quot;)" office:value-type="string" office:string-value="INSERT INTO residences (name, post_number) VALUES ('Velenje - poštni predali',3322);">
            <text:p>INSERT INTO residences (name, post_number) VALUES ('Velenje - poštni predali',3322);</text:p>
          </table:table-cell>
          <table:table-cell table:number-columns-repeated="1016"/>
        </table:table-row>
        <table:table-row table:style-name="ro1">
          <table:table-cell table:style-name="ce4" office:value-type="float" office:value="3503">
            <text:p>3503</text:p>
          </table:table-cell>
          <table:table-cell table:style-name="ce9" office:value-type="string">
            <text:p>Velen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08];&quot;'&quot;;[.B508];&quot;',&quot;;[.A508];&quot;);&quot;)" office:value-type="string" office:string-value="INSERT INTO residences (name, post_number) VALUES ('Velenje',3503);">
            <text:p>INSERT INTO residences (name, post_number) VALUES ('Velenje',3503);</text:p>
          </table:table-cell>
          <table:table-cell table:number-columns-repeated="1016"/>
        </table:table-row>
        <table:table-row table:style-name="ro1">
          <table:table-cell table:style-name="ce4" office:value-type="float" office:value="3504">
            <text:p>3504</text:p>
          </table:table-cell>
          <table:table-cell table:style-name="ce9" office:value-type="string">
            <text:p>Velen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09];&quot;'&quot;;[.B509];&quot;',&quot;;[.A509];&quot;);&quot;)" office:value-type="string" office:string-value="INSERT INTO residences (name, post_number) VALUES ('Velenje',3504);">
            <text:p>INSERT INTO residences (name, post_number) VALUES ('Velenje',3504);</text:p>
          </table:table-cell>
          <table:table-cell table:number-columns-repeated="1016"/>
        </table:table-row>
        <table:table-row table:style-name="ro1">
          <table:table-cell table:style-name="ce3" office:value-type="float" office:value="8212">
            <text:p>8212</text:p>
          </table:table-cell>
          <table:table-cell table:style-name="ce8" office:value-type="string">
            <text:p>Velika Lok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10];&quot;'&quot;;[.B510];&quot;',&quot;;[.A510];&quot;);&quot;)" office:value-type="string" office:string-value="INSERT INTO residences (name, post_number) VALUES ('Velika Loka',8212);">
            <text:p>INSERT INTO residences (name, post_number) VALUES ('Velika Loka',8212);</text:p>
          </table:table-cell>
          <table:table-cell table:number-columns-repeated="1016"/>
        </table:table-row>
        <table:table-row table:style-name="ro1">
          <table:table-cell table:style-name="ce3" office:value-type="float" office:value="2274">
            <text:p>2274</text:p>
          </table:table-cell>
          <table:table-cell table:style-name="ce8" office:value-type="string">
            <text:p>Velika Nedelj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11];&quot;'&quot;;[.B511];&quot;',&quot;;[.A511];&quot;);&quot;)" office:value-type="string" office:string-value="INSERT INTO residences (name, post_number) VALUES ('Velika Nedelja',2274);">
            <text:p>INSERT INTO residences (name, post_number) VALUES ('Velika Nedelja',2274);</text:p>
          </table:table-cell>
          <table:table-cell table:number-columns-repeated="1016"/>
        </table:table-row>
        <table:table-row table:style-name="ro1">
          <table:table-cell table:style-name="ce3" office:value-type="float" office:value="9225">
            <text:p>9225</text:p>
          </table:table-cell>
          <table:table-cell table:style-name="ce8" office:value-type="string">
            <text:p>Velika Pola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12];&quot;'&quot;;[.B512];&quot;',&quot;;[.A512];&quot;);&quot;)" office:value-type="string" office:string-value="INSERT INTO residences (name, post_number) VALUES ('Velika Polana',9225);">
            <text:p>INSERT INTO residences (name, post_number) VALUES ('Velika Polana',9225);</text:p>
          </table:table-cell>
          <table:table-cell table:number-columns-repeated="1016"/>
        </table:table-row>
        <table:table-row table:style-name="ro1">
          <table:table-cell table:style-name="ce3" office:value-type="float" office:value="1315">
            <text:p>1315</text:p>
          </table:table-cell>
          <table:table-cell table:style-name="ce8" office:value-type="string">
            <text:p>Velike Laš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13];&quot;'&quot;;[.B513];&quot;',&quot;;[.A513];&quot;);&quot;)" office:value-type="string" office:string-value="INSERT INTO residences (name, post_number) VALUES ('Velike Lašče',1315);">
            <text:p>INSERT INTO residences (name, post_number) VALUES ('Velike Lašče',1315);</text:p>
          </table:table-cell>
          <table:table-cell table:number-columns-repeated="1016"/>
        </table:table-row>
        <table:table-row table:style-name="ro1">
          <table:table-cell table:style-name="ce3" office:value-type="float" office:value="8213">
            <text:p>8213</text:p>
          </table:table-cell>
          <table:table-cell table:style-name="ce8" office:value-type="string">
            <text:p>Veliki Gaber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14];&quot;'&quot;;[.B514];&quot;',&quot;;[.A514];&quot;);&quot;)" office:value-type="string" office:string-value="INSERT INTO residences (name, post_number) VALUES ('Veliki Gaber',8213);">
            <text:p>INSERT INTO residences (name, post_number) VALUES ('Veliki Gaber',8213);</text:p>
          </table:table-cell>
          <table:table-cell table:number-columns-repeated="1016"/>
        </table:table-row>
        <table:table-row table:style-name="ro1">
          <table:table-cell table:style-name="ce3" office:value-type="float" office:value="9241">
            <text:p>9241</text:p>
          </table:table-cell>
          <table:table-cell table:style-name="ce8" office:value-type="string">
            <text:p>Veržej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15];&quot;'&quot;;[.B515];&quot;',&quot;;[.A515];&quot;);&quot;)" office:value-type="string" office:string-value="INSERT INTO residences (name, post_number) VALUES ('Veržej',9241);">
            <text:p>INSERT INTO residences (name, post_number) VALUES ('Veržej',9241);</text:p>
          </table:table-cell>
          <table:table-cell table:number-columns-repeated="1016"/>
        </table:table-row>
        <table:table-row table:style-name="ro1">
          <table:table-cell table:style-name="ce3" office:value-type="float" office:value="1312">
            <text:p>1312</text:p>
          </table:table-cell>
          <table:table-cell table:style-name="ce8" office:value-type="string">
            <text:p>Videm - Dobrepol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16];&quot;'&quot;;[.B516];&quot;',&quot;;[.A516];&quot;);&quot;)" office:value-type="string" office:string-value="INSERT INTO residences (name, post_number) VALUES ('Videm - Dobrepolje',1312);">
            <text:p>INSERT INTO residences (name, post_number) VALUES ('Videm - Dobrepolje',1312);</text:p>
          </table:table-cell>
          <table:table-cell table:number-columns-repeated="1016"/>
        </table:table-row>
        <table:table-row table:style-name="ro1">
          <table:table-cell table:style-name="ce3" office:value-type="float" office:value="2284">
            <text:p>2284</text:p>
          </table:table-cell>
          <table:table-cell table:style-name="ce8" office:value-type="string">
            <text:p>Videm pri Ptuju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17];&quot;'&quot;;[.B517];&quot;',&quot;;[.A517];&quot;);&quot;)" office:value-type="string" office:string-value="INSERT INTO residences (name, post_number) VALUES ('Videm pri Ptuju',2284);">
            <text:p>INSERT INTO residences (name, post_number) VALUES ('Videm pri Ptuju',2284);</text:p>
          </table:table-cell>
          <table:table-cell table:number-columns-repeated="1016"/>
        </table:table-row>
        <table:table-row table:style-name="ro1">
          <table:table-cell table:style-name="ce3" office:value-type="float" office:value="8344">
            <text:p>8344</text:p>
          </table:table-cell>
          <table:table-cell table:style-name="ce8" office:value-type="string">
            <text:p>Vi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18];&quot;'&quot;;[.B518];&quot;',&quot;;[.A518];&quot;);&quot;)" office:value-type="string" office:string-value="INSERT INTO residences (name, post_number) VALUES ('Vinica',8344);">
            <text:p>INSERT INTO residences (name, post_number) VALUES ('Vinica',8344);</text:p>
          </table:table-cell>
          <table:table-cell table:number-columns-repeated="1016"/>
        </table:table-row>
        <table:table-row table:style-name="ro1">
          <table:table-cell table:style-name="ce3" office:value-type="float" office:value="5271">
            <text:p>5271</text:p>
          </table:table-cell>
          <table:table-cell table:style-name="ce8" office:value-type="string">
            <text:p>Vipa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19];&quot;'&quot;;[.B519];&quot;',&quot;;[.A519];&quot;);&quot;)" office:value-type="string" office:string-value="INSERT INTO residences (name, post_number) VALUES ('Vipava',5271);">
            <text:p>INSERT INTO residences (name, post_number) VALUES ('Vipava',5271);</text:p>
          </table:table-cell>
          <table:table-cell table:number-columns-repeated="1016"/>
        </table:table-row>
        <table:table-row table:style-name="ro1">
          <table:table-cell table:style-name="ce3" office:value-type="float" office:value="4212">
            <text:p>4212</text:p>
          </table:table-cell>
          <table:table-cell table:style-name="ce8" office:value-type="string">
            <text:p>Visok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20];&quot;'&quot;;[.B520];&quot;',&quot;;[.A520];&quot;);&quot;)" office:value-type="string" office:string-value="INSERT INTO residences (name, post_number) VALUES ('Visoko',4212);">
            <text:p>INSERT INTO residences (name, post_number) VALUES ('Visoko',4212);</text:p>
          </table:table-cell>
          <table:table-cell table:number-columns-repeated="1016"/>
        </table:table-row>
        <table:table-row table:style-name="ro1">
          <table:table-cell table:style-name="ce3" office:value-type="float" office:value="1294">
            <text:p>1294</text:p>
          </table:table-cell>
          <table:table-cell table:style-name="ce8" office:value-type="string">
            <text:p>Višnja Gor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21];&quot;'&quot;;[.B521];&quot;',&quot;;[.A521];&quot;);&quot;)" office:value-type="string" office:string-value="INSERT INTO residences (name, post_number) VALUES ('Višnja Gora',1294);">
            <text:p>INSERT INTO residences (name, post_number) VALUES ('Višnja Gora',1294);</text:p>
          </table:table-cell>
          <table:table-cell table:number-columns-repeated="1016"/>
        </table:table-row>
        <table:table-row table:style-name="ro1">
          <table:table-cell table:style-name="ce3" office:value-type="float" office:value="3205">
            <text:p>3205</text:p>
          </table:table-cell>
          <table:table-cell table:style-name="ce8" office:value-type="string">
            <text:p>Vitan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22];&quot;'&quot;;[.B522];&quot;',&quot;;[.A522];&quot;);&quot;)" office:value-type="string" office:string-value="INSERT INTO residences (name, post_number) VALUES ('Vitanje',3205);">
            <text:p>INSERT INTO residences (name, post_number) VALUES ('Vitanje',3205);</text:p>
          </table:table-cell>
          <table:table-cell table:number-columns-repeated="1016"/>
        </table:table-row>
        <table:table-row table:style-name="ro1">
          <table:table-cell table:style-name="ce3" office:value-type="float" office:value="2255">
            <text:p>2255</text:p>
          </table:table-cell>
          <table:table-cell table:style-name="ce8" office:value-type="string">
            <text:p>Vitomarc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23];&quot;'&quot;;[.B523];&quot;',&quot;;[.A523];&quot;);&quot;)" office:value-type="string" office:string-value="INSERT INTO residences (name, post_number) VALUES ('Vitomarci',2255);">
            <text:p>INSERT INTO residences (name, post_number) VALUES ('Vitomarci',2255);</text:p>
          </table:table-cell>
          <table:table-cell table:number-columns-repeated="1016"/>
        </table:table-row>
        <table:table-row table:style-name="ro1">
          <table:table-cell table:style-name="ce3" office:value-type="float" office:value="1217">
            <text:p>1217</text:p>
          </table:table-cell>
          <table:table-cell table:style-name="ce8" office:value-type="string">
            <text:p>Vodic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24];&quot;'&quot;;[.B524];&quot;',&quot;;[.A524];&quot;);&quot;)" office:value-type="string" office:string-value="INSERT INTO residences (name, post_number) VALUES ('Vodice',1217);">
            <text:p>INSERT INTO residences (name, post_number) VALUES ('Vodice',1217);</text:p>
          </table:table-cell>
          <table:table-cell table:number-columns-repeated="1016"/>
        </table:table-row>
        <table:table-row table:style-name="ro1">
          <table:table-cell table:style-name="ce3" office:value-type="float" office:value="3212">
            <text:p>3212</text:p>
          </table:table-cell>
          <table:table-cell table:style-name="ce8" office:value-type="string">
            <text:p>Vojni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25];&quot;'&quot;;[.B525];&quot;',&quot;;[.A525];&quot;);&quot;)" office:value-type="string" office:string-value="INSERT INTO residences (name, post_number) VALUES ('Vojnik',3212);">
            <text:p>INSERT INTO residences (name, post_number) VALUES ('Vojnik',3212);</text:p>
          </table:table-cell>
          <table:table-cell table:number-columns-repeated="1016"/>
        </table:table-row>
        <table:table-row table:style-name="ro1">
          <table:table-cell table:style-name="ce3" office:value-type="float" office:value="5293">
            <text:p>5293</text:p>
          </table:table-cell>
          <table:table-cell table:style-name="ce8" office:value-type="string">
            <text:p>Volčja Drag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26];&quot;'&quot;;[.B526];&quot;',&quot;;[.A526];&quot;);&quot;)" office:value-type="string" office:string-value="INSERT INTO residences (name, post_number) VALUES ('Volčja Draga',5293);">
            <text:p>INSERT INTO residences (name, post_number) VALUES ('Volčja Draga',5293);</text:p>
          </table:table-cell>
          <table:table-cell table:number-columns-repeated="1016"/>
        </table:table-row>
        <table:table-row table:style-name="ro1">
          <table:table-cell table:style-name="ce3" office:value-type="float" office:value="2232">
            <text:p>2232</text:p>
          </table:table-cell>
          <table:table-cell table:style-name="ce8" office:value-type="string">
            <text:p>Voliči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27];&quot;'&quot;;[.B527];&quot;',&quot;;[.A527];&quot;);&quot;)" office:value-type="string" office:string-value="INSERT INTO residences (name, post_number) VALUES ('Voličina',2232);">
            <text:p>INSERT INTO residences (name, post_number) VALUES ('Voličina',2232);</text:p>
          </table:table-cell>
          <table:table-cell table:number-columns-repeated="1016"/>
        </table:table-row>
        <table:table-row table:style-name="ro1">
          <table:table-cell table:style-name="ce3" office:value-type="float" office:value="3305">
            <text:p>3305</text:p>
          </table:table-cell>
          <table:table-cell table:style-name="ce8" office:value-type="string">
            <text:p>Vransk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28];&quot;'&quot;;[.B528];&quot;',&quot;;[.A528];&quot;);&quot;)" office:value-type="string" office:string-value="INSERT INTO residences (name, post_number) VALUES ('Vransko',3305);">
            <text:p>INSERT INTO residences (name, post_number) VALUES ('Vransko',3305);</text:p>
          </table:table-cell>
          <table:table-cell table:number-columns-repeated="1016"/>
        </table:table-row>
        <table:table-row table:style-name="ro1">
          <table:table-cell table:style-name="ce3" office:value-type="float" office:value="6217">
            <text:p>6217</text:p>
          </table:table-cell>
          <table:table-cell table:style-name="ce8" office:value-type="string">
            <text:p>Vremski Britof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29];&quot;'&quot;;[.B529];&quot;',&quot;;[.A529];&quot;);&quot;)" office:value-type="string" office:string-value="INSERT INTO residences (name, post_number) VALUES ('Vremski Britof',6217);">
            <text:p>INSERT INTO residences (name, post_number) VALUES ('Vremski Britof',6217);</text:p>
          </table:table-cell>
          <table:table-cell table:number-columns-repeated="1016"/>
        </table:table-row>
        <table:table-row table:style-name="ro1">
          <table:table-cell table:style-name="ce3" office:value-type="float" office:value="1360">
            <text:p>1360</text:p>
          </table:table-cell>
          <table:table-cell table:style-name="ce8" office:value-type="string">
            <text:p>Vrhnik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30];&quot;'&quot;;[.B530];&quot;',&quot;;[.A530];&quot;);&quot;)" office:value-type="string" office:string-value="INSERT INTO residences (name, post_number) VALUES ('Vrhnika',1360);">
            <text:p>INSERT INTO residences (name, post_number) VALUES ('Vrhnika',1360);</text:p>
          </table:table-cell>
          <table:table-cell table:number-columns-repeated="1016"/>
        </table:table-row>
        <table:table-row table:style-name="ro1">
          <table:table-cell table:style-name="ce3" office:value-type="float" office:value="2365">
            <text:p>2365</text:p>
          </table:table-cell>
          <table:table-cell table:style-name="ce8" office:value-type="string">
            <text:p>Vuhred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31];&quot;'&quot;;[.B531];&quot;',&quot;;[.A531];&quot;);&quot;)" office:value-type="string" office:string-value="INSERT INTO residences (name, post_number) VALUES ('Vuhred',2365);">
            <text:p>INSERT INTO residences (name, post_number) VALUES ('Vuhred',2365);</text:p>
          </table:table-cell>
          <table:table-cell table:number-columns-repeated="1016"/>
        </table:table-row>
        <table:table-row table:style-name="ro1">
          <table:table-cell table:style-name="ce3" office:value-type="float" office:value="2367">
            <text:p>2367</text:p>
          </table:table-cell>
          <table:table-cell table:style-name="ce8" office:value-type="string">
            <text:p>Vuze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32];&quot;'&quot;;[.B532];&quot;',&quot;;[.A532];&quot;);&quot;)" office:value-type="string" office:string-value="INSERT INTO residences (name, post_number) VALUES ('Vuzenica',2367);">
            <text:p>INSERT INTO residences (name, post_number) VALUES ('Vuzenica',2367);</text:p>
          </table:table-cell>
          <table:table-cell table:number-columns-repeated="1016"/>
        </table:table-row>
        <table:table-row table:style-name="ro1">
          <table:table-cell table:style-name="ce3" office:value-type="float" office:value="8292">
            <text:p>8292</text:p>
          </table:table-cell>
          <table:table-cell table:style-name="ce8" office:value-type="string">
            <text:p>Zabukovje 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33];&quot;'&quot;;[.B533];&quot;',&quot;;[.A533];&quot;);&quot;)" office:value-type="string" office:string-value="INSERT INTO residences (name, post_number) VALUES ('Zabukovje ',8292);">
            <text:p>INSERT INTO residences (name, post_number) VALUES ('Zabukovje ',8292);</text:p>
          </table:table-cell>
          <table:table-cell table:number-columns-repeated="1016"/>
        </table:table-row>
        <table:table-row table:style-name="ro1">
          <table:table-cell table:style-name="ce6" office:value-type="float" office:value="1410">
            <text:p>1410</text:p>
          </table:table-cell>
          <table:table-cell table:style-name="ce8" office:value-type="string">
            <text:p>Zagorje ob Sav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34];&quot;'&quot;;[.B534];&quot;',&quot;;[.A534];&quot;);&quot;)" office:value-type="string" office:string-value="INSERT INTO residences (name, post_number) VALUES ('Zagorje ob Savi',1410);">
            <text:p>INSERT INTO residences (name, post_number) VALUES ('Zagorje ob Savi',1410);</text:p>
          </table:table-cell>
          <table:table-cell table:number-columns-repeated="1016"/>
        </table:table-row>
        <table:table-row table:style-name="ro1">
          <table:table-cell table:style-name="ce6" office:value-type="float" office:value="1303">
            <text:p>1303</text:p>
          </table:table-cell>
          <table:table-cell table:style-name="ce8" office:value-type="string">
            <text:p>Zagradec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35];&quot;'&quot;;[.B535];&quot;',&quot;;[.A535];&quot;);&quot;)" office:value-type="string" office:string-value="INSERT INTO residences (name, post_number) VALUES ('Zagradec',1303);">
            <text:p>INSERT INTO residences (name, post_number) VALUES ('Zagradec',1303);</text:p>
          </table:table-cell>
          <table:table-cell table:number-columns-repeated="1016"/>
        </table:table-row>
        <table:table-row table:style-name="ro1">
          <table:table-cell table:style-name="ce6" office:value-type="float" office:value="2283">
            <text:p>2283</text:p>
          </table:table-cell>
          <table:table-cell table:style-name="ce8" office:value-type="string">
            <text:p>Zavrč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36];&quot;'&quot;;[.B536];&quot;',&quot;;[.A536];&quot;);&quot;)" office:value-type="string" office:string-value="INSERT INTO residences (name, post_number) VALUES ('Zavrč',2283);">
            <text:p>INSERT INTO residences (name, post_number) VALUES ('Zavrč',2283);</text:p>
          </table:table-cell>
          <table:table-cell table:number-columns-repeated="1016"/>
        </table:table-row>
        <table:table-row table:style-name="ro1">
          <table:table-cell table:style-name="ce6" office:value-type="float" office:value="8272">
            <text:p>8272</text:p>
          </table:table-cell>
          <table:table-cell table:style-name="ce8" office:value-type="string">
            <text:p>Zdole 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37];&quot;'&quot;;[.B537];&quot;',&quot;;[.A537];&quot;);&quot;)" office:value-type="string" office:string-value="INSERT INTO residences (name, post_number) VALUES ('Zdole ',8272);">
            <text:p>INSERT INTO residences (name, post_number) VALUES ('Zdole ',8272);</text:p>
          </table:table-cell>
          <table:table-cell table:number-columns-repeated="1016"/>
        </table:table-row>
        <table:table-row table:style-name="ro1">
          <table:table-cell table:style-name="ce6" office:value-type="float" office:value="4201">
            <text:p>4201</text:p>
          </table:table-cell>
          <table:table-cell table:style-name="ce8" office:value-type="string">
            <text:p>Zgornja Bes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38];&quot;'&quot;;[.B538];&quot;',&quot;;[.A538];&quot;);&quot;)" office:value-type="string" office:string-value="INSERT INTO residences (name, post_number) VALUES ('Zgornja Besnica',4201);">
            <text:p>INSERT INTO residences (name, post_number) VALUES ('Zgornja Besnica',4201);</text:p>
          </table:table-cell>
          <table:table-cell table:number-columns-repeated="1016"/>
        </table:table-row>
        <table:table-row table:style-name="ro1">
          <table:table-cell table:style-name="ce6" office:value-type="float" office:value="2242">
            <text:p>2242</text:p>
          </table:table-cell>
          <table:table-cell table:style-name="ce8" office:value-type="string">
            <text:p>Zgornja Koren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39];&quot;'&quot;;[.B539];&quot;',&quot;;[.A539];&quot;);&quot;)" office:value-type="string" office:string-value="INSERT INTO residences (name, post_number) VALUES ('Zgornja Korena',2242);">
            <text:p>INSERT INTO residences (name, post_number) VALUES ('Zgornja Korena',2242);</text:p>
          </table:table-cell>
          <table:table-cell table:number-columns-repeated="1016"/>
        </table:table-row>
        <table:table-row table:style-name="ro1">
          <table:table-cell table:style-name="ce6" office:value-type="float" office:value="2201">
            <text:p>2201</text:p>
          </table:table-cell>
          <table:table-cell table:style-name="ce8" office:value-type="string">
            <text:p>Zgornja Kungot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40];&quot;'&quot;;[.B540];&quot;',&quot;;[.A540];&quot;);&quot;)" office:value-type="string" office:string-value="INSERT INTO residences (name, post_number) VALUES ('Zgornja Kungota',2201);">
            <text:p>INSERT INTO residences (name, post_number) VALUES ('Zgornja Kungota',2201);</text:p>
          </table:table-cell>
          <table:table-cell table:number-columns-repeated="1016"/>
        </table:table-row>
        <table:table-row table:style-name="ro1">
          <table:table-cell table:style-name="ce6" office:value-type="float" office:value="2316">
            <text:p>2316</text:p>
          </table:table-cell>
          <table:table-cell table:style-name="ce8" office:value-type="string">
            <text:p>Zgornja Lož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41];&quot;'&quot;;[.B541];&quot;',&quot;;[.A541];&quot;);&quot;)" office:value-type="string" office:string-value="INSERT INTO residences (name, post_number) VALUES ('Zgornja Ložnica',2316);">
            <text:p>INSERT INTO residences (name, post_number) VALUES ('Zgornja Ložnica',2316);</text:p>
          </table:table-cell>
          <table:table-cell table:number-columns-repeated="1016"/>
        </table:table-row>
        <table:table-row table:style-name="ro1">
          <table:table-cell table:style-name="ce6" office:value-type="float" office:value="2314">
            <text:p>2314</text:p>
          </table:table-cell>
          <table:table-cell table:style-name="ce8" office:value-type="string">
            <text:p>Zgornja Polskav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42];&quot;'&quot;;[.B542];&quot;',&quot;;[.A542];&quot;);&quot;)" office:value-type="string" office:string-value="INSERT INTO residences (name, post_number) VALUES ('Zgornja Polskava',2314);">
            <text:p>INSERT INTO residences (name, post_number) VALUES ('Zgornja Polskava',2314);</text:p>
          </table:table-cell>
          <table:table-cell table:number-columns-repeated="1016"/>
        </table:table-row>
        <table:table-row table:style-name="ro1">
          <table:table-cell table:style-name="ce6" office:value-type="float" office:value="2213">
            <text:p>2213</text:p>
          </table:table-cell>
          <table:table-cell table:style-name="ce8" office:value-type="string">
            <text:p>Zgornja Velk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43];&quot;'&quot;;[.B543];&quot;',&quot;;[.A543];&quot;);&quot;)" office:value-type="string" office:string-value="INSERT INTO residences (name, post_number) VALUES ('Zgornja Velka',2213);">
            <text:p>INSERT INTO residences (name, post_number) VALUES ('Zgornja Velka',2213);</text:p>
          </table:table-cell>
          <table:table-cell table:number-columns-repeated="1016"/>
        </table:table-row>
        <table:table-row table:style-name="ro1">
          <table:table-cell table:style-name="ce6" office:value-type="float" office:value="4247">
            <text:p>4247</text:p>
          </table:table-cell>
          <table:table-cell table:style-name="ce8" office:value-type="string">
            <text:p>Zgornje Gorj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44];&quot;'&quot;;[.B544];&quot;',&quot;;[.A544];&quot;);&quot;)" office:value-type="string" office:string-value="INSERT INTO residences (name, post_number) VALUES ('Zgornje Gorje',4247);">
            <text:p>INSERT INTO residences (name, post_number) VALUES ('Zgornje Gorje',4247);</text:p>
          </table:table-cell>
          <table:table-cell table:number-columns-repeated="1016"/>
        </table:table-row>
        <table:table-row table:style-name="ro1">
          <table:table-cell table:style-name="ce6" office:value-type="float" office:value="4206">
            <text:p>4206</text:p>
          </table:table-cell>
          <table:table-cell table:style-name="ce8" office:value-type="string">
            <text:p>Zgornje Jezersko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45];&quot;'&quot;;[.B545];&quot;',&quot;;[.A545];&quot;);&quot;)" office:value-type="string" office:string-value="INSERT INTO residences (name, post_number) VALUES ('Zgornje Jezersko',4206);">
            <text:p>INSERT INTO residences (name, post_number) VALUES ('Zgornje Jezersko',4206);</text:p>
          </table:table-cell>
          <table:table-cell table:number-columns-repeated="1016"/>
        </table:table-row>
        <table:table-row table:style-name="ro1">
          <table:table-cell table:style-name="ce6" office:value-type="float" office:value="2285">
            <text:p>2285</text:p>
          </table:table-cell>
          <table:table-cell table:style-name="ce8" office:value-type="string">
            <text:p>Zgornji Leskovec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46];&quot;'&quot;;[.B546];&quot;',&quot;;[.A546];&quot;);&quot;)" office:value-type="string" office:string-value="INSERT INTO residences (name, post_number) VALUES ('Zgornji Leskovec',2285);">
            <text:p>INSERT INTO residences (name, post_number) VALUES ('Zgornji Leskovec',2285);</text:p>
          </table:table-cell>
          <table:table-cell table:number-columns-repeated="1016"/>
        </table:table-row>
        <table:table-row table:style-name="ro1">
          <table:table-cell table:style-name="ce6" office:value-type="float" office:value="1432">
            <text:p>1432</text:p>
          </table:table-cell>
          <table:table-cell table:style-name="ce8" office:value-type="string">
            <text:p>Zidani Most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47];&quot;'&quot;;[.B547];&quot;',&quot;;[.A547];&quot;);&quot;)" office:value-type="string" office:string-value="INSERT INTO residences (name, post_number) VALUES ('Zidani Most',1432);">
            <text:p>INSERT INTO residences (name, post_number) VALUES ('Zidani Most',1432);</text:p>
          </table:table-cell>
          <table:table-cell table:number-columns-repeated="1016"/>
        </table:table-row>
        <table:table-row table:style-name="ro1">
          <table:table-cell table:style-name="ce6" office:value-type="float" office:value="3214">
            <text:p>3214</text:p>
          </table:table-cell>
          <table:table-cell table:style-name="ce8" office:value-type="string">
            <text:p>Zreč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48];&quot;'&quot;;[.B548];&quot;',&quot;;[.A548];&quot;);&quot;)" office:value-type="string" office:string-value="INSERT INTO residences (name, post_number) VALUES ('Zreče',3214);">
            <text:p>INSERT INTO residences (name, post_number) VALUES ('Zreče',3214);</text:p>
          </table:table-cell>
          <table:table-cell table:number-columns-repeated="1016"/>
        </table:table-row>
        <table:table-row table:style-name="ro1">
          <table:table-cell table:style-name="ce3" office:value-type="float" office:value="4209">
            <text:p>4209</text:p>
          </table:table-cell>
          <table:table-cell table:style-name="ce8" office:value-type="string">
            <text:p>Žab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49];&quot;'&quot;;[.B549];&quot;',&quot;;[.A549];&quot;);&quot;)" office:value-type="string" office:string-value="INSERT INTO residences (name, post_number) VALUES ('Žabnica',4209);">
            <text:p>INSERT INTO residences (name, post_number) VALUES ('Žabnica',4209);</text:p>
          </table:table-cell>
          <table:table-cell table:number-columns-repeated="1016"/>
        </table:table-row>
        <table:table-row table:style-name="ro1">
          <table:table-cell table:style-name="ce6" office:value-type="float" office:value="3310">
            <text:p>3310</text:p>
          </table:table-cell>
          <table:table-cell table:style-name="ce8" office:value-type="string">
            <text:p>Žalec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50];&quot;'&quot;;[.B550];&quot;',&quot;;[.A550];&quot;);&quot;)" office:value-type="string" office:string-value="INSERT INTO residences (name, post_number) VALUES ('Žalec',3310);">
            <text:p>INSERT INTO residences (name, post_number) VALUES ('Žalec',3310);</text:p>
          </table:table-cell>
          <table:table-cell table:number-columns-repeated="1016"/>
        </table:table-row>
        <table:table-row table:style-name="ro1">
          <table:table-cell table:style-name="ce6" office:value-type="float" office:value="4228">
            <text:p>4228</text:p>
          </table:table-cell>
          <table:table-cell table:style-name="ce8" office:value-type="string">
            <text:p>Železnik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51];&quot;'&quot;;[.B551];&quot;',&quot;;[.A551];&quot;);&quot;)" office:value-type="string" office:string-value="INSERT INTO residences (name, post_number) VALUES ('Železniki',4228);">
            <text:p>INSERT INTO residences (name, post_number) VALUES ('Železniki',4228);</text:p>
          </table:table-cell>
          <table:table-cell table:number-columns-repeated="1016"/>
        </table:table-row>
        <table:table-row table:style-name="ro1">
          <table:table-cell table:style-name="ce6" office:value-type="float" office:value="2287">
            <text:p>2287</text:p>
          </table:table-cell>
          <table:table-cell table:style-name="ce8" office:value-type="string">
            <text:p>Žetale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52];&quot;'&quot;;[.B552];&quot;',&quot;;[.A552];&quot;);&quot;)" office:value-type="string" office:string-value="INSERT INTO residences (name, post_number) VALUES ('Žetale',2287);">
            <text:p>INSERT INTO residences (name, post_number) VALUES ('Žetale',2287);</text:p>
          </table:table-cell>
          <table:table-cell table:number-columns-repeated="1016"/>
        </table:table-row>
        <table:table-row table:style-name="ro1">
          <table:table-cell table:style-name="ce6" office:value-type="float" office:value="4226">
            <text:p>4226</text:p>
          </table:table-cell>
          <table:table-cell table:style-name="ce8" office:value-type="string">
            <text:p>Žiri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53];&quot;'&quot;;[.B553];&quot;',&quot;;[.A553];&quot;);&quot;)" office:value-type="string" office:string-value="INSERT INTO residences (name, post_number) VALUES ('Žiri',4226);">
            <text:p>INSERT INTO residences (name, post_number) VALUES ('Žiri',4226);</text:p>
          </table:table-cell>
          <table:table-cell table:number-columns-repeated="1016"/>
        </table:table-row>
        <table:table-row table:style-name="ro1">
          <table:table-cell table:style-name="ce6" office:value-type="float" office:value="4274">
            <text:p>4274</text:p>
          </table:table-cell>
          <table:table-cell table:style-name="ce8" office:value-type="string">
            <text:p>Žirovnica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54];&quot;'&quot;;[.B554];&quot;',&quot;;[.A554];&quot;);&quot;)" office:value-type="string" office:string-value="INSERT INTO residences (name, post_number) VALUES ('Žirovnica',4274);">
            <text:p>INSERT INTO residences (name, post_number) VALUES ('Žirovnica',4274);</text:p>
          </table:table-cell>
          <table:table-cell table:number-columns-repeated="1016"/>
        </table:table-row>
        <table:table-row table:style-name="ro1">
          <table:table-cell table:style-name="ce6" office:value-type="float" office:value="8360">
            <text:p>8360</text:p>
          </table:table-cell>
          <table:table-cell table:style-name="ce11" office:value-type="string">
            <text:p>Žužemberk</text:p>
          </table:table-cell>
          <table:table-cell/>
          <table:table-cell office:value-type="string">
            <text:p>INSERT INTO residences (name, post_number) VALUES (</text:p>
          </table:table-cell>
          <table:table-cell table:number-columns-repeated="3"/>
          <table:table-cell table:formula="of:=CONCATENATE([.D555];&quot;'&quot;;[.B555];&quot;',&quot;;[.A555];&quot;);&quot;)" office:value-type="string" office:string-value="INSERT INTO residences (name, post_number) VALUES ('Žužemberk',8360);">
            <text:p>INSERT INTO residences (name, post_number) VALUES ('Žužemberk',8360);</text:p>
          </table:table-cell>
          <table:table-cell table:number-columns-repeated="1016"/>
        </table:table-row>
        <table:table-row table:style-name="ro1" table:number-rows-repeated="10480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SKUPAJ.$A$1" table:cell-range-address="$SKUPAJ.$A$1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E" svg:font-family="'Arial CE'" style:font-pitch="variable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l" fo:country="S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6P0"/>
    </number:currency-style>
    <number:number-style style:name="N8000" number:language="sl" number:country="SI">
      <number:number number:min-integer-digits="1"/>
    </number:number-style>
    <number:number-style style:name="N8106P0" style:volatile="true" number:language="sl" number:country="SI">
      <number:number number:decimal-places="0" number:min-integer-digits="1" number:grouping="true"/>
      <number:text> SIT</number:text>
    </number:number-style>
    <number:number-style style:name="N8106" number:language="sl" number:country="SI">
      <number:text>-</number:text>
      <number:number number:decimal-places="0" number:min-integer-digits="1" number:grouping="true"/>
      <number:text> SIT</number:text>
      <style:map style:condition="value()&gt;=0" style:apply-style-name="N8106P0"/>
    </number:number-style>
    <number:number-style style:name="N8107P0" style:volatile="true" number:language="sl" number:country="SI">
      <number:number number:decimal-places="0" number:min-integer-digits="1" number:grouping="true"/>
      <number:text> SIT</number:text>
    </number:number-style>
    <number:number-style style:name="N8107" number:language="sl" number:country="SI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8107P0"/>
    </number:number-style>
    <number:number-style style:name="N8108P0" style:volatile="true" number:language="sl" number:country="SI">
      <number:number number:decimal-places="2" number:min-integer-digits="1" number:grouping="true"/>
      <number:text> SIT</number:text>
    </number:number-style>
    <number:number-style style:name="N8108" number:language="sl" number:country="SI">
      <number:text>-</number:text>
      <number:number number:decimal-places="2" number:min-integer-digits="1" number:grouping="true"/>
      <number:text> SIT</number:text>
      <style:map style:condition="value()&gt;=0" style:apply-style-name="N8108P0"/>
    </number:number-style>
    <number:number-style style:name="N8109P0" style:volatile="true" number:language="sl" number:country="SI">
      <number:number number:decimal-places="2" number:min-integer-digits="1" number:grouping="true"/>
      <number:text> SIT</number:text>
    </number:number-style>
    <number:number-style style:name="N8109" number:language="sl" number:country="SI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8109P0"/>
    </number:number-style>
    <number:date-style style:name="N8110" number:language="sl" number:country="SI">
      <number:day/>
      <number:text>.</number:text>
      <number:month/>
      <number:text>.</number:text>
      <number:year number:style="long"/>
    </number:date-style>
    <number:date-style style:name="N8111" number:language="sl" number:country="SI">
      <number:day/>
      <number:text>.</number:text>
      <number:month number:textual="true"/>
      <number:text>.</number:text>
      <number:year/>
    </number:date-style>
    <number:date-style style:name="N8112" number:language="sl" number:country="SI">
      <number:day/>
      <number:text>.</number:text>
      <number:month number:textual="true"/>
    </number:date-style>
    <number:date-style style:name="N8113" number:language="sl" number:country="SI">
      <number:month number:textual="true"/>
      <number:text>.</number:text>
      <number:year/>
    </number:date-style>
    <number:time-style style:name="N8114" number:language="sl" number:country="SI">
      <number:hours/>
      <number:text>:</number:text>
      <number:minutes number:style="long"/>
      <number:text> </number:text>
      <number:am-pm/>
    </number:time-style>
    <number:time-style style:name="N8115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sl" number:country="SI">
      <number:hours/>
      <number:text>:</number:text>
      <number:minutes number:style="long"/>
    </number:time-style>
    <number:time-style style:name="N8117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8118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sl" number:country="SI">
      <number:number number:decimal-places="0" number:min-integer-digits="1" number:grouping="true"/>
      <number:text>      </number:text>
    </number:number-style>
    <number:number-style style:name="N8119" number:language="sl" number:country="SI">
      <number:text>-</number:text>
      <number:number number:decimal-places="0" number:min-integer-digits="1" number:grouping="true"/>
      <number:text>      </number:text>
      <style:map style:condition="value()&gt;=0" style:apply-style-name="N8119P0"/>
    </number:number-style>
    <number:number-style style:name="N8120P0" style:volatile="true" number:language="sl" number:country="SI">
      <number:number number:decimal-places="0" number:min-integer-digits="1" number:grouping="true"/>
      <number:text>      </number:text>
    </number:number-style>
    <number:number-style style:name="N8120" number:language="sl" number:country="SI">
      <style:text-properties fo:color="#ff0000"/>
      <number:text>-</number:text>
      <number:number number:decimal-places="0" number:min-integer-digits="1" number:grouping="true"/>
      <number:text>      </number:text>
      <style:map style:condition="value()&gt;=0" style:apply-style-name="N8120P0"/>
    </number:number-style>
    <number:number-style style:name="N8121P0" style:volatile="true" number:language="sl" number:country="SI">
      <number:number number:decimal-places="2" number:min-integer-digits="1" number:grouping="true"/>
      <number:text>      </number:text>
    </number:number-style>
    <number:number-style style:name="N8121" number:language="sl" number:country="SI">
      <number:text>-</number:text>
      <number:number number:decimal-places="2" number:min-integer-digits="1" number:grouping="true"/>
      <number:text>      </number:text>
      <style:map style:condition="value()&gt;=0" style:apply-style-name="N8121P0"/>
    </number:number-style>
    <number:number-style style:name="N8122P0" style:volatile="true" number:language="sl" number:country="SI">
      <number:number number:decimal-places="2" number:min-integer-digits="1" number:grouping="true"/>
      <number:text>      </number:text>
    </number:number-style>
    <number:number-style style:name="N8122" number:language="sl" number:country="SI">
      <style:text-properties fo:color="#ff0000"/>
      <number:text>-</number:text>
      <number:number number:decimal-places="2" number:min-integer-digits="1" number:grouping="true"/>
      <number:text>      </number:text>
      <style:map style:condition="value()&gt;=0" style:apply-style-name="N8122P0"/>
    </number:number-style>
    <number:number-style style:name="N8123P0" style:volatile="true" number:language="sl" number:country="SI">
      <number:text> </number:text>
      <number:number number:decimal-places="0" number:min-integer-digits="1" number:grouping="true"/>
      <number:text>       </number:text>
    </number:number-style>
    <number:number-style style:name="N8123P1" style:volatile="true" number:language="sl" number:country="SI">
      <number:text>-</number:text>
      <number:number number:decimal-places="0" number:min-integer-digits="1" number:grouping="true"/>
      <number:text>       </number:text>
    </number:number-style>
    <number:number-style style:name="N8123P2" style:volatile="true" number:language="sl" number:country="SI">
      <number:text> -       </number:text>
    </number:number-style>
    <number:text-style style:name="N8123" number:language="sl" number:country="SI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sl" number:country="SI">
      <number:text> </number:text>
      <number:number number:decimal-places="0" number:min-integer-digits="1" number:grouping="true"/>
      <number:text> SIT </number:text>
    </number:number-style>
    <number:number-style style:name="N8124P1" style:volatile="true" number:language="sl" number:country="SI">
      <number:text>-</number:text>
      <number:number number:decimal-places="0" number:min-integer-digits="1" number:grouping="true"/>
      <number:text> SIT </number:text>
    </number:number-style>
    <number:number-style style:name="N8124P2" style:volatile="true" number:language="sl" number:country="SI">
      <number:text> - SIT </number:text>
    </number:number-style>
    <number:text-style style:name="N8124" number:language="sl" number:country="SI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sl" number:country="SI">
      <number:text> </number:text>
      <number:number number:decimal-places="2" number:min-integer-digits="1" number:grouping="true"/>
      <number:text>       </number:text>
    </number:number-style>
    <number:number-style style:name="N8125P1" style:volatile="true" number:language="sl" number:country="SI">
      <number:text>-</number:text>
      <number:number number:decimal-places="2" number:min-integer-digits="1" number:grouping="true"/>
      <number:text>       </number:text>
    </number:number-style>
    <number:number-style style:name="N8125P2" style:volatile="true" number:language="sl" number:country="SI">
      <number:text> -</number:text>
      <number:number number:decimal-places="0" number:min-integer-digits="0"/>
      <number:text>       </number:text>
    </number:number-style>
    <number:text-style style:name="N8125" number:language="sl" number:country="SI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sl" number:country="SI">
      <number:text> </number:text>
      <number:number number:decimal-places="2" number:min-integer-digits="1" number:grouping="true"/>
      <number:text> SIT </number:text>
    </number:number-style>
    <number:number-style style:name="N8126P1" style:volatile="true" number:language="sl" number:country="SI">
      <number:text>-</number:text>
      <number:number number:decimal-places="2" number:min-integer-digits="1" number:grouping="true"/>
      <number:text> SIT </number:text>
    </number:number-style>
    <number:number-style style:name="N8126P2" style:volatile="true" number:language="sl" number:country="SI">
      <number:text> -</number:text>
      <number:number number:decimal-places="0" number:min-integer-digits="0"/>
      <number:text> SIT </number:text>
    </number:number-style>
    <number:text-style style:name="N8126" number:language="sl" number:country="SI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sl" number:country="SI">
      <number:minutes number:style="long"/>
      <number:text>:</number:text>
      <number:seconds number:style="long"/>
    </number:time-style>
    <number:time-style style:name="N8128" number:language="sl" number:country="S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sl" number:country="SI">
      <number:minutes number:style="long"/>
      <number:text>:</number:text>
      <number:seconds number:style="long" number:decimal-places="1"/>
    </number:time-style>
    <number:number-style style:name="N8130" number:language="sl" number:country="SI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66cm" fo:margin-bottom="0cm" fo:margin-left="1.803cm" fo:margin-right="1.905cm" style:print-page-order="ttb" style:first-page-number="continue" style:scale-to="100%" style:writing-mode="lr-tb" style:print="charts drawings objects zero-values"/>
      <style:header-style>
        <style:header-footer-properties fo:min-height="1.118cm" fo:margin-left="0cm" fo:margin-right="0cm" fo:margin-bottom="0.695cm"/>
      </style:header-style>
      <style:footer-style>
        <style:header-footer-properties fo:min-height="1.422cm" fo:margin-left="0cm" fo:margin-right="0cm" fo:margin-top="0.85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9.05.2018</text:date>, <text:time>18:0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KUPAJ" style:display-name="PageStyle_SKUPAJ" style:page-layout-name="Mpm3">
      <style:header>
        <text:p><text:span text:style-name="MT1">SEZNAM POŠT IN POŠTNIH ŠTEVILK</text:span></text:p>
      </style:header>
      <style:header-left style:display="false"/>
      <style:footer>
        <style:region-left>
          <text:p><text:span text:style-name="MT2">Pošta Slovenije d.o.o.</text:span></text:p>
          <text:p><text:span text:style-name="MT2">Služba za notranji poštni promet</text:span></text:p>
        </style:region-left>
        <style:region-center>
          <text:p><text:span text:style-name="MT2"><text:page-number>1</text:page-number></text:span></text:p>
        </style:region-center>
        <style:region-right>
          <text:p><text:span text:style-name="MT2"/></text:p>
          <text:p><text:span text:style-name="MT2">junij 2000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18:09:58.14</dc:date>
    <dc:creator>David Jan</dc:creator>
    <meta:document-statistic meta:table-count="1" meta:cell-count="2215" meta:object-count="0"/>
    <meta:generator>OpenOffice/4.1.5$Win32 OpenOffice.org_project/415m1$Build-9789</meta:generator>
  </office:meta>
</office:document-meta>
</file>